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4923in" text:min-label-width="0.7187in" text:list-level-position-and-space-mode="label-alignment">
          <style:list-level-label-alignment text:label-followed-by="listtab" fo:margin-left="1.2111in" fo:text-indent="-0.7187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18" style:parent-style-name="Основнойшрифтабзаца" style:family="text">
      <style:text-properties fo:font-weight="bold" style:font-weight-asian="bold" fo:color="#FF0000" style:font-size-complex="14pt" style:language-asian="ru" style:country-asian="RU" style:language-complex="ar" style:country-complex="SA"/>
    </style:style>
    <style:style style:name="T19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T20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21" style:parent-style-name="Standard" style:family="paragraph">
      <style:paragraph-properties fo:text-align="center"/>
    </style:style>
    <style:style style:name="T22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3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T24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T25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/>
    </style:style>
    <style:style style:name="T27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28" style:parent-style-name="Названиекниги" style:family="text">
      <style:text-properties style:font-weight-complex="bold" fo:font-variant="normal" fo:color="#000000" style:font-size-complex="14pt" style:language-asian="ru" style:country-asian="RU" style:language-complex="ar" style:country-complex="SA"/>
    </style:style>
    <style:style style:name="P29" style:parent-style-name="Standard" style:family="paragraph">
      <style:paragraph-properties fo:text-align="center"/>
    </style:style>
    <style:style style:name="T30" style:parent-style-name="Названиекниги" style:family="text">
      <style:text-properties style:font-weight-complex="bold" fo:font-variant="normal" fo:color="#000000" style:font-size-complex="14pt" style:language-asian="ru" style:country-asian="RU" style:language-complex="ar" style:country-complex="SA"/>
    </style:style>
    <style:style style:name="T31" style:parent-style-name="Названиекниги" style:family="text">
      <style:text-properties style:font-weight-complex="bold" fo:font-variant="normal" fo:color="#000000" style:font-size-complex="14pt" fo:language="en" fo:country="US" style:language-asian="ru" style:country-asian="RU" style:language-complex="ar" style:country-complex="SA"/>
    </style:style>
    <style:style style:name="P3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4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5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6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8" style:family="table-column">
      <style:table-column-properties style:column-width="3.0187in" style:use-optimal-column-width="false"/>
    </style:style>
    <style:style style:name="TableColumn39" style:family="table-column">
      <style:table-column-properties style:column-width="1.8118in" style:use-optimal-column-width="false"/>
    </style:style>
    <style:style style:name="TableColumn40" style:family="table-column">
      <style:table-column-properties style:column-width="2.0125in" style:use-optimal-column-width="false"/>
    </style:style>
    <style:style style:name="Table37" style:family="table">
      <style:table-properties style:width="6.843in" fo:margin-left="-0.075in" table:align="left"/>
    </style:style>
    <style:style style:name="TableRow41" style:family="table-row">
      <style:table-row-properties style:min-row-height="0.4263in" style:use-optimal-row-height="false"/>
    </style:style>
    <style:style style:name="TableCell4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3" style:parent-style-name="Основнойшрифтабзаца" style:family="text">
      <style:text-properties fo:color="#000000" style:font-size-complex="14pt"/>
    </style:style>
    <style:style style:name="T44" style:parent-style-name="Основнойшрифтабзаца" style:family="text">
      <style:text-properties fo:color="#000000" style:font-size-complex="14pt"/>
    </style:style>
    <style:style style:name="T45" style:parent-style-name="Основнойшрифтабзаца" style:family="text">
      <style:text-properties fo:color="#000000" style:font-size-complex="14pt"/>
    </style:style>
    <style:style style:name="T46" style:parent-style-name="Основнойшрифтабзаца" style:family="text">
      <style:text-properties style:font-size-complex="14pt"/>
    </style:style>
    <style:style style:name="T47" style:parent-style-name="Основнойшрифтабзаца" style:family="text">
      <style:text-properties fo:color="#000000" style:font-size-complex="14pt"/>
    </style:style>
    <style:style style:name="TableCell48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9" style:parent-style-name="Standard" style:family="paragraph">
      <style:paragraph-properties fo:text-indent="0in"/>
      <style:text-properties style:font-size-complex="14pt"/>
    </style:style>
    <style:style style:name="TableCell5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1" style:parent-style-name="Standard" style:family="paragraph">
      <style:paragraph-properties fo:text-align="center"/>
      <style:text-properties fo:color="#000000" style:font-size-complex="14pt"/>
    </style:style>
    <style:style style:name="TableRow52" style:family="table-row">
      <style:table-row-properties style:min-row-height="0.4263in" style:use-optimal-row-height="false"/>
    </style:style>
    <style:style style:name="TableCell5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4" style:parent-style-name="Standard" style:family="paragraph">
      <style:text-properties style:font-size-complex="14pt"/>
    </style:style>
    <style:style style:name="TableCell55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6" style:parent-style-name="Standard" style:family="paragraph">
      <style:paragraph-properties fo:text-indent="0in"/>
      <style:text-properties style:font-size-complex="14pt"/>
    </style:style>
    <style:style style:name="TableCell5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8" style:parent-style-name="Standard" style:family="paragraph">
      <style:paragraph-properties fo:text-align="center"/>
      <style:text-properties fo:color="#000000" style:font-size-complex="14pt"/>
    </style:style>
    <style:style style:name="P59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60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61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62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63" style:parent-style-name="Заголовок2" style:family="paragraph">
      <style:paragraph-properties fo:break-before="page"/>
    </style:style>
    <style:style style:name="P64" style:parent-style-name="Textbody" style:family="paragraph">
      <style:text-properties fo:color="#000000"/>
    </style:style>
    <style:style style:name="P65" style:parent-style-name="Textbody" style:family="paragraph">
      <style:text-properties fo:font-weight="bold" style:font-weight-asian="bold"/>
    </style:style>
    <style:style style:name="P66" style:parent-style-name="Заголовок2" style:family="paragraph">
      <style:text-properties fo:font-weight="normal" style:font-weight-asian="normal" style:font-weight-complex="normal" fo:color="#000000" style:letter-kerning="false" style:font-size-complex="12pt" style:language-asian="ru" style:country-asian="RU" style:language-complex="ar" style:country-complex="SA"/>
    </style:style>
    <style:style style:name="P67" style:parent-style-name="Заголовок2" style:family="paragraph">
      <style:text-properties fo:font-weight="normal" style:font-weight-asian="normal" style:font-weight-complex="normal" fo:color="#000000" style:letter-kerning="false" style:font-size-complex="12pt" style:language-asian="ru" style:country-asian="RU" style:language-complex="ar" style:country-complex="SA"/>
    </style:style>
    <style:style style:name="P68" style:parent-style-name="Заголовок2" style:family="paragraph">
      <style:text-properties fo:font-weight="normal" style:font-weight-asian="normal" style:font-weight-complex="normal" fo:color="#000000" style:letter-kerning="false" style:font-size-complex="12pt" style:language-asian="ru" style:country-asian="RU" style:language-complex="ar" style:country-complex="SA"/>
    </style:style>
    <style:style style:name="P69" style:parent-style-name="Заголовок2" style:family="paragraph">
      <style:text-properties fo:font-weight="normal" style:font-weight-asian="normal" style:font-weight-complex="normal" fo:color="#000000" style:letter-kerning="false" style:font-size-complex="12pt" style:language-asian="ru" style:country-asian="RU" style:language-complex="ar" style:country-complex="SA"/>
    </style:style>
    <style:style style:name="P70" style:parent-style-name="Textbody" style:family="paragraph">
      <style:paragraph-properties fo:margin-left="0.5in" fo:text-indent="0in">
        <style:tab-stops/>
      </style:paragraph-properties>
    </style:style>
    <style:style style:name="T71" style:parent-style-name="Основнойшрифтабзаца" style:family="text">
      <style:text-properties fo:language="en" fo:country="US"/>
    </style:style>
    <style:style style:name="T72" style:parent-style-name="Основнойшрифтабзаца" style:family="text">
      <style:text-properties fo:language="en" fo:country="US"/>
    </style:style>
    <style:style style:name="T73" style:parent-style-name="Основнойшрифтабзаца" style:family="text">
      <style:text-properties fo:language="en" fo:country="US"/>
    </style:style>
    <style:style style:name="P74" style:parent-style-name="Textbody" style:family="paragraph">
      <style:paragraph-properties fo:margin-left="0.5in" fo:text-indent="0in">
        <style:tab-stops/>
      </style:paragraph-properties>
    </style:style>
    <style:style style:name="T75" style:parent-style-name="Основнойшрифтабзаца" style:family="text">
      <style:text-properties fo:color="#000000" style:letter-kerning="false" style:language-asian="ru" style:country-asian="RU" style:language-complex="ar" style:country-complex="SA"/>
    </style:style>
    <style:style style:name="T76" style:parent-style-name="Основнойшрифтабзаца" style:family="text">
      <style:text-properties fo:color="#000000" style:letter-kerning="false" style:language-asian="ru" style:country-asian="RU" style:language-complex="ar" style:country-complex="SA"/>
    </style:style>
    <style:style style:name="P77" style:parent-style-name="Textbody" style:family="paragraph">
      <style:paragraph-properties fo:margin-left="0.5in" fo:text-indent="0.4833in">
        <style:tab-stops/>
      </style:paragraph-properties>
    </style:style>
    <style:style style:name="T78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79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80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81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82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83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84" style:parent-style-name="Основнойшрифтабзаца" style:family="text">
      <style:text-properties style:font-name="Arial" style:font-name-complex="Arial" fo:color="#424242" fo:font-size="14.5pt" style:font-size-asian="14.5pt" style:font-size-complex="14.5pt" fo:background-color="#FFFFFF" fo:language="en" fo:country="US"/>
    </style:style>
    <style:style style:name="T85" style:parent-style-name="Основнойшрифтабзаца" style:family="text">
      <style:text-properties fo:color="#000000" style:font-size-complex="14pt" fo:background-color="#FFFFFF"/>
    </style:style>
    <style:style style:name="T86" style:parent-style-name="Основнойшрифтабзаца" style:family="text">
      <style:text-properties fo:color="#000000" style:font-size-complex="14pt" fo:background-color="#FFFFFF" fo:language="en" fo:country="US"/>
    </style:style>
    <style:style style:name="T87" style:parent-style-name="Основнойшрифтабзаца" style:family="text">
      <style:text-properties fo:color="#000000" style:font-size-complex="14pt" fo:background-color="#FFFFFF"/>
    </style:style>
    <style:style style:name="T88" style:parent-style-name="Основнойшрифтабзаца" style:family="text">
      <style:text-properties fo:color="#000000" style:font-size-complex="14pt" fo:background-color="#FFFFFF" fo:language="en" fo:country="US"/>
    </style:style>
    <style:style style:name="T89" style:parent-style-name="Основнойшрифтабзаца" style:family="text">
      <style:text-properties fo:color="#000000" style:font-size-complex="14pt" fo:background-color="#FFFFFF"/>
    </style:style>
    <style:style style:name="T90" style:parent-style-name="Основнойшрифтабзаца" style:family="text">
      <style:text-properties fo:color="#000000" style:font-size-complex="14pt" fo:background-color="#FFFFFF" fo:language="en" fo:country="US"/>
    </style:style>
    <style:style style:name="T91" style:parent-style-name="Основнойшрифтабзаца" style:family="text">
      <style:text-properties fo:color="#000000" style:font-size-complex="14pt"/>
    </style:style>
    <style:style style:name="P92" style:parent-style-name="Textbody" style:family="paragraph">
      <style:paragraph-properties fo:margin-left="0.5in" fo:text-indent="0.4833in">
        <style:tab-stops/>
      </style:paragraph-properties>
    </style:style>
    <style:style style:name="T93" style:parent-style-name="Основнойшрифтабзаца" style:family="text">
      <style:text-properties fo:color="#000000" style:font-size-complex="14pt" fo:language="en" fo:country="US"/>
    </style:style>
    <style:style style:name="T94" style:parent-style-name="Основнойшрифтабзаца" style:family="text">
      <style:text-properties fo:color="#000000" style:font-size-complex="14pt" fo:language="en" fo:country="US"/>
    </style:style>
    <style:style style:name="T95" style:parent-style-name="Основнойшрифтабзаца" style:family="text">
      <style:text-properties fo:color="#000000" style:font-size-complex="14pt" fo:language="en" fo:country="US"/>
    </style:style>
    <style:style style:name="T96" style:parent-style-name="Основнойшрифтабзаца" style:family="text">
      <style:text-properties fo:color="#000000" style:font-size-complex="14pt" fo:language="en" fo:country="US"/>
    </style:style>
    <style:style style:name="T97" style:parent-style-name="Основнойшрифтабзаца" style:family="text">
      <style:text-properties fo:color="#000000" style:font-size-complex="14pt" fo:language="en" fo:country="US"/>
    </style:style>
    <style:style style:name="T98" style:parent-style-name="Основнойшрифтабзаца" style:family="text">
      <style:text-properties fo:color="#000000" style:font-size-complex="14pt" fo:language="en" fo:country="US"/>
    </style:style>
    <style:style style:name="T99" style:parent-style-name="Основнойшрифтабзаца" style:family="text">
      <style:text-properties fo:color="#000000" style:font-size-complex="14pt" fo:language="en" fo:country="US"/>
    </style:style>
    <style:style style:name="T100" style:parent-style-name="Основнойшрифтабзаца" style:family="text">
      <style:text-properties fo:color="#000000" style:font-size-complex="14pt" fo:language="en" fo:country="US"/>
    </style:style>
    <style:style style:name="T101" style:parent-style-name="Основнойшрифтабзаца" style:family="text">
      <style:text-properties fo:color="#000000" style:font-size-complex="14pt" fo:language="en" fo:country="US"/>
    </style:style>
    <style:style style:name="T102" style:parent-style-name="Основнойшрифтабзаца" style:family="text">
      <style:text-properties fo:color="#000000" style:font-size-complex="14pt" fo:language="en" fo:country="US"/>
    </style:style>
    <style:style style:name="T103" style:parent-style-name="Основнойшрифтабзаца" style:family="text">
      <style:text-properties fo:color="#000000" style:font-size-complex="14pt" fo:language="en" fo:country="US"/>
    </style:style>
    <style:style style:name="T104" style:parent-style-name="Основнойшрифтабзаца" style:family="text">
      <style:text-properties fo:color="#000000" style:font-size-complex="14pt" fo:language="en" fo:country="US"/>
    </style:style>
    <style:style style:name="T105" style:parent-style-name="Основнойшрифтабзаца" style:family="text">
      <style:text-properties fo:color="#000000" style:font-size-complex="14pt" fo:language="en" fo:country="US"/>
    </style:style>
    <style:style style:name="T106" style:parent-style-name="Основнойшрифтабзаца" style:family="text">
      <style:text-properties fo:color="#000000" style:font-size-complex="14pt" fo:language="en" fo:country="US"/>
    </style:style>
    <style:style style:name="T107" style:parent-style-name="Основнойшрифтабзаца" style:family="text">
      <style:text-properties fo:color="#000000" style:font-size-complex="14pt" fo:language="en" fo:country="US"/>
    </style:style>
    <style:style style:name="T108" style:parent-style-name="Основнойшрифтабзаца" style:family="text">
      <style:text-properties fo:color="#000000" style:font-size-complex="14pt" fo:language="en" fo:country="US"/>
    </style:style>
    <style:style style:name="T109" style:parent-style-name="Основнойшрифтабзаца" style:family="text">
      <style:text-properties fo:color="#000000" style:font-size-complex="14pt" fo:language="en" fo:country="US"/>
    </style:style>
    <style:style style:name="T110" style:parent-style-name="Основнойшрифтабзаца" style:family="text">
      <style:text-properties fo:color="#000000" style:font-size-complex="14pt" fo:language="en" fo:country="US"/>
    </style:style>
    <style:style style:name="T111" style:parent-style-name="Основнойшрифтабзаца" style:family="text">
      <style:text-properties fo:color="#000000" style:font-size-complex="14pt" fo:language="en" fo:country="US"/>
    </style:style>
    <style:style style:name="T112" style:parent-style-name="Основнойшрифтабзаца" style:family="text">
      <style:text-properties fo:color="#000000" style:font-size-complex="14pt" fo:language="en" fo:country="US"/>
    </style:style>
    <style:style style:name="T113" style:parent-style-name="Основнойшрифтабзаца" style:family="text">
      <style:text-properties fo:color="#000000" style:font-size-complex="14pt" fo:language="en" fo:country="US"/>
    </style:style>
    <style:style style:name="T114" style:parent-style-name="Основнойшрифтабзаца" style:family="text">
      <style:text-properties fo:color="#000000" style:font-size-complex="14pt" fo:language="en" fo:country="US"/>
    </style:style>
    <style:style style:name="T115" style:parent-style-name="Основнойшрифтабзаца" style:family="text">
      <style:text-properties fo:color="#000000" style:font-size-complex="14pt" fo:language="en" fo:country="US"/>
    </style:style>
    <style:style style:name="T116" style:parent-style-name="Основнойшрифтабзаца" style:family="text">
      <style:text-properties fo:color="#000000" style:font-size-complex="14pt" fo:language="en" fo:country="US"/>
    </style:style>
    <style:style style:name="T117" style:parent-style-name="Основнойшрифтабзаца" style:family="text">
      <style:text-properties fo:color="#000000" style:font-size-complex="14pt" fo:language="en" fo:country="US"/>
    </style:style>
    <style:style style:name="T118" style:parent-style-name="Основнойшрифтабзаца" style:family="text">
      <style:text-properties fo:color="#000000" style:font-size-complex="14pt" fo:language="en" fo:country="US"/>
    </style:style>
    <style:style style:name="T119" style:parent-style-name="Основнойшрифтабзаца" style:family="text">
      <style:text-properties fo:color="#000000" style:font-size-complex="14pt" fo:language="en" fo:country="US"/>
    </style:style>
    <style:style style:name="T120" style:parent-style-name="Основнойшрифтабзаца" style:family="text">
      <style:text-properties style:font-style-complex="italic" fo:color="#000000" style:font-size-complex="14pt"/>
    </style:style>
    <style:style style:name="T121" style:parent-style-name="Основнойшрифтабзаца" style:family="text">
      <style:text-properties style:font-style-complex="italic" fo:color="#000000" style:font-size-complex="14pt" fo:language="en" fo:country="US"/>
    </style:style>
    <style:style style:name="T122" style:parent-style-name="Основнойшрифтабзаца" style:family="text">
      <style:text-properties style:font-style-complex="italic" fo:color="#000000" style:font-size-complex="14pt"/>
    </style:style>
    <style:style style:name="T123" style:parent-style-name="Основнойшрифтабзаца" style:family="text">
      <style:text-properties style:font-style-complex="italic" fo:color="#000000" style:font-size-complex="14pt" fo:language="en" fo:country="US"/>
    </style:style>
    <style:style style:name="T124" style:parent-style-name="Основнойшрифтабзаца" style:family="text">
      <style:text-properties style:font-style-complex="italic" fo:color="#000000" style:font-size-complex="14pt"/>
    </style:style>
    <style:style style:name="T125" style:parent-style-name="Основнойшрифтабзаца" style:family="text">
      <style:text-properties style:font-style-complex="italic" fo:color="#000000" style:font-size-complex="14pt" fo:language="en" fo:country="US"/>
    </style:style>
    <style:style style:name="T126" style:parent-style-name="Основнойшрифтабзаца" style:family="text">
      <style:text-properties style:font-style-complex="italic" fo:color="#000000" style:font-size-complex="14pt"/>
    </style:style>
    <style:style style:name="T127" style:parent-style-name="Основнойшрифтабзаца" style:family="text">
      <style:text-properties fo:color="#000000" style:font-size-complex="14pt"/>
    </style:style>
    <style:style style:name="T128" style:parent-style-name="Основнойшрифтабзаца" style:family="text">
      <style:text-properties fo:color="#000000" style:font-size-complex="14pt"/>
    </style:style>
    <style:style style:name="T129" style:parent-style-name="Основнойшрифтабзаца" style:family="text">
      <style:text-properties fo:color="#000000" style:font-size-complex="14pt"/>
    </style:style>
    <style:style style:name="T130" style:parent-style-name="Основнойшрифтабзаца" style:family="text">
      <style:text-properties fo:color="#000000" style:font-size-complex="14pt"/>
    </style:style>
    <style:style style:name="T131" style:parent-style-name="Основнойшрифтабзаца" style:family="text">
      <style:text-properties fo:color="#000000" style:font-size-complex="14pt"/>
    </style:style>
    <style:style style:name="T132" style:parent-style-name="Основнойшрифтабзаца" style:family="text">
      <style:text-properties fo:color="#000000" style:font-size-complex="14pt"/>
    </style:style>
    <style:style style:name="T133" style:parent-style-name="Основнойшрифтабзаца" style:family="text">
      <style:text-properties fo:color="#000000" style:font-size-complex="14pt"/>
    </style:style>
    <style:style style:name="P134" style:parent-style-name="Textbody" style:family="paragraph">
      <style:paragraph-properties fo:margin-left="0.5in" fo:text-indent="0.4833in">
        <style:tab-stops/>
      </style:paragraph-properties>
    </style:style>
    <style:style style:name="T135" style:parent-style-name="Основнойшрифтабзаца" style:family="text">
      <style:text-properties fo:color="#000000" style:font-size-complex="14pt" fo:language="en" fo:country="US"/>
    </style:style>
    <style:style style:name="T136" style:parent-style-name="Основнойшрифтабзаца" style:family="text">
      <style:text-properties fo:language="en" fo:country="US"/>
    </style:style>
    <style:style style:name="T137" style:parent-style-name="Основнойшрифтабзаца" style:family="text">
      <style:text-properties fo:color="#000000" style:font-size-complex="14pt" fo:language="en" fo:country="US"/>
    </style:style>
    <style:style style:name="T138" style:parent-style-name="Основнойшрифтабзаца" style:family="text">
      <style:text-properties fo:color="#000000" style:font-size-complex="14pt" fo:language="en" fo:country="US"/>
    </style:style>
    <style:style style:name="T139" style:parent-style-name="Основнойшрифтабзаца" style:family="text">
      <style:text-properties fo:color="#000000" style:font-size-complex="14pt" fo:language="en" fo:country="US"/>
    </style:style>
    <style:style style:name="T140" style:parent-style-name="Основнойшрифтабзаца" style:family="text">
      <style:text-properties fo:color="#000000" style:font-size-complex="14pt" fo:language="en" fo:country="US"/>
    </style:style>
    <style:style style:name="T141" style:parent-style-name="Основнойшрифтабзаца" style:family="text">
      <style:text-properties fo:color="#000000" style:font-size-complex="14pt" fo:language="en" fo:country="US"/>
    </style:style>
    <style:style style:name="T142" style:parent-style-name="Основнойшрифтабзаца" style:family="text">
      <style:text-properties fo:color="#000000" style:font-size-complex="14pt" fo:language="en" fo:country="US"/>
    </style:style>
    <style:style style:name="T143" style:parent-style-name="Основнойшрифтабзаца" style:family="text">
      <style:text-properties fo:color="#000000" style:font-size-complex="14pt" fo:language="en" fo:country="US"/>
    </style:style>
    <style:style style:name="T144" style:parent-style-name="Основнойшрифтабзаца" style:family="text">
      <style:text-properties fo:color="#000000" style:font-size-complex="14pt" fo:language="en" fo:country="US"/>
    </style:style>
    <style:style style:name="T145" style:parent-style-name="Основнойшрифтабзаца" style:family="text">
      <style:text-properties fo:color="#000000" style:font-size-complex="14pt" fo:language="en" fo:country="US"/>
    </style:style>
    <style:style style:name="T146" style:parent-style-name="Основнойшрифтабзаца" style:family="text">
      <style:text-properties fo:color="#000000" style:font-size-complex="14pt" fo:language="en" fo:country="US"/>
    </style:style>
    <style:style style:name="T147" style:parent-style-name="Основнойшрифтабзаца" style:family="text">
      <style:text-properties fo:color="#000000" style:font-size-complex="14pt" fo:language="en" fo:country="US"/>
    </style:style>
    <style:style style:name="T148" style:parent-style-name="Основнойшрифтабзаца" style:family="text">
      <style:text-properties fo:language="en" fo:country="US"/>
    </style:style>
    <style:style style:name="T149" style:parent-style-name="Основнойшрифтабзаца" style:family="text">
      <style:text-properties fo:color="#000000" style:font-size-complex="14pt" fo:language="en" fo:country="US"/>
    </style:style>
    <style:style style:name="T150" style:parent-style-name="Основнойшрифтабзаца" style:family="text">
      <style:text-properties fo:color="#000000" style:font-size-complex="14pt" fo:language="en" fo:country="US"/>
    </style:style>
    <style:style style:name="T151" style:parent-style-name="Основнойшрифтабзаца" style:family="text">
      <style:text-properties fo:color="#000000" style:font-size-complex="14pt" fo:language="en" fo:country="US"/>
    </style:style>
    <style:style style:name="T152" style:parent-style-name="Основнойшрифтабзаца" style:family="text">
      <style:text-properties fo:color="#000000" style:font-size-complex="14pt" fo:language="en" fo:country="US"/>
    </style:style>
    <style:style style:name="T153" style:parent-style-name="Основнойшрифтабзаца" style:family="text">
      <style:text-properties fo:color="#000000" style:font-size-complex="14pt" fo:language="en" fo:country="US"/>
    </style:style>
    <style:style style:name="T154" style:parent-style-name="Основнойшрифтабзаца" style:family="text">
      <style:text-properties fo:color="#000000" style:font-size-complex="14pt" fo:language="en" fo:country="US"/>
    </style:style>
    <style:style style:name="T155" style:parent-style-name="Основнойшрифтабзаца" style:family="text">
      <style:text-properties fo:color="#000000" style:font-size-complex="14pt" fo:language="en" fo:country="US"/>
    </style:style>
    <style:style style:name="T156" style:parent-style-name="Основнойшрифтабзаца" style:family="text">
      <style:text-properties fo:color="#000000" style:font-size-complex="14pt" fo:language="en" fo:country="US"/>
    </style:style>
    <style:style style:name="T157" style:parent-style-name="Основнойшрифтабзаца" style:family="text">
      <style:text-properties fo:color="#000000" style:font-size-complex="14pt" fo:language="en" fo:country="US"/>
    </style:style>
    <style:style style:name="T158" style:parent-style-name="Основнойшрифтабзаца" style:family="text">
      <style:text-properties fo:color="#000000" style:font-size-complex="14pt" fo:language="en" fo:country="US"/>
    </style:style>
    <style:style style:name="T159" style:parent-style-name="Основнойшрифтабзаца" style:family="text">
      <style:text-properties fo:color="#000000" style:font-size-complex="14pt" fo:language="en" fo:country="US"/>
    </style:style>
    <style:style style:name="T160" style:parent-style-name="Основнойшрифтабзаца" style:family="text">
      <style:text-properties fo:color="#000000" style:font-size-complex="14pt" fo:language="en" fo:country="US"/>
    </style:style>
    <style:style style:name="T161" style:parent-style-name="Основнойшрифтабзаца" style:family="text">
      <style:text-properties fo:color="#000000" style:font-size-complex="14pt" fo:language="en" fo:country="US"/>
    </style:style>
    <style:style style:name="T162" style:parent-style-name="Основнойшрифтабзаца" style:family="text">
      <style:text-properties fo:color="#000000" style:font-size-complex="14pt" fo:language="en" fo:country="US"/>
    </style:style>
    <style:style style:name="T163" style:parent-style-name="Основнойшрифтабзаца" style:family="text">
      <style:text-properties fo:color="#000000" style:font-size-complex="14pt" fo:language="en" fo:country="US"/>
    </style:style>
    <style:style style:name="T164" style:parent-style-name="Основнойшрифтабзаца" style:family="text">
      <style:text-properties fo:color="#000000" style:font-size-complex="14pt" fo:language="en" fo:country="US"/>
    </style:style>
    <style:style style:name="T165" style:parent-style-name="Основнойшрифтабзаца" style:family="text">
      <style:text-properties fo:color="#000000" style:font-size-complex="14pt"/>
    </style:style>
    <style:style style:name="T166" style:parent-style-name="Основнойшрифтабзаца" style:family="text">
      <style:text-properties fo:color="#000000" style:font-size-complex="14pt" fo:language="en" fo:country="US"/>
    </style:style>
    <style:style style:name="T167" style:parent-style-name="Основнойшрифтабзаца" style:family="text">
      <style:text-properties fo:color="#000000" style:font-size-complex="14pt"/>
    </style:style>
    <style:style style:name="T168" style:parent-style-name="Основнойшрифтабзаца" style:family="text">
      <style:text-properties fo:color="#000000" style:font-size-complex="14pt" fo:language="en" fo:country="US"/>
    </style:style>
    <style:style style:name="T169" style:parent-style-name="Основнойшрифтабзаца" style:family="text">
      <style:text-properties fo:color="#000000" style:font-size-complex="14pt"/>
    </style:style>
    <style:style style:name="T170" style:parent-style-name="Основнойшрифтабзаца" style:family="text">
      <style:text-properties fo:color="#000000" style:font-size-complex="14pt"/>
    </style:style>
    <style:style style:name="T171" style:parent-style-name="Основнойшрифтабзаца" style:family="text">
      <style:text-properties fo:color="#000000" style:font-size-complex="14pt" fo:language="en" fo:country="US"/>
    </style:style>
    <style:style style:name="T172" style:parent-style-name="Основнойшрифтабзаца" style:family="text">
      <style:text-properties fo:color="#000000" style:font-size-complex="14pt" fo:language="en" fo:country="US"/>
    </style:style>
    <style:style style:name="T173" style:parent-style-name="Основнойшрифтабзаца" style:family="text">
      <style:text-properties fo:color="#000000" style:font-size-complex="14pt"/>
    </style:style>
    <style:style style:name="T174" style:parent-style-name="Основнойшрифтабзаца" style:family="text">
      <style:text-properties fo:color="#000000" style:font-size-complex="14pt"/>
    </style:style>
    <style:style style:name="T175" style:parent-style-name="Основнойшрифтабзаца" style:family="text">
      <style:text-properties fo:color="#000000" style:font-size-complex="14pt"/>
    </style:style>
    <style:style style:name="T176" style:parent-style-name="Основнойшрифтабзаца" style:family="text">
      <style:text-properties fo:color="#000000" style:font-size-complex="14pt"/>
    </style:style>
    <style:style style:name="T177" style:parent-style-name="Основнойшрифтабзаца" style:family="text">
      <style:text-properties fo:color="#000000" style:font-size-complex="14pt"/>
    </style:style>
    <style:style style:name="T178" style:parent-style-name="Основнойшрифтабзаца" style:family="text">
      <style:text-properties fo:color="#000000" style:font-size-complex="14pt"/>
    </style:style>
    <style:style style:name="T179" style:parent-style-name="Основнойшрифтабзаца" style:family="text">
      <style:text-properties fo:color="#000000" style:font-size-complex="14pt" fo:language="en" fo:country="US"/>
    </style:style>
    <style:style style:name="T180" style:parent-style-name="Основнойшрифтабзаца" style:family="text">
      <style:text-properties fo:color="#000000" style:font-size-complex="14pt"/>
    </style:style>
    <style:style style:name="T181" style:parent-style-name="Основнойшрифтабзаца" style:family="text">
      <style:text-properties fo:color="#000000" style:font-size-complex="14pt"/>
    </style:style>
    <style:style style:name="T182" style:parent-style-name="Основнойшрифтабзаца" style:family="text">
      <style:text-properties fo:color="#000000" style:font-size-complex="14pt"/>
    </style:style>
    <style:style style:name="T183" style:parent-style-name="Основнойшрифтабзаца" style:family="text">
      <style:text-properties fo:color="#000000" style:font-size-complex="14pt"/>
    </style:style>
    <style:style style:name="T184" style:parent-style-name="Основнойшрифтабзаца" style:family="text">
      <style:text-properties fo:color="#000000" style:font-size-complex="14pt"/>
    </style:style>
    <style:style style:name="T185" style:parent-style-name="Основнойшрифтабзаца" style:family="text">
      <style:text-properties fo:color="#000000" style:font-size-complex="14pt"/>
    </style:style>
    <style:style style:name="T186" style:parent-style-name="Основнойшрифтабзаца" style:family="text">
      <style:text-properties fo:color="#000000" style:font-size-complex="14pt"/>
    </style:style>
    <style:style style:name="T187" style:parent-style-name="Основнойшрифтабзаца" style:family="text">
      <style:text-properties fo:color="#000000" style:font-size-complex="14pt"/>
    </style:style>
    <style:style style:name="P188" style:parent-style-name="Textbody" style:family="paragraph">
      <style:paragraph-properties fo:margin-left="0.5in" fo:text-indent="0.4833in">
        <style:tab-stops/>
      </style:paragraph-properties>
    </style:style>
    <style:style style:name="T189" style:parent-style-name="Основнойшрифтабзаца" style:family="text">
      <style:text-properties fo:color="#000000" style:font-size-complex="14pt" fo:language="en" fo:country="US"/>
    </style:style>
    <style:style style:name="T190" style:parent-style-name="Основнойшрифтабзаца" style:family="text">
      <style:text-properties fo:language="en" fo:country="US"/>
    </style:style>
    <style:style style:name="T191" style:parent-style-name="Основнойшрифтабзаца" style:family="text">
      <style:text-properties fo:color="#000000" style:font-size-complex="14pt" fo:language="en" fo:country="US"/>
    </style:style>
    <style:style style:name="T192" style:parent-style-name="Основнойшрифтабзаца" style:family="text">
      <style:text-properties fo:color="#000000" style:font-size-complex="14pt" fo:language="en" fo:country="US"/>
    </style:style>
    <style:style style:name="T193" style:parent-style-name="Основнойшрифтабзаца" style:family="text">
      <style:text-properties fo:language="en" fo:country="US"/>
    </style:style>
    <style:style style:name="T194" style:parent-style-name="Основнойшрифтабзаца" style:family="text">
      <style:text-properties fo:color="#000000" style:font-size-complex="14pt" fo:language="en" fo:country="US"/>
    </style:style>
    <style:style style:name="T195" style:parent-style-name="Основнойшрифтабзаца" style:family="text">
      <style:text-properties fo:color="#000000" style:font-size-complex="14pt" fo:language="en" fo:country="US"/>
    </style:style>
    <style:style style:name="T196" style:parent-style-name="Основнойшрифтабзаца" style:family="text">
      <style:text-properties fo:color="#000000" style:font-size-complex="14pt" fo:language="en" fo:country="US"/>
    </style:style>
    <style:style style:name="T197" style:parent-style-name="Основнойшрифтабзаца" style:family="text">
      <style:text-properties style:font-style-complex="italic" fo:color="#000000" style:font-size-complex="14pt"/>
    </style:style>
    <style:style style:name="T198" style:parent-style-name="Основнойшрифтабзаца" style:family="text">
      <style:text-properties style:font-style-complex="italic" fo:color="#000000" style:font-size-complex="14pt" fo:language="en" fo:country="US"/>
    </style:style>
    <style:style style:name="T199" style:parent-style-name="Основнойшрифтабзаца" style:family="text">
      <style:text-properties style:font-style-complex="italic" fo:color="#000000" style:font-size-complex="14pt"/>
    </style:style>
    <style:style style:name="T200" style:parent-style-name="Основнойшрифтабзаца" style:family="text">
      <style:text-properties style:font-style-complex="italic" fo:color="#000000" style:font-size-complex="14pt" fo:language="en" fo:country="US"/>
    </style:style>
    <style:style style:name="T201" style:parent-style-name="Основнойшрифтабзаца" style:family="text">
      <style:text-properties style:font-style-complex="italic" fo:color="#000000" style:font-size-complex="14pt"/>
    </style:style>
    <style:style style:name="T202" style:parent-style-name="Основнойшрифтабзаца" style:family="text">
      <style:text-properties fo:color="#000000" style:font-size-complex="14pt" fo:language="en" fo:country="US"/>
    </style:style>
    <style:style style:name="T203" style:parent-style-name="Основнойшрифтабзаца" style:family="text">
      <style:text-properties fo:color="#000000" style:font-size-complex="14pt"/>
    </style:style>
    <style:style style:name="T204" style:parent-style-name="Основнойшрифтабзаца" style:family="text">
      <style:text-properties fo:color="#000000" style:font-size-complex="14pt"/>
    </style:style>
    <style:style style:name="T205" style:parent-style-name="Основнойшрифтабзаца" style:family="text">
      <style:text-properties fo:color="#000000" style:font-size-complex="14pt"/>
    </style:style>
    <style:style style:name="T206" style:parent-style-name="Основнойшрифтабзаца" style:family="text">
      <style:text-properties fo:color="#000000" style:font-size-complex="14pt"/>
    </style:style>
    <style:style style:name="P207" style:parent-style-name="ОбычныйИнтернет" style:family="paragraph">
      <style:paragraph-properties fo:text-align="justify" fo:margin-top="0in" fo:margin-bottom="0in" fo:line-height="150%" fo:margin-left="0.4916in" fo:text-indent="0.4916in">
        <style:tab-stops/>
      </style:paragraph-properties>
    </style:style>
    <style:style style:name="T20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09" style:parent-style-name="Основнойшрифтабзаца" style:family="text">
      <style:text-properties fo:language="en" fo:country="US"/>
    </style:style>
    <style:style style:name="T21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1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1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1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1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1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1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1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1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1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2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21" style:parent-style-name="Основнойшрифтабзаца" style:family="text">
      <style:text-properties fo:language="en" fo:country="US"/>
    </style:style>
    <style:style style:name="T22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2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2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2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2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2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2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2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3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3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3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3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3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3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3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37" style:parent-style-name="Основнойшрифтабзаца" style:family="text">
      <style:text-properties style:font-style-complex="italic" fo:color="#000000" fo:font-size="14pt" style:font-size-asian="14pt" style:font-size-complex="14pt"/>
    </style:style>
    <style:style style:name="T238" style:parent-style-name="Основнойшрифтабзаца" style:family="text">
      <style:text-properties style:font-style-complex="italic" fo:color="#000000" fo:font-size="14pt" style:font-size-asian="14pt" style:font-size-complex="14pt" fo:language="en" fo:country="US"/>
    </style:style>
    <style:style style:name="T239" style:parent-style-name="Основнойшрифтабзаца" style:family="text">
      <style:text-properties style:font-style-complex="italic" fo:color="#000000" fo:font-size="14pt" style:font-size-asian="14pt" style:font-size-complex="14pt"/>
    </style:style>
    <style:style style:name="T240" style:parent-style-name="Основнойшрифтабзаца" style:family="text">
      <style:text-properties style:font-style-complex="italic" fo:color="#000000" fo:font-size="14pt" style:font-size-asian="14pt" style:font-size-complex="14pt" fo:language="en" fo:country="US"/>
    </style:style>
    <style:style style:name="T241" style:parent-style-name="Основнойшрифтабзаца" style:family="text">
      <style:text-properties style:font-style-complex="italic" fo:color="#000000" fo:font-size="14pt" style:font-size-asian="14pt" style:font-size-complex="14pt"/>
    </style:style>
    <style:style style:name="T242" style:parent-style-name="Основнойшрифтабзаца" style:family="text">
      <style:text-properties style:font-style-complex="italic" fo:color="#000000" fo:font-size="14pt" style:font-size-asian="14pt" style:font-size-complex="14pt" fo:language="en" fo:country="US"/>
    </style:style>
    <style:style style:name="T243" style:parent-style-name="Основнойшрифтабзаца" style:family="text">
      <style:text-properties style:font-style-complex="italic" fo:color="#000000" fo:font-size="14pt" style:font-size-asian="14pt" style:font-size-complex="14pt"/>
    </style:style>
    <style:style style:name="T244" style:parent-style-name="Основнойшрифтабзаца" style:family="text">
      <style:text-properties style:font-style-complex="italic" fo:color="#000000" fo:font-size="14pt" style:font-size-asian="14pt" style:font-size-complex="14pt" fo:language="en" fo:country="US"/>
    </style:style>
    <style:style style:name="T24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46" style:parent-style-name="Основнойшрифтабзаца" style:family="text">
      <style:text-properties fo:color="#000000" fo:font-size="14pt" style:font-size-asian="14pt" style:font-size-complex="14pt"/>
    </style:style>
    <style:style style:name="T247" style:parent-style-name="Основнойшрифтабзаца" style:family="text">
      <style:text-properties fo:color="#000000" fo:font-size="14pt" style:font-size-asian="14pt" style:font-size-complex="14pt"/>
    </style:style>
    <style:style style:name="T248" style:parent-style-name="Основнойшрифтабзаца" style:family="text">
      <style:text-properties fo:color="#000000" fo:font-size="14pt" style:font-size-asian="14pt" style:font-size-complex="14pt"/>
    </style:style>
    <style:style style:name="T249" style:parent-style-name="Основнойшрифтабзаца" style:family="text">
      <style:text-properties fo:color="#000000" fo:font-size="14pt" style:font-size-asian="14pt" style:font-size-complex="14pt"/>
    </style:style>
    <style:style style:name="T250" style:parent-style-name="Основнойшрифтабзаца" style:family="text">
      <style:text-properties fo:color="#000000" fo:font-size="14pt" style:font-size-asian="14pt" style:font-size-complex="14pt"/>
    </style:style>
    <style:style style:name="T251" style:parent-style-name="Основнойшрифтабзаца" style:family="text">
      <style:text-properties fo:color="#000000" fo:font-size="14pt" style:font-size-asian="14pt" style:font-size-complex="14pt"/>
    </style:style>
    <style:style style:name="T252" style:parent-style-name="Основнойшрифтабзаца" style:family="text">
      <style:text-properties fo:color="#000000" fo:font-size="14pt" style:font-size-asian="14pt" style:font-size-complex="14pt"/>
    </style:style>
    <style:style style:name="T253" style:parent-style-name="Основнойшрифтабзаца" style:family="text">
      <style:text-properties fo:color="#000000" fo:font-size="14pt" style:font-size-asian="14pt" style:font-size-complex="14pt"/>
    </style:style>
    <style:style style:name="T254" style:parent-style-name="Основнойшрифтабзаца" style:family="text">
      <style:text-properties fo:color="#000000" fo:font-size="14pt" style:font-size-asian="14pt" style:font-size-complex="14pt"/>
    </style:style>
    <style:style style:name="T255" style:parent-style-name="Основнойшрифтабзаца" style:family="text">
      <style:text-properties fo:color="#000000" fo:font-size="14pt" style:font-size-asian="14pt" style:font-size-complex="14pt"/>
    </style:style>
    <style:style style:name="T256" style:parent-style-name="Основнойшрифтабзаца" style:family="text">
      <style:text-properties fo:color="#000000" fo:font-size="14pt" style:font-size-asian="14pt" style:font-size-complex="14pt"/>
    </style:style>
    <style:style style:name="T257" style:parent-style-name="Основнойшрифтабзаца" style:family="text">
      <style:text-properties fo:color="#000000" fo:font-size="14pt" style:font-size-asian="14pt" style:font-size-complex="14pt"/>
    </style:style>
    <style:style style:name="P258" style:parent-style-name="ОбычныйИнтернет" style:family="paragraph">
      <style:paragraph-properties fo:text-align="justify" fo:margin-top="0in" fo:margin-bottom="0in" fo:line-height="150%" fo:margin-left="0.4916in" fo:text-indent="0.4916in">
        <style:tab-stops/>
      </style:paragraph-properties>
    </style:style>
    <style:style style:name="T25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60" style:parent-style-name="Основнойшрифтабзаца" style:family="text">
      <style:text-properties fo:language="en" fo:country="US"/>
    </style:style>
    <style:style style:name="T26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6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63" style:parent-style-name="Основнойшрифтабзаца" style:family="text">
      <style:text-properties fo:language="en" fo:country="US"/>
    </style:style>
    <style:style style:name="T26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6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6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67" style:parent-style-name="Основнойшрифтабзаца" style:family="text">
      <style:text-properties style:font-style-complex="italic" fo:color="#000000" fo:font-size="14pt" style:font-size-asian="14pt" style:font-size-complex="14pt"/>
    </style:style>
    <style:style style:name="T268" style:parent-style-name="Основнойшрифтабзаца" style:family="text">
      <style:text-properties style:font-style-complex="italic" fo:color="#000000" fo:font-size="14pt" style:font-size-asian="14pt" style:font-size-complex="14pt" fo:language="en" fo:country="US"/>
    </style:style>
    <style:style style:name="T269" style:parent-style-name="Основнойшрифтабзаца" style:family="text">
      <style:text-properties style:font-style-complex="italic" fo:color="#000000" fo:font-size="14pt" style:font-size-asian="14pt" style:font-size-complex="14pt"/>
    </style:style>
    <style:style style:name="T270" style:parent-style-name="Основнойшрифтабзаца" style:family="text">
      <style:text-properties style:font-style-complex="italic" fo:color="#000000" fo:font-size="14pt" style:font-size-asian="14pt" style:font-size-complex="14pt" fo:language="en" fo:country="US"/>
    </style:style>
    <style:style style:name="T271" style:parent-style-name="Основнойшрифтабзаца" style:family="text">
      <style:text-properties style:font-style-complex="italic" fo:color="#000000" fo:font-size="14pt" style:font-size-asian="14pt" style:font-size-complex="14pt"/>
    </style:style>
    <style:style style:name="T272" style:parent-style-name="Основнойшрифтабзаца" style:family="text">
      <style:text-properties style:font-style-complex="italic" fo:color="#000000" fo:font-size="14pt" style:font-size-asian="14pt" style:font-size-complex="14pt" fo:language="en" fo:country="US"/>
    </style:style>
    <style:style style:name="T273" style:parent-style-name="Основнойшрифтабзаца" style:family="text">
      <style:text-properties style:font-style-complex="italic" fo:color="#000000" fo:font-size="14pt" style:font-size-asian="14pt" style:font-size-complex="14pt"/>
    </style:style>
    <style:style style:name="T274" style:parent-style-name="Основнойшрифтабзаца" style:family="text">
      <style:text-properties style:font-style-complex="italic" fo:color="#000000" fo:font-size="14pt" style:font-size-asian="14pt" style:font-size-complex="14pt" fo:language="en" fo:country="US"/>
    </style:style>
    <style:style style:name="T27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76" style:parent-style-name="Основнойшрифтабзаца" style:family="text">
      <style:text-properties fo:color="#000000" fo:font-size="14pt" style:font-size-asian="14pt" style:font-size-complex="14pt"/>
    </style:style>
    <style:style style:name="T277" style:parent-style-name="Основнойшрифтабзаца" style:family="text">
      <style:text-properties fo:color="#000000" fo:font-size="14pt" style:font-size-asian="14pt" style:font-size-complex="14pt"/>
    </style:style>
    <style:style style:name="T278" style:parent-style-name="Основнойшрифтабзаца" style:family="text">
      <style:text-properties fo:color="#000000" fo:font-size="14pt" style:font-size-asian="14pt" style:font-size-complex="14pt"/>
    </style:style>
    <style:style style:name="T279" style:parent-style-name="Основнойшрифтабзаца" style:family="text">
      <style:text-properties fo:color="#000000" fo:font-size="14pt" style:font-size-asian="14pt" style:font-size-complex="14pt"/>
    </style:style>
    <style:style style:name="T280" style:parent-style-name="Основнойшрифтабзаца" style:family="text">
      <style:text-properties fo:color="#000000" fo:font-size="14pt" style:font-size-asian="14pt" style:font-size-complex="14pt"/>
    </style:style>
    <style:style style:name="T281" style:parent-style-name="Основнойшрифтабзаца" style:family="text">
      <style:text-properties fo:color="#000000" fo:font-size="14pt" style:font-size-asian="14pt" style:font-size-complex="14pt"/>
    </style:style>
    <style:style style:name="T282" style:parent-style-name="Основнойшрифтабзаца" style:family="text">
      <style:text-properties fo:color="#000000" fo:font-size="14pt" style:font-size-asian="14pt" style:font-size-complex="14pt"/>
    </style:style>
    <style:style style:name="T283" style:parent-style-name="Основнойшрифтабзаца" style:family="text">
      <style:text-properties fo:color="#000000" fo:font-size="14pt" style:font-size-asian="14pt" style:font-size-complex="14pt"/>
    </style:style>
    <style:style style:name="T284" style:parent-style-name="Основнойшрифтабзаца" style:family="text">
      <style:text-properties fo:color="#000000" fo:font-size="14pt" style:font-size-asian="14pt" style:font-size-complex="14pt"/>
    </style:style>
    <style:style style:name="T285" style:parent-style-name="Основнойшрифтабзаца" style:family="text">
      <style:text-properties fo:color="#000000" fo:font-size="14pt" style:font-size-asian="14pt" style:font-size-complex="14pt"/>
    </style:style>
    <style:style style:name="T286" style:parent-style-name="Основнойшрифтабзаца" style:family="text">
      <style:text-properties fo:color="#000000" fo:font-size="14pt" style:font-size-asian="14pt" style:font-size-complex="14pt"/>
    </style:style>
    <style:style style:name="T287" style:parent-style-name="Основнойшрифтабзаца" style:family="text">
      <style:text-properties fo:color="#000000" fo:font-size="14pt" style:font-size-asian="14pt" style:font-size-complex="14pt"/>
    </style:style>
    <style:style style:name="P288" style:parent-style-name="Textbody" style:family="paragraph">
      <style:text-properties fo:color="#000000" style:letter-kerning="false" style:language-asian="ru" style:country-asian="RU" style:language-complex="ar" style:country-complex="SA"/>
    </style:style>
    <style:style style:name="T289" style:parent-style-name="Основнойшрифтабзаца" style:family="text">
      <style:text-properties fo:color="#000000" style:letter-kerning="false" style:language-asian="ru" style:country-asian="RU" style:language-complex="ar" style:country-complex="SA"/>
    </style:style>
    <style:style style:name="T290" style:parent-style-name="Основнойшрифтабзаца" style:family="text">
      <style:text-properties fo:color="#000000" style:letter-kerning="false" style:language-asian="ru" style:country-asian="RU" style:language-complex="ar" style:country-complex="SA"/>
    </style:style>
    <style:style style:name="T291" style:parent-style-name="Основнойшрифтабзаца" style:family="text">
      <style:text-properties fo:color="#000000" style:letter-kerning="false" style:language-asian="ru" style:country-asian="RU" style:language-complex="ar" style:country-complex="SA"/>
    </style:style>
    <style:style style:name="T292" style:parent-style-name="Основнойшрифтабзаца" style:family="text">
      <style:text-properties fo:color="#000000" style:letter-kerning="false" style:language-asian="ru" style:country-asian="RU" style:language-complex="ar" style:country-complex="SA"/>
    </style:style>
    <style:style style:name="T293" style:parent-style-name="Основнойшрифтабзаца" style:family="text">
      <style:text-properties fo:color="#000000" style:letter-kerning="false" style:language-asian="ru" style:country-asian="RU" style:language-complex="ar" style:country-complex="SA"/>
    </style:style>
    <style:style style:name="T294" style:parent-style-name="Основнойшрифтабзаца" style:family="text">
      <style:text-properties fo:color="#000000" style:letter-kerning="false" style:language-asian="ru" style:country-asian="RU" style:language-complex="ar" style:country-complex="SA"/>
    </style:style>
    <style:style style:name="T295" style:parent-style-name="Основнойшрифтабзаца" style:family="text">
      <style:text-properties fo:color="#000000" style:letter-kerning="false" style:language-asian="ru" style:country-asian="RU" style:language-complex="ar" style:country-complex="SA"/>
    </style:style>
    <style:style style:name="T296" style:parent-style-name="Основнойшрифтабзаца" style:family="text">
      <style:text-properties fo:color="#000000" style:letter-kerning="false" style:language-asian="ru" style:country-asian="RU" style:language-complex="ar" style:country-complex="SA"/>
    </style:style>
    <style:style style:name="T297" style:parent-style-name="Основнойшрифтабзаца" style:family="text">
      <style:text-properties fo:color="#000000" style:letter-kerning="false" style:language-asian="ru" style:country-asian="RU" style:language-complex="ar" style:country-complex="SA"/>
    </style:style>
    <style:style style:name="T298" style:parent-style-name="Основнойшрифтабзаца" style:family="text">
      <style:text-properties fo:color="#000000" style:letter-kerning="false" style:language-asian="ru" style:country-asian="RU" style:language-complex="ar" style:country-complex="SA"/>
    </style:style>
    <style:style style:name="T299" style:parent-style-name="Основнойшрифтабзаца" style:family="text">
      <style:text-properties fo:color="#000000" style:letter-kerning="false" style:language-asian="ru" style:country-asian="RU" style:language-complex="ar" style:country-complex="SA"/>
    </style:style>
    <style:style style:name="T300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301" style:parent-style-name="Основнойшрифтабзаца" style:family="text">
      <style:text-properties fo:color="#000000" style:letter-kerning="false" style:language-asian="ru" style:country-asian="RU" style:language-complex="ar" style:country-complex="SA"/>
    </style:style>
    <style:style style:name="T302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303" style:parent-style-name="Основнойшрифтабзаца" style:family="text">
      <style:text-properties fo:color="#000000" style:letter-kerning="false" style:language-asian="ru" style:country-asian="RU" style:language-complex="ar" style:country-complex="SA"/>
    </style:style>
    <style:style style:name="T304" style:parent-style-name="Основнойшрифтабзаца" style:family="text">
      <style:text-properties fo:color="#000000" style:letter-kerning="false" style:language-asian="ru" style:country-asian="RU" style:language-complex="ar" style:country-complex="SA"/>
    </style:style>
    <style:style style:name="T305" style:parent-style-name="Основнойшрифтабзаца" style:family="text">
      <style:text-properties fo:color="#000000" style:letter-kerning="false" style:language-asian="ru" style:country-asian="RU" style:language-complex="ar" style:country-complex="SA"/>
    </style:style>
    <style:style style:name="T306" style:parent-style-name="Основнойшрифтабзаца" style:family="text">
      <style:text-properties fo:color="#000000" style:letter-kerning="false" style:language-asian="ru" style:country-asian="RU" style:language-complex="ar" style:country-complex="SA"/>
    </style:style>
    <style:style style:name="T307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308" style:parent-style-name="Основнойшрифтабзаца" style:family="text">
      <style:text-properties fo:color="#000000" style:letter-kerning="false" style:language-asian="ru" style:country-asian="RU" style:language-complex="ar" style:country-complex="SA"/>
    </style:style>
    <style:style style:name="T309" style:parent-style-name="Основнойшрифтабзаца" style:family="text">
      <style:text-properties fo:color="#000000" style:letter-kerning="false" style:language-asian="ru" style:country-asian="RU" style:language-complex="ar" style:country-complex="SA"/>
    </style:style>
    <style:style style:name="T310" style:parent-style-name="Основнойшрифтабзаца" style:family="text">
      <style:text-properties fo:color="#000000" style:letter-kerning="false" style:language-asian="ru" style:country-asian="RU" style:language-complex="ar" style:country-complex="SA"/>
    </style:style>
    <style:style style:name="T311" style:parent-style-name="Основнойшрифтабзаца" style:family="text">
      <style:text-properties fo:color="#000000" style:letter-kerning="false" style:language-asian="ru" style:country-asian="RU" style:language-complex="ar" style:country-complex="SA"/>
    </style:style>
    <style:style style:name="T312" style:parent-style-name="Основнойшрифтабзаца" style:family="text">
      <style:text-properties fo:color="#000000" style:letter-kerning="false" style:language-asian="ru" style:country-asian="RU" style:language-complex="ar" style:country-complex="SA"/>
    </style:style>
    <style:style style:name="T313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314" style:parent-style-name="Основнойшрифтабзаца" style:family="text">
      <style:text-properties fo:color="#000000" style:letter-kerning="false" style:language-asian="ru" style:country-asian="RU" style:language-complex="ar" style:country-complex="SA"/>
    </style:style>
    <style:style style:name="T315" style:parent-style-name="Основнойшрифтабзаца" style:family="text">
      <style:text-properties fo:color="#000000" style:letter-kerning="false" style:language-asian="ru" style:country-asian="RU" style:language-complex="ar" style:country-complex="SA"/>
    </style:style>
    <style:style style:name="T316" style:parent-style-name="Основнойшрифтабзаца" style:family="text">
      <style:text-properties fo:color="#000000" style:letter-kerning="false" style:language-asian="ru" style:country-asian="RU" style:language-complex="ar" style:country-complex="SA"/>
    </style:style>
    <style:style style:name="T317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318" style:parent-style-name="Основнойшрифтабзаца" style:family="text">
      <style:text-properties fo:color="#000000" style:letter-kerning="false" style:language-asian="ru" style:country-asian="RU" style:language-complex="ar" style:country-complex="SA"/>
    </style:style>
    <style:style style:name="T319" style:parent-style-name="Основнойшрифтабзаца" style:family="text">
      <style:text-properties fo:color="#000000" style:letter-kerning="false" style:language-asian="ru" style:country-asian="RU" style:language-complex="ar" style:country-complex="SA"/>
    </style:style>
    <style:style style:name="T320" style:parent-style-name="Основнойшрифтабзаца" style:family="text">
      <style:text-properties fo:color="#000000" style:letter-kerning="false" style:language-asian="ru" style:country-asian="RU" style:language-complex="ar" style:country-complex="SA"/>
    </style:style>
    <style:style style:name="P321" style:parent-style-name="Textbody" style:family="paragraph">
      <style:paragraph-properties fo:text-indent="-0.0986in"/>
      <style:text-properties fo:color="#000000" style:letter-kerning="false" style:language-asian="ru" style:country-asian="RU" style:language-complex="ar" style:country-complex="SA"/>
    </style:style>
    <style:style style:name="P322" style:parent-style-name="Textbody" style:family="paragraph">
      <style:paragraph-properties fo:text-indent="-0.0986in"/>
    </style:style>
    <style:style style:name="T323" style:parent-style-name="Основнойшрифтабзаца" style:family="text">
      <style:text-properties fo:color="#000000" style:letter-kerning="false" style:language-asian="ru" style:country-asian="RU" style:language-complex="ar" style:country-complex="SA"/>
    </style:style>
    <style:style style:name="T324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325" style:parent-style-name="Основнойшрифтабзаца" style:family="text">
      <style:text-properties fo:color="#000000" style:letter-kerning="false" style:language-asian="ru" style:country-asian="RU" style:language-complex="ar" style:country-complex="SA"/>
    </style:style>
    <style:style style:name="T326" style:parent-style-name="Основнойшрифтабзаца" style:family="text">
      <style:text-properties fo:color="#000000" style:letter-kerning="false" style:language-asian="ru" style:country-asian="RU" style:language-complex="ar" style:country-complex="SA"/>
    </style:style>
    <style:style style:name="T327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Column329" style:family="table-column">
      <style:table-column-properties style:column-width="1.2131in"/>
    </style:style>
    <style:style style:name="TableColumn330" style:family="table-column">
      <style:table-column-properties style:column-width="1.4715in"/>
    </style:style>
    <style:style style:name="TableColumn331" style:family="table-column">
      <style:table-column-properties style:column-width="1.425in"/>
    </style:style>
    <style:style style:name="TableColumn332" style:family="table-column">
      <style:table-column-properties style:column-width="1.2881in"/>
    </style:style>
    <style:style style:name="TableColumn333" style:family="table-column">
      <style:table-column-properties style:column-width="1.2881in"/>
    </style:style>
    <style:style style:name="Table328" style:family="table">
      <style:table-properties style:width="6.6861in" fo:margin-left="0in" table:align="left"/>
    </style:style>
    <style:style style:name="TableRow334" style:family="table-row">
      <style:table-row-properties style:min-row-height="0.3722in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Textbody" style:family="paragraph">
      <style:paragraph-properties fo:text-indent="0in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Textbody" style:family="paragraph">
      <style:paragraph-properties fo:text-indent="0in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Textbody" style:family="paragraph">
      <style:paragraph-properties fo:text-indent="0in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Textbody" style:family="paragraph">
      <style:paragraph-properties fo:text-indent="0in"/>
    </style:style>
    <style:style style:name="TableRow343" style:family="table-row">
      <style:table-row-properties style:min-row-height="0.3722in"/>
    </style:style>
    <style:style style:name="P344" style:parent-style-name="Textbody" style:family="paragraph">
      <style:paragraph-properties fo:text-indent="0in"/>
    </style:style>
    <style:style style:name="P345" style:parent-style-name="Textbody" style:family="paragraph">
      <style:paragraph-properties fo:text-indent="0in"/>
    </style:style>
    <style:style style:name="P346" style:parent-style-name="Textbody" style:family="paragraph">
      <style:paragraph-properties fo:text-indent="0in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Textbody" style:family="paragraph">
      <style:paragraph-properties fo:text-indent="0in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Textbody" style:family="paragraph">
      <style:paragraph-properties fo:text-indent="0in"/>
    </style:style>
    <style:style style:name="TableRow351" style:family="table-row">
      <style:table-row-properties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Textbody" style:family="paragraph">
      <style:paragraph-properties fo:text-indent="0in"/>
      <style:text-properties fo:language="en" fo:country="US"/>
    </style:style>
    <style:style style:name="P360" style:parent-style-name="Textbody" style:family="paragraph">
      <style:paragraph-properties fo:text-indent="0in"/>
      <style:text-properties fo:language="en" fo:country="US"/>
    </style:style>
    <style:style style:name="P361" style:parent-style-name="Textbody" style:family="paragraph">
      <style:paragraph-properties fo:text-indent="0in"/>
      <style:text-properties fo:language="en" fo:country="US"/>
    </style:style>
    <style:style style:name="P362" style:parent-style-name="Textbody" style:family="paragraph">
      <style:paragraph-properties fo:text-indent="0in"/>
      <style:text-properties fo:language="en" fo:country="US"/>
    </style:style>
    <style:style style:name="P363" style:parent-style-name="Textbody" style:family="paragraph">
      <style:paragraph-properties fo:text-indent="0in"/>
      <style:text-properties fo:language="en" fo:country="US"/>
    </style:style>
    <style:style style:name="P364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365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Textbody" style:family="paragraph">
      <style:paragraph-properties fo:text-indent="0in"/>
      <style:text-properties fo:language="en" fo:country="US"/>
    </style:style>
    <style:style style:name="P368" style:parent-style-name="Textbody" style:family="paragraph">
      <style:paragraph-properties fo:text-indent="0in"/>
      <style:text-properties fo:language="en" fo:country="US"/>
    </style:style>
    <style:style style:name="P369" style:parent-style-name="Textbody" style:family="paragraph">
      <style:paragraph-properties fo:text-indent="0in"/>
      <style:text-properties fo:language="en" fo:country="US"/>
    </style:style>
    <style:style style:name="P370" style:parent-style-name="Textbody" style:family="paragraph">
      <style:paragraph-properties fo:text-indent="0in"/>
      <style:text-properties fo:language="en" fo:country="US"/>
    </style:style>
    <style:style style:name="P371" style:parent-style-name="Textbody" style:family="paragraph">
      <style:paragraph-properties fo:text-indent="0in"/>
      <style:text-properties fo:language="en" fo:country="US"/>
    </style:style>
    <style:style style:name="P372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373" style:parent-style-name="Textbody" style:family="paragraph">
      <style:paragraph-properties fo:text-indent="0in"/>
    </style:style>
    <style:style style:name="T374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Row375" style:family="table-row">
      <style:table-row-properties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384" style:parent-style-name="Textbody" style:family="paragraph">
      <style:paragraph-properties fo:text-indent="0in"/>
    </style:style>
    <style:style style:name="T385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Textbody" style:family="paragraph">
      <style:paragraph-properties fo:text-indent="0in"/>
    </style:style>
    <style:style style:name="T388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P389" style:parent-style-name="Textbody" style:family="paragraph">
      <style:paragraph-properties fo:text-indent="0in"/>
    </style:style>
    <style:style style:name="T390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Row391" style:family="table-row">
      <style:table-row-properties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Textbody" style:family="paragraph">
      <style:paragraph-properties fo:text-indent="0in"/>
      <style:text-properties fo:language="en" fo:country="US"/>
    </style:style>
    <style:style style:name="P400" style:parent-style-name="Textbody" style:family="paragraph">
      <style:paragraph-properties fo:text-indent="0in"/>
      <style:text-properties fo:language="en" fo:country="US"/>
    </style:style>
    <style:style style:name="P401" style:parent-style-name="Textbody" style:family="paragraph">
      <style:paragraph-properties fo:text-indent="0in"/>
      <style:text-properties fo:language="en" fo:country="US"/>
    </style:style>
    <style:style style:name="P402" style:parent-style-name="Textbody" style:family="paragraph">
      <style:paragraph-properties fo:text-indent="0in"/>
      <style:text-properties fo:language="en" fo:country="US"/>
    </style:style>
    <style:style style:name="P403" style:parent-style-name="Textbody" style:family="paragraph">
      <style:paragraph-properties fo:text-indent="0in"/>
      <style:text-properties fo:language="en" fo:country="US"/>
    </style:style>
    <style:style style:name="P404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405" style:parent-style-name="Textbody" style:family="paragraph">
      <style:paragraph-properties fo:text-indent="0in"/>
    </style:style>
    <style:style style:name="T406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Textbody" style:family="paragraph">
      <style:paragraph-properties fo:text-indent="0in"/>
      <style:text-properties fo:language="en" fo:country="US"/>
    </style:style>
    <style:style style:name="P409" style:parent-style-name="Textbody" style:family="paragraph">
      <style:paragraph-properties fo:text-indent="0in"/>
      <style:text-properties fo:language="en" fo:country="US"/>
    </style:style>
    <style:style style:name="P410" style:parent-style-name="Textbody" style:family="paragraph">
      <style:paragraph-properties fo:text-indent="0in"/>
      <style:text-properties fo:language="en" fo:country="US"/>
    </style:style>
    <style:style style:name="P411" style:parent-style-name="Textbody" style:family="paragraph">
      <style:paragraph-properties fo:text-indent="0in"/>
      <style:text-properties fo:language="en" fo:country="US"/>
    </style:style>
    <style:style style:name="P412" style:parent-style-name="Textbody" style:family="paragraph">
      <style:paragraph-properties fo:text-indent="0in"/>
      <style:text-properties fo:language="en" fo:country="US"/>
    </style:style>
    <style:style style:name="P413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414" style:parent-style-name="Textbody" style:family="paragraph">
      <style:paragraph-properties fo:text-indent="0in"/>
    </style:style>
    <style:style style:name="T415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Row416" style:family="table-row">
      <style:table-row-properties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Textbody" style:family="paragraph">
      <style:paragraph-properties fo:text-indent="0in"/>
    </style:style>
    <style:style style:name="T421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Textbody" style:family="paragraph">
      <style:paragraph-properties fo:text-indent="0in"/>
    </style:style>
    <style:style style:name="T424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427" style:parent-style-name="Textbody" style:family="paragraph">
      <style:paragraph-properties fo:text-indent="0in"/>
    </style:style>
    <style:style style:name="T428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431" style:parent-style-name="Textbody" style:family="paragraph">
      <style:paragraph-properties fo:text-indent="0in"/>
    </style:style>
    <style:style style:name="T432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Row433" style:family="table-row">
      <style:table-row-properties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442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445" style:parent-style-name="Textbody" style:family="paragraph">
      <style:paragraph-properties fo:text-indent="0in"/>
    </style:style>
    <style:style style:name="T446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Row447" style:family="table-row">
      <style:table-row-properties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Textbody" style:family="paragraph">
      <style:paragraph-properties fo:text-indent="0in"/>
    </style:style>
    <style:style style:name="T454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457" style:parent-style-name="Textbody" style:family="paragraph">
      <style:paragraph-properties fo:text-indent="0in"/>
    </style:style>
    <style:style style:name="T458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461" style:parent-style-name="Textbody" style:family="paragraph">
      <style:paragraph-properties fo:text-indent="0in"/>
    </style:style>
    <style:style style:name="T462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463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Row464" style:family="table-row">
      <style:table-row-properties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473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476" style:parent-style-name="Textbody" style:family="paragraph">
      <style:paragraph-properties fo:text-indent="0in"/>
    </style:style>
    <style:style style:name="T477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Row478" style:family="table-row">
      <style:table-row-properties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487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490" style:parent-style-name="Textbody" style:family="paragraph">
      <style:paragraph-properties fo:text-indent="0in"/>
    </style:style>
    <style:style style:name="T491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Row492" style:family="table-row">
      <style:table-row-properties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501" style:parent-style-name="Textbody" style:family="paragraph">
      <style:paragraph-properties fo:text-indent="0in"/>
    </style:style>
    <style:style style:name="T502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505" style:parent-style-name="Textbody" style:family="paragraph">
      <style:paragraph-properties fo:text-indent="0in"/>
    </style:style>
    <style:style style:name="T506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Row507" style:family="table-row">
      <style:table-row-properties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Textbody" style:family="paragraph">
      <style:paragraph-properties fo:text-indent="0in"/>
    </style:style>
    <style:style style:name="T516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Textbody" style:family="paragraph">
      <style:paragraph-properties fo:text-indent="0in"/>
    </style:style>
    <style:style style:name="T519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Row520" style:family="table-row">
      <style:table-row-properties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529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532" style:parent-style-name="Textbody" style:family="paragraph">
      <style:paragraph-properties fo:text-indent="0in"/>
    </style:style>
    <style:style style:name="T533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Row534" style:family="table-row">
      <style:table-row-properties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Textbody" style:family="paragraph">
      <style:paragraph-properties fo:text-indent="0in"/>
    </style:style>
    <style:style style:name="T543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Textbody" style:family="paragraph">
      <style:paragraph-properties fo:text-indent="0in"/>
    </style:style>
    <style:style style:name="T546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Row547" style:family="table-row">
      <style:table-row-properties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556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559" style:parent-style-name="Textbody" style:family="paragraph">
      <style:paragraph-properties fo:text-indent="0in"/>
    </style:style>
    <style:style style:name="T560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Row561" style:family="table-row">
      <style:table-row-properties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570" style:parent-style-name="Textbody" style:family="paragraph">
      <style:paragraph-properties fo:text-indent="0in"/>
    </style:style>
    <style:style style:name="T571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574" style:parent-style-name="Textbody" style:family="paragraph">
      <style:paragraph-properties fo:text-indent="0in"/>
    </style:style>
    <style:style style:name="T575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Row576" style:family="table-row">
      <style:table-row-properties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Textbody" style:family="paragraph">
      <style:paragraph-properties fo:text-indent="0in"/>
    </style:style>
    <style:style style:name="T579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Textbody" style:family="paragraph">
      <style:paragraph-properties fo:text-indent="0in"/>
    </style:style>
    <style:style style:name="T582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Textbody" style:family="paragraph">
      <style:paragraph-properties fo:text-indent="0in"/>
    </style:style>
    <style:style style:name="T585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588" style:parent-style-name="Textbody" style:family="paragraph">
      <style:paragraph-properties fo:text-indent="0in"/>
    </style:style>
    <style:style style:name="T589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592" style:parent-style-name="Textbody" style:family="paragraph">
      <style:paragraph-properties fo:text-indent="0in"/>
    </style:style>
    <style:style style:name="T593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Row594" style:family="table-row">
      <style:table-row-properties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603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606" style:parent-style-name="Textbody" style:family="paragraph">
      <style:paragraph-properties fo:text-indent="0in"/>
    </style:style>
    <style:style style:name="T607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Row608" style:family="table-row">
      <style:table-row-properties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617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620" style:parent-style-name="Textbody" style:family="paragraph">
      <style:paragraph-properties fo:text-indent="0in"/>
    </style:style>
    <style:style style:name="T621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Row622" style:family="table-row">
      <style:table-row-properties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625" style:family="table-cell">
      <style:table-cell-properties fo:border="0.0069in solid #000000" style:writing-mode="lr-tb" fo:padding-top="0in" fo:padding-left="0.075in" fo:padding-bottom="0in" fo:padding-right="0.075in"/>
    </style:style>
    <style:style style:name="P626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631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634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Row635" style:family="table-row">
      <style:table-row-properties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644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647" style:parent-style-name="Textbody" style:family="paragraph">
      <style:paragraph-properties fo:text-indent="0in"/>
    </style:style>
    <style:style style:name="T648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649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Row650" style:family="table-row">
      <style:table-row-properties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Textbody" style:family="paragraph">
      <style:paragraph-properties fo:text-indent="0in"/>
    </style:style>
    <style:style style:name="T653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654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Textbody" style:family="paragraph">
      <style:paragraph-properties fo:text-indent="0in"/>
    </style:style>
    <style:style style:name="T657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662" style:parent-style-name="Textbody" style:family="paragraph">
      <style:paragraph-properties fo:text-indent="0in"/>
    </style:style>
    <style:style style:name="T663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664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667" style:parent-style-name="Textbody" style:family="paragraph">
      <style:paragraph-properties fo:text-indent="0in"/>
    </style:style>
    <style:style style:name="T668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669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Row670" style:family="table-row">
      <style:table-row-properties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Textbody" style:family="paragraph">
      <style:paragraph-properties fo:text-indent="0in"/>
    </style:style>
    <style:style style:name="T673" style:parent-style-name="Основнойшрифтабзаца" style:family="text">
      <style:text-properties fo:color="#000000" style:letter-kerning="false" style:language-asian="ru" style:country-asian="RU" style:language-complex="ar" style:country-complex="SA"/>
    </style:style>
    <style:style style:name="T674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Textbody" style:family="paragraph">
      <style:paragraph-properties fo:text-indent="0in"/>
    </style:style>
    <style:style style:name="T677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Textbody" style:family="paragraph">
      <style:paragraph-properties fo:text-indent="0in"/>
    </style:style>
    <style:style style:name="T680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Textbody" style:family="paragraph">
      <style:paragraph-properties fo:text-indent="0in"/>
    </style:style>
    <style:style style:name="T683" style:parent-style-name="Основнойшрифтабзаца" style:family="text">
      <style:text-properties fo:color="#000000" style:letter-kerning="false" style:language-asian="ru" style:country-asian="RU" style:language-complex="ar" style:country-complex="SA"/>
    </style:style>
    <style:style style:name="T684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685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P686" style:parent-style-name="Textbody" style:family="paragraph">
      <style:paragraph-properties fo:text-indent="0in"/>
    </style:style>
    <style:style style:name="T687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688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Textbody" style:family="paragraph">
      <style:paragraph-properties fo:text-indent="0in"/>
    </style:style>
    <style:style style:name="T691" style:parent-style-name="Основнойшрифтабзаца" style:family="text">
      <style:text-properties fo:color="#000000" style:letter-kerning="false" style:language-asian="ru" style:country-asian="RU" style:language-complex="ar" style:country-complex="SA"/>
    </style:style>
    <style:style style:name="T692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693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694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P695" style:parent-style-name="Textbody" style:family="paragraph">
      <style:paragraph-properties fo:text-indent="0in"/>
    </style:style>
    <style:style style:name="T696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697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Row698" style:family="table-row">
      <style:table-row-properties/>
    </style:style>
    <style:style style:name="TableCell699" style:family="table-cell">
      <style:table-cell-properties fo:border="0.0069in solid #000000" style:writing-mode="lr-tb" fo:padding-top="0in" fo:padding-left="0.075in" fo:padding-bottom="0in" fo:padding-right="0.075in"/>
    </style:style>
    <style:style style:name="P700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701" style:family="table-cell">
      <style:table-cell-properties fo:border="0.0069in solid #000000" style:writing-mode="lr-tb" fo:padding-top="0in" fo:padding-left="0.075in" fo:padding-bottom="0in" fo:padding-right="0.075in"/>
    </style:style>
    <style:style style:name="P702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703" style:family="table-cell">
      <style:table-cell-properties fo:border="0.0069in solid #000000" style:writing-mode="lr-tb" fo:padding-top="0in" fo:padding-left="0.075in" fo:padding-bottom="0in" fo:padding-right="0.075in"/>
    </style:style>
    <style:style style:name="P704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705" style:family="table-cell">
      <style:table-cell-properties fo:border="0.0069in solid #000000" style:writing-mode="lr-tb" fo:padding-top="0in" fo:padding-left="0.075in" fo:padding-bottom="0in" fo:padding-right="0.075in"/>
    </style:style>
    <style:style style:name="P706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707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710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Row711" style:family="table-row">
      <style:table-row-properties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720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723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Row724" style:family="table-row">
      <style:table-row-properties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Textbody" style:family="paragraph">
      <style:paragraph-properties fo:text-indent="0in"/>
    </style:style>
    <style:style style:name="T729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P731" style:parent-style-name="Textbody" style:family="paragraph">
      <style:paragraph-properties fo:text-indent="0in"/>
    </style:style>
    <style:style style:name="T732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735" style:parent-style-name="Textbody" style:family="paragraph">
      <style:paragraph-properties fo:text-indent="0in"/>
    </style:style>
    <style:style style:name="T736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737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Cell738" style:family="table-cell">
      <style:table-cell-properties fo:border="0.0069in solid #000000" style:writing-mode="lr-tb" fo:padding-top="0in" fo:padding-left="0.075in" fo:padding-bottom="0in" fo:padding-right="0.075in"/>
    </style:style>
    <style:style style:name="P739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740" style:parent-style-name="Textbody" style:family="paragraph">
      <style:paragraph-properties fo:text-indent="0in"/>
    </style:style>
    <style:style style:name="T741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742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Row743" style:family="table-row">
      <style:table-row-properties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P745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752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755" style:parent-style-name="Textbody" style:family="paragraph">
      <style:paragraph-properties fo:text-indent="0in"/>
    </style:style>
    <style:style style:name="T756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757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Row758" style:family="table-row">
      <style:table-row-properties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P760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765" style:family="table-cell">
      <style:table-cell-properties fo:border="0.0069in solid #000000" style:writing-mode="lr-tb" fo:padding-top="0in" fo:padding-left="0.075in" fo:padding-bottom="0in" fo:padding-right="0.075in"/>
    </style:style>
    <style:style style:name="P766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767" style:parent-style-name="Textbody" style:family="paragraph">
      <style:paragraph-properties fo:text-indent="0in"/>
    </style:style>
    <style:style style:name="T768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769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772" style:parent-style-name="Textbody" style:family="paragraph">
      <style:paragraph-properties fo:text-indent="0in"/>
    </style:style>
    <style:style style:name="T773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774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Row775" style:family="table-row">
      <style:table-row-properties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P781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P783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784" style:parent-style-name="Textbody" style:family="paragraph">
      <style:paragraph-properties fo:text-indent="0in"/>
    </style:style>
    <style:style style:name="T785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786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789" style:parent-style-name="Textbody" style:family="paragraph">
      <style:paragraph-properties fo:text-indent="0in"/>
    </style:style>
    <style:style style:name="T790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791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Row792" style:family="table-row">
      <style:table-row-properties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795" style:family="table-cell">
      <style:table-cell-properties fo:border="0.0069in solid #000000" style:writing-mode="lr-tb" fo:padding-top="0in" fo:padding-left="0.075in" fo:padding-bottom="0in" fo:padding-right="0.075in"/>
    </style:style>
    <style:style style:name="P796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801" style:parent-style-name="Textbody" style:family="paragraph">
      <style:paragraph-properties fo:text-indent="0in"/>
    </style:style>
    <style:style style:name="T802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805" style:parent-style-name="Textbody" style:family="paragraph">
      <style:paragraph-properties fo:text-indent="0in"/>
    </style:style>
    <style:style style:name="T806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Row807" style:family="table-row">
      <style:table-row-properties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Textbody" style:family="paragraph">
      <style:paragraph-properties fo:text-indent="0in"/>
      <style:text-properties fo:language="en" fo:country="US"/>
    </style:style>
    <style:style style:name="P816" style:parent-style-name="Textbody" style:family="paragraph">
      <style:paragraph-properties fo:text-indent="0in"/>
      <style:text-properties fo:language="en" fo:country="US"/>
    </style:style>
    <style:style style:name="P817" style:parent-style-name="Textbody" style:family="paragraph">
      <style:paragraph-properties fo:text-indent="0in"/>
      <style:text-properties fo:language="en" fo:country="US"/>
    </style:style>
    <style:style style:name="P818" style:parent-style-name="Textbody" style:family="paragraph">
      <style:paragraph-properties fo:text-indent="0in"/>
      <style:text-properties fo:language="en" fo:country="US"/>
    </style:style>
    <style:style style:name="P819" style:parent-style-name="Textbody" style:family="paragraph">
      <style:paragraph-properties fo:text-indent="0in"/>
      <style:text-properties fo:language="en" fo:country="US"/>
    </style:style>
    <style:style style:name="P820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821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822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P824" style:parent-style-name="Textbody" style:family="paragraph">
      <style:paragraph-properties fo:text-indent="0in"/>
      <style:text-properties fo:language="en" fo:country="US"/>
    </style:style>
    <style:style style:name="P825" style:parent-style-name="Textbody" style:family="paragraph">
      <style:paragraph-properties fo:text-indent="0in"/>
      <style:text-properties fo:language="en" fo:country="US"/>
    </style:style>
    <style:style style:name="P826" style:parent-style-name="Textbody" style:family="paragraph">
      <style:paragraph-properties fo:text-indent="0in"/>
      <style:text-properties fo:language="en" fo:country="US"/>
    </style:style>
    <style:style style:name="P827" style:parent-style-name="Textbody" style:family="paragraph">
      <style:paragraph-properties fo:text-indent="0in"/>
      <style:text-properties fo:language="en" fo:country="US"/>
    </style:style>
    <style:style style:name="P828" style:parent-style-name="Textbody" style:family="paragraph">
      <style:paragraph-properties fo:text-indent="0in"/>
      <style:text-properties fo:language="en" fo:country="US"/>
    </style:style>
    <style:style style:name="P829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830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831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Row832" style:family="table-row">
      <style:table-row-properties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P840" style:parent-style-name="Textbody" style:family="paragraph">
      <style:paragraph-properties fo:text-indent="0in"/>
      <style:text-properties fo:language="en" fo:country="US"/>
    </style:style>
    <style:style style:name="P841" style:parent-style-name="Textbody" style:family="paragraph">
      <style:paragraph-properties fo:text-indent="0in"/>
      <style:text-properties fo:language="en" fo:country="US"/>
    </style:style>
    <style:style style:name="P842" style:parent-style-name="Textbody" style:family="paragraph">
      <style:paragraph-properties fo:text-indent="0in"/>
      <style:text-properties fo:language="en" fo:country="US"/>
    </style:style>
    <style:style style:name="P843" style:parent-style-name="Textbody" style:family="paragraph">
      <style:paragraph-properties fo:text-indent="0in"/>
      <style:text-properties fo:language="en" fo:country="US"/>
    </style:style>
    <style:style style:name="P844" style:parent-style-name="Textbody" style:family="paragraph">
      <style:paragraph-properties fo:text-indent="0in"/>
      <style:text-properties fo:language="en" fo:country="US"/>
    </style:style>
    <style:style style:name="P845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846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847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848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849" style:family="table-cell">
      <style:table-cell-properties fo:border="0.0069in solid #000000" style:writing-mode="lr-tb" fo:padding-top="0in" fo:padding-left="0.075in" fo:padding-bottom="0in" fo:padding-right="0.075in"/>
    </style:style>
    <style:style style:name="P850" style:parent-style-name="Textbody" style:family="paragraph">
      <style:paragraph-properties fo:text-indent="0in"/>
      <style:text-properties fo:language="en" fo:country="US"/>
    </style:style>
    <style:style style:name="P851" style:parent-style-name="Textbody" style:family="paragraph">
      <style:paragraph-properties fo:text-indent="0in"/>
      <style:text-properties fo:language="en" fo:country="US"/>
    </style:style>
    <style:style style:name="P852" style:parent-style-name="Textbody" style:family="paragraph">
      <style:paragraph-properties fo:text-indent="0in"/>
      <style:text-properties fo:language="en" fo:country="US"/>
    </style:style>
    <style:style style:name="P853" style:parent-style-name="Textbody" style:family="paragraph">
      <style:paragraph-properties fo:text-indent="0in"/>
      <style:text-properties fo:language="en" fo:country="US"/>
    </style:style>
    <style:style style:name="P854" style:parent-style-name="Textbody" style:family="paragraph">
      <style:paragraph-properties fo:text-indent="0in"/>
      <style:text-properties fo:language="en" fo:country="US"/>
    </style:style>
    <style:style style:name="P855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856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857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858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Row859" style:family="table-row">
      <style:table-row-properties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P863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P867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868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869" style:family="table-cell">
      <style:table-cell-properties fo:border="0.0069in solid #000000" style:writing-mode="lr-tb" fo:padding-top="0in" fo:padding-left="0.075in" fo:padding-bottom="0in" fo:padding-right="0.075in"/>
    </style:style>
    <style:style style:name="P870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871" style:parent-style-name="Textbody" style:family="paragraph">
      <style:paragraph-properties fo:text-indent="0in"/>
    </style:style>
    <style:style style:name="T872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Row873" style:family="table-row">
      <style:table-row-properties/>
    </style:style>
    <style:style style:name="TableCell874" style:family="table-cell">
      <style:table-cell-properties fo:border="0.0069in solid #000000" style:writing-mode="lr-tb" fo:padding-top="0in" fo:padding-left="0.075in" fo:padding-bottom="0in" fo:padding-right="0.075in"/>
    </style:style>
    <style:style style:name="P875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876" style:family="table-cell">
      <style:table-cell-properties fo:border="0.0069in solid #000000" style:writing-mode="lr-tb" fo:padding-top="0in" fo:padding-left="0.075in" fo:padding-bottom="0in" fo:padding-right="0.075in"/>
    </style:style>
    <style:style style:name="P877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878" style:family="table-cell">
      <style:table-cell-properties fo:border="0.0069in solid #000000" style:writing-mode="lr-tb" fo:padding-top="0in" fo:padding-left="0.075in" fo:padding-bottom="0in" fo:padding-right="0.075in"/>
    </style:style>
    <style:style style:name="P879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880" style:family="table-cell">
      <style:table-cell-properties fo:border="0.0069in solid #000000" style:writing-mode="lr-tb" fo:padding-top="0in" fo:padding-left="0.075in" fo:padding-bottom="0in" fo:padding-right="0.075in"/>
    </style:style>
    <style:style style:name="P881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882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883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884" style:family="table-cell">
      <style:table-cell-properties fo:border="0.0069in solid #000000" style:writing-mode="lr-tb" fo:padding-top="0in" fo:padding-left="0.075in" fo:padding-bottom="0in" fo:padding-right="0.075in"/>
    </style:style>
    <style:style style:name="P885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886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887" style:parent-style-name="Textbody" style:family="paragraph">
      <style:paragraph-properties fo:text-indent="0in"/>
    </style:style>
    <style:style style:name="T888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Row889" style:family="table-row">
      <style:table-row-properties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898" style:parent-style-name="Textbody" style:family="paragraph">
      <style:paragraph-properties fo:text-indent="0in"/>
      <style:text-properties fo:color="#000000" style:letter-kerning="false" style:language-asian="ru" style:country-asian="RU" style:language-complex="ar" style:country-complex="SA"/>
    </style:style>
    <style:style style:name="TableCell899" style:family="table-cell">
      <style:table-cell-properties fo:border="0.0069in solid #000000" style:writing-mode="lr-tb" fo:padding-top="0in" fo:padding-left="0.075in" fo:padding-bottom="0in" fo:padding-right="0.075in"/>
    </style:style>
    <style:style style:name="P900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901" style:parent-style-name="Textbody" style:family="paragraph">
      <style:paragraph-properties fo:text-indent="0in"/>
      <style:text-properties fo:color="#000000" style:letter-kerning="false" style:language-asian="ru" style:country-asian="RU" style:language-complex="ar" style:country-complex="SA"/>
    </style:style>
    <style:style style:name="TableRow902" style:family="table-row">
      <style:table-row-properties/>
    </style:style>
    <style:style style:name="TableCell903" style:family="table-cell">
      <style:table-cell-properties fo:border="0.0069in solid #000000" style:writing-mode="lr-tb" fo:padding-top="0in" fo:padding-left="0.075in" fo:padding-bottom="0in" fo:padding-right="0.075in"/>
    </style:style>
    <style:style style:name="P904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905" style:family="table-cell">
      <style:table-cell-properties fo:border="0.0069in solid #000000" style:writing-mode="lr-tb" fo:padding-top="0in" fo:padding-left="0.075in" fo:padding-bottom="0in" fo:padding-right="0.075in"/>
    </style:style>
    <style:style style:name="P906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907" style:family="table-cell">
      <style:table-cell-properties fo:border="0.0069in solid #000000" style:writing-mode="lr-tb" fo:padding-top="0in" fo:padding-left="0.075in" fo:padding-bottom="0in" fo:padding-right="0.075in"/>
    </style:style>
    <style:style style:name="P908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909" style:family="table-cell">
      <style:table-cell-properties fo:border="0.0069in solid #000000" style:writing-mode="lr-tb" fo:padding-top="0in" fo:padding-left="0.075in" fo:padding-bottom="0in" fo:padding-right="0.075in"/>
    </style:style>
    <style:style style:name="P910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911" style:parent-style-name="Textbody" style:family="paragraph">
      <style:paragraph-properties fo:text-indent="0in"/>
      <style:text-properties fo:color="#000000" style:letter-kerning="false" style:language-asian="ru" style:country-asian="RU" style:language-complex="ar" style:country-complex="SA"/>
    </style:style>
    <style:style style:name="TableCell912" style:family="table-cell">
      <style:table-cell-properties fo:border="0.0069in solid #000000" style:writing-mode="lr-tb" fo:padding-top="0in" fo:padding-left="0.075in" fo:padding-bottom="0in" fo:padding-right="0.075in"/>
    </style:style>
    <style:style style:name="P913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914" style:parent-style-name="Textbody" style:family="paragraph">
      <style:paragraph-properties fo:text-indent="0in"/>
      <style:text-properties fo:color="#000000" style:letter-kerning="false" style:language-asian="ru" style:country-asian="RU" style:language-complex="ar" style:country-complex="SA"/>
    </style:style>
    <style:style style:name="TableRow915" style:family="table-row">
      <style:table-row-properties/>
    </style:style>
    <style:style style:name="TableCell916" style:family="table-cell">
      <style:table-cell-properties fo:border="0.0069in solid #000000" style:writing-mode="lr-tb" fo:padding-top="0in" fo:padding-left="0.075in" fo:padding-bottom="0in" fo:padding-right="0.075in"/>
    </style:style>
    <style:style style:name="P917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918" style:family="table-cell">
      <style:table-cell-properties fo:border="0.0069in solid #000000" style:writing-mode="lr-tb" fo:padding-top="0in" fo:padding-left="0.075in" fo:padding-bottom="0in" fo:padding-right="0.075in"/>
    </style:style>
    <style:style style:name="P919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920" style:family="table-cell">
      <style:table-cell-properties fo:border="0.0069in solid #000000" style:writing-mode="lr-tb" fo:padding-top="0in" fo:padding-left="0.075in" fo:padding-bottom="0in" fo:padding-right="0.075in"/>
    </style:style>
    <style:style style:name="P921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P923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924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925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928" style:parent-style-name="Textbody" style:family="paragraph">
      <style:paragraph-properties fo:text-indent="0in"/>
    </style:style>
    <style:style style:name="T929" style:parent-style-name="Основнойшрифтабзаца" style:family="text">
      <style:text-properties fo:color="#000000" style:letter-kerning="false" fo:language="en" fo:country="US" style:language-asian="ru" style:country-asian="RU" style:language-complex="ar" style:country-complex="SA"/>
    </style:style>
    <style:style style:name="TableRow930" style:family="table-row">
      <style:table-row-properties/>
    </style:style>
    <style:style style:name="TableCell931" style:family="table-cell">
      <style:table-cell-properties fo:border="0.0069in solid #000000" style:writing-mode="lr-tb" fo:padding-top="0in" fo:padding-left="0.075in" fo:padding-bottom="0in" fo:padding-right="0.075in"/>
    </style:style>
    <style:style style:name="P932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933" style:family="table-cell">
      <style:table-cell-properties fo:border="0.0069in solid #000000" style:writing-mode="lr-tb" fo:padding-top="0in" fo:padding-left="0.075in" fo:padding-bottom="0in" fo:padding-right="0.075in"/>
    </style:style>
    <style:style style:name="P934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935" style:family="table-cell">
      <style:table-cell-properties fo:border="0.0069in solid #000000" style:writing-mode="lr-tb" fo:padding-top="0in" fo:padding-left="0.075in" fo:padding-bottom="0in" fo:padding-right="0.075in"/>
    </style:style>
    <style:style style:name="P936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Textbody" style:family="paragraph">
      <style:paragraph-properties fo:text-indent="0in"/>
      <style:text-properties fo:language="en" fo:country="US"/>
    </style:style>
    <style:style style:name="P939" style:parent-style-name="Textbody" style:family="paragraph">
      <style:paragraph-properties fo:text-indent="0in"/>
      <style:text-properties fo:language="en" fo:country="US"/>
    </style:style>
    <style:style style:name="P940" style:parent-style-name="Textbody" style:family="paragraph">
      <style:paragraph-properties fo:text-indent="0in"/>
      <style:text-properties fo:language="en" fo:country="US"/>
    </style:style>
    <style:style style:name="P941" style:parent-style-name="Textbody" style:family="paragraph">
      <style:paragraph-properties fo:text-indent="0in"/>
      <style:text-properties fo:language="en" fo:country="US"/>
    </style:style>
    <style:style style:name="P942" style:parent-style-name="Textbody" style:family="paragraph">
      <style:paragraph-properties fo:text-indent="0in"/>
      <style:text-properties fo:language="en" fo:country="US"/>
    </style:style>
    <style:style style:name="P943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944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945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946" style:family="table-cell">
      <style:table-cell-properties fo:border="0.0069in solid #000000" style:writing-mode="lr-tb" fo:padding-top="0in" fo:padding-left="0.075in" fo:padding-bottom="0in" fo:padding-right="0.075in"/>
    </style:style>
    <style:style style:name="P947" style:parent-style-name="Textbody" style:family="paragraph">
      <style:paragraph-properties fo:text-indent="0in"/>
      <style:text-properties fo:language="en" fo:country="US"/>
    </style:style>
    <style:style style:name="P948" style:parent-style-name="Textbody" style:family="paragraph">
      <style:paragraph-properties fo:text-indent="0in"/>
      <style:text-properties fo:language="en" fo:country="US"/>
    </style:style>
    <style:style style:name="P949" style:parent-style-name="Textbody" style:family="paragraph">
      <style:paragraph-properties fo:text-indent="0in"/>
      <style:text-properties fo:language="en" fo:country="US"/>
    </style:style>
    <style:style style:name="P950" style:parent-style-name="Textbody" style:family="paragraph">
      <style:paragraph-properties fo:text-indent="0in"/>
      <style:text-properties fo:language="en" fo:country="US"/>
    </style:style>
    <style:style style:name="P951" style:parent-style-name="Textbody" style:family="paragraph">
      <style:paragraph-properties fo:text-indent="0in"/>
      <style:text-properties fo:language="en" fo:country="US"/>
    </style:style>
    <style:style style:name="P952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953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Row954" style:family="table-row">
      <style:table-row-properties/>
    </style:style>
    <style:style style:name="TableCell955" style:family="table-cell">
      <style:table-cell-properties fo:border="0.0069in solid #000000" style:writing-mode="lr-tb" fo:padding-top="0in" fo:padding-left="0.075in" fo:padding-bottom="0in" fo:padding-right="0.075in"/>
    </style:style>
    <style:style style:name="P956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957" style:family="table-cell">
      <style:table-cell-properties fo:border="0.0069in solid #000000" style:writing-mode="lr-tb" fo:padding-top="0in" fo:padding-left="0.075in" fo:padding-bottom="0in" fo:padding-right="0.075in"/>
    </style:style>
    <style:style style:name="P958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959" style:family="table-cell">
      <style:table-cell-properties fo:border="0.0069in solid #000000" style:writing-mode="lr-tb" fo:padding-top="0in" fo:padding-left="0.075in" fo:padding-bottom="0in" fo:padding-right="0.075in"/>
    </style:style>
    <style:style style:name="P960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961" style:family="table-cell">
      <style:table-cell-properties fo:border="0.0069in solid #000000" style:writing-mode="lr-tb" fo:padding-top="0in" fo:padding-left="0.075in" fo:padding-bottom="0in" fo:padding-right="0.075in"/>
    </style:style>
    <style:style style:name="P962" style:parent-style-name="Textbody" style:family="paragraph">
      <style:paragraph-properties fo:text-indent="0in"/>
      <style:text-properties fo:language="en" fo:country="US"/>
    </style:style>
    <style:style style:name="P963" style:parent-style-name="Textbody" style:family="paragraph">
      <style:paragraph-properties fo:text-indent="0in"/>
      <style:text-properties fo:language="en" fo:country="US"/>
    </style:style>
    <style:style style:name="P964" style:parent-style-name="Textbody" style:family="paragraph">
      <style:paragraph-properties fo:text-indent="0in"/>
      <style:text-properties fo:language="en" fo:country="US"/>
    </style:style>
    <style:style style:name="P965" style:parent-style-name="Textbody" style:family="paragraph">
      <style:paragraph-properties fo:text-indent="0in"/>
      <style:text-properties fo:language="en" fo:country="US"/>
    </style:style>
    <style:style style:name="P966" style:parent-style-name="Textbody" style:family="paragraph">
      <style:paragraph-properties fo:text-indent="0in"/>
      <style:text-properties fo:language="en" fo:country="US"/>
    </style:style>
    <style:style style:name="P967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968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969" style:family="table-cell">
      <style:table-cell-properties fo:border="0.0069in solid #000000" style:writing-mode="lr-tb" fo:padding-top="0in" fo:padding-left="0.075in" fo:padding-bottom="0in" fo:padding-right="0.075in"/>
    </style:style>
    <style:style style:name="P970" style:parent-style-name="Textbody" style:family="paragraph">
      <style:paragraph-properties fo:text-indent="0in"/>
      <style:text-properties fo:language="en" fo:country="US"/>
    </style:style>
    <style:style style:name="P971" style:parent-style-name="Textbody" style:family="paragraph">
      <style:paragraph-properties fo:text-indent="0in"/>
      <style:text-properties fo:language="en" fo:country="US"/>
    </style:style>
    <style:style style:name="P972" style:parent-style-name="Textbody" style:family="paragraph">
      <style:paragraph-properties fo:text-indent="0in"/>
      <style:text-properties fo:language="en" fo:country="US"/>
    </style:style>
    <style:style style:name="P973" style:parent-style-name="Textbody" style:family="paragraph">
      <style:paragraph-properties fo:text-indent="0in"/>
      <style:text-properties fo:language="en" fo:country="US"/>
    </style:style>
    <style:style style:name="P974" style:parent-style-name="Textbody" style:family="paragraph">
      <style:paragraph-properties fo:text-indent="0in"/>
      <style:text-properties fo:language="en" fo:country="US"/>
    </style:style>
    <style:style style:name="P975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976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Row977" style:family="table-row">
      <style:table-row-properties/>
    </style:style>
    <style:style style:name="TableCell978" style:family="table-cell">
      <style:table-cell-properties fo:border="0.0069in solid #000000" style:writing-mode="lr-tb" fo:padding-top="0in" fo:padding-left="0.075in" fo:padding-bottom="0in" fo:padding-right="0.075in"/>
    </style:style>
    <style:style style:name="P979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980" style:family="table-cell">
      <style:table-cell-properties fo:border="0.0069in solid #000000" style:writing-mode="lr-tb" fo:padding-top="0in" fo:padding-left="0.075in" fo:padding-bottom="0in" fo:padding-right="0.075in"/>
    </style:style>
    <style:style style:name="P981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982" style:family="table-cell">
      <style:table-cell-properties fo:border="0.0069in solid #000000" style:writing-mode="lr-tb" fo:padding-top="0in" fo:padding-left="0.075in" fo:padding-bottom="0in" fo:padding-right="0.075in"/>
    </style:style>
    <style:style style:name="P983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984" style:family="table-cell">
      <style:table-cell-properties fo:border="0.0069in solid #000000" style:writing-mode="lr-tb" fo:padding-top="0in" fo:padding-left="0.075in" fo:padding-bottom="0in" fo:padding-right="0.075in"/>
    </style:style>
    <style:style style:name="P985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986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987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988" style:family="table-cell">
      <style:table-cell-properties fo:border="0.0069in solid #000000" style:writing-mode="lr-tb" fo:padding-top="0in" fo:padding-left="0.075in" fo:padding-bottom="0in" fo:padding-right="0.075in"/>
    </style:style>
    <style:style style:name="P989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990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991" style:parent-style-name="Textbody" style:family="paragraph">
      <style:paragraph-properties fo:text-indent="0in"/>
      <style:text-properties fo:color="#000000" style:letter-kerning="false" style:language-asian="ru" style:country-asian="RU" style:language-complex="ar" style:country-complex="SA"/>
    </style:style>
    <style:style style:name="TableRow992" style:family="table-row">
      <style:table-row-properties/>
    </style:style>
    <style:style style:name="TableCell993" style:family="table-cell">
      <style:table-cell-properties fo:border="0.0069in solid #000000" style:writing-mode="lr-tb" fo:padding-top="0in" fo:padding-left="0.075in" fo:padding-bottom="0in" fo:padding-right="0.075in"/>
    </style:style>
    <style:style style:name="P994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995" style:family="table-cell">
      <style:table-cell-properties fo:border="0.0069in solid #000000" style:writing-mode="lr-tb" fo:padding-top="0in" fo:padding-left="0.075in" fo:padding-bottom="0in" fo:padding-right="0.075in"/>
    </style:style>
    <style:style style:name="P996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997" style:family="table-cell">
      <style:table-cell-properties fo:border="0.0069in solid #000000" style:writing-mode="lr-tb" fo:padding-top="0in" fo:padding-left="0.075in" fo:padding-bottom="0in" fo:padding-right="0.075in"/>
    </style:style>
    <style:style style:name="P998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9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0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1001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1002" style:parent-style-name="Textbody" style:family="paragraph">
      <style:paragraph-properties fo:text-indent="0in"/>
      <style:text-properties fo:color="#000000" style:letter-kerning="false" fo:background-color="#FFFF00" fo:language="en" fo:country="US" style:language-asian="ru" style:country-asian="RU" style:language-complex="ar" style:country-complex="SA"/>
    </style:style>
    <style:style style:name="TableCell1003" style:family="table-cell">
      <style:table-cell-properties fo:border="0.0069in solid #000000" style:writing-mode="lr-tb" fo:padding-top="0in" fo:padding-left="0.075in" fo:padding-bottom="0in" fo:padding-right="0.075in"/>
    </style:style>
    <style:style style:name="P1004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1005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1006" style:parent-style-name="Textbody" style:family="paragraph">
      <style:paragraph-properties fo:text-indent="0in"/>
      <style:text-properties fo:color="#000000" style:letter-kerning="false" fo:background-color="#FFFF00" style:language-asian="ru" style:country-asian="RU" style:language-complex="ar" style:country-complex="SA"/>
    </style:style>
    <style:style style:name="TableRow1007" style:family="table-row">
      <style:table-row-properties/>
    </style:style>
    <style:style style:name="TableCell1008" style:family="table-cell">
      <style:table-cell-properties fo:border="0.0069in solid #000000" style:writing-mode="lr-tb" fo:padding-top="0in" fo:padding-left="0.075in" fo:padding-bottom="0in" fo:padding-right="0.075in"/>
    </style:style>
    <style:style style:name="P1009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1010" style:family="table-cell">
      <style:table-cell-properties fo:border="0.0069in solid #000000" style:writing-mode="lr-tb" fo:padding-top="0in" fo:padding-left="0.075in" fo:padding-bottom="0in" fo:padding-right="0.075in"/>
    </style:style>
    <style:style style:name="P1011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1012" style:family="table-cell">
      <style:table-cell-properties fo:border="0.0069in solid #000000" style:writing-mode="lr-tb" fo:padding-top="0in" fo:padding-left="0.075in" fo:padding-bottom="0in" fo:padding-right="0.075in"/>
    </style:style>
    <style:style style:name="P1013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1014" style:family="table-cell">
      <style:table-cell-properties fo:border="0.0069in solid #000000" style:writing-mode="lr-tb" fo:padding-top="0in" fo:padding-left="0.075in" fo:padding-bottom="0in" fo:padding-right="0.075in"/>
    </style:style>
    <style:style style:name="P1015" style:parent-style-name="Textbody" style:family="paragraph">
      <style:paragraph-properties fo:text-indent="0in"/>
      <style:text-properties fo:language="en" fo:country="US"/>
    </style:style>
    <style:style style:name="P1016" style:parent-style-name="Textbody" style:family="paragraph">
      <style:paragraph-properties fo:text-indent="0in"/>
      <style:text-properties fo:language="en" fo:country="US"/>
    </style:style>
    <style:style style:name="P1017" style:parent-style-name="Textbody" style:family="paragraph">
      <style:paragraph-properties fo:text-indent="0in"/>
      <style:text-properties fo:language="en" fo:country="US"/>
    </style:style>
    <style:style style:name="P1018" style:parent-style-name="Textbody" style:family="paragraph">
      <style:paragraph-properties fo:text-indent="0in"/>
      <style:text-properties fo:language="en" fo:country="US"/>
    </style:style>
    <style:style style:name="P1019" style:parent-style-name="Textbody" style:family="paragraph">
      <style:paragraph-properties fo:text-indent="0in"/>
      <style:text-properties fo:language="en" fo:country="US"/>
    </style:style>
    <style:style style:name="P1020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1021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1022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1023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1024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TableCell1025" style:family="table-cell">
      <style:table-cell-properties fo:border="0.0069in solid #000000" style:writing-mode="lr-tb" fo:padding-top="0in" fo:padding-left="0.075in" fo:padding-bottom="0in" fo:padding-right="0.075in"/>
    </style:style>
    <style:style style:name="P1026" style:parent-style-name="Textbody" style:family="paragraph">
      <style:paragraph-properties fo:text-indent="0in"/>
      <style:text-properties fo:language="en" fo:country="US"/>
    </style:style>
    <style:style style:name="P1027" style:parent-style-name="Textbody" style:family="paragraph">
      <style:paragraph-properties fo:text-indent="0in"/>
      <style:text-properties fo:language="en" fo:country="US"/>
    </style:style>
    <style:style style:name="P1028" style:parent-style-name="Textbody" style:family="paragraph">
      <style:paragraph-properties fo:text-indent="0in"/>
      <style:text-properties fo:language="en" fo:country="US"/>
    </style:style>
    <style:style style:name="P1029" style:parent-style-name="Textbody" style:family="paragraph">
      <style:paragraph-properties fo:text-indent="0in"/>
      <style:text-properties fo:language="en" fo:country="US"/>
    </style:style>
    <style:style style:name="P1030" style:parent-style-name="Textbody" style:family="paragraph">
      <style:paragraph-properties fo:text-indent="0in"/>
      <style:text-properties fo:language="en" fo:country="US"/>
    </style:style>
    <style:style style:name="P1031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1032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1033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1034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1035" style:parent-style-name="Textbody" style:family="paragraph">
      <style:paragraph-properties fo:text-indent="0in"/>
      <style:text-properties fo:color="#000000" style:letter-kerning="false" fo:language="en" fo:country="US" style:language-asian="ru" style:country-asian="RU" style:language-complex="ar" style:country-complex="SA"/>
    </style:style>
    <style:style style:name="P1036" style:parent-style-name="Textbody" style:family="paragraph">
      <style:paragraph-properties fo:text-indent="-0.0986in"/>
      <style:text-properties fo:color="#000000" style:letter-kerning="false" fo:language="en" fo:country="US" style:language-asian="ru" style:country-asian="RU" style:language-complex="ar" style:country-complex="SA"/>
    </style:style>
    <style:style style:name="P1037" style:parent-style-name="Textbody" style:family="paragraph">
      <style:text-properties fo:language="en" fo:country="US"/>
    </style:style>
    <style:style style:name="P1038" style:parent-style-name="Textbody" style:family="paragraph">
      <style:text-properties fo:language="en" fo:country="US"/>
    </style:style>
    <style:style style:name="T1039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040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041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1042" style:parent-style-name="Заголовок2" style:family="paragraph">
      <style:paragraph-properties fo:text-indent="0in"/>
    </style:style>
    <style:style style:name="P1043" style:parent-style-name="Заголовок1" style:family="paragraph">
      <style:paragraph-properties fo:break-before="page"/>
    </style:style>
    <style:style style:name="T1044" style:parent-style-name="Основнойшрифтабзаца" style:family="text">
      <style:text-properties fo:language="en" fo:country="US"/>
    </style:style>
    <style:style style:name="T1045" style:parent-style-name="Основнойшрифтабзаца" style:family="text">
      <style:text-properties fo:language="en" fo:country="US"/>
    </style:style>
    <style:style style:name="T1046" style:parent-style-name="Основнойшрифтабзаца" style:family="text">
      <style:text-properties style:font-name="Times New Roman" style:font-name-complex="Times New Roman" fo:color="#000000"/>
    </style:style>
    <style:style style:name="T1047" style:parent-style-name="Основнойшрифтабзаца" style:family="text">
      <style:text-properties style:font-name="Times New Roman" style:font-name-complex="Times New Roman" fo:color="#000000" fo:language="en" fo:country="US"/>
    </style:style>
    <style:style style:name="T1048" style:parent-style-name="Основнойшрифтабзаца" style:family="text">
      <style:text-properties style:font-name="Times New Roman" style:font-name-complex="Times New Roman" fo:color="#000000"/>
    </style:style>
    <style:style style:name="P1049" style:parent-style-name="Листинг" style:family="paragraph">
      <style:text-properties fo:color="#000000" fo:language="en" fo:country="US"/>
    </style:style>
    <style:style style:name="P1050" style:parent-style-name="Листинг" style:family="paragraph">
      <style:text-properties fo:color="#000000" fo:language="en" fo:country="US"/>
    </style:style>
    <style:style style:name="T1051" style:parent-style-name="Основнойшрифтабзаца" style:family="text">
      <style:text-properties fo:color="#000000" fo:language="en" fo:country="US"/>
    </style:style>
    <style:style style:name="T1052" style:parent-style-name="Основнойшрифтабзаца" style:family="text">
      <style:text-properties fo:color="#000000"/>
    </style:style>
    <style:style style:name="T1053" style:parent-style-name="Основнойшрифтабзаца" style:family="text">
      <style:text-properties fo:color="#000000" fo:language="en" fo:country="US"/>
    </style:style>
    <style:style style:name="T1054" style:parent-style-name="Основнойшрифтабзаца" style:family="text">
      <style:text-properties fo:color="#000000"/>
    </style:style>
    <style:style style:name="T1055" style:parent-style-name="Основнойшрифтабзаца" style:family="text">
      <style:text-properties fo:color="#000000" fo:language="en" fo:country="US"/>
    </style:style>
    <style:style style:name="T1056" style:parent-style-name="Основнойшрифтабзаца" style:family="text">
      <style:text-properties fo:color="#000000"/>
    </style:style>
    <style:style style:name="T1057" style:parent-style-name="Основнойшрифтабзаца" style:family="text">
      <style:text-properties fo:color="#000000" fo:language="en" fo:country="US"/>
    </style:style>
    <style:style style:name="T1058" style:parent-style-name="Основнойшрифтабзаца" style:family="text">
      <style:text-properties fo:color="#000000"/>
    </style:style>
    <style:style style:name="P1059" style:parent-style-name="Листинг" style:family="paragraph">
      <style:text-properties style:font-name="Times New Roman" style:font-name-complex="Times New Roman" fo:color="#000000"/>
    </style:style>
    <style:style style:name="P1060" style:parent-style-name="Листинг" style:family="paragraph">
      <style:text-properties fo:color="#000000" fo:language="en" fo:country="US"/>
    </style:style>
    <style:style style:name="P1061" style:parent-style-name="Листинг" style:family="paragraph">
      <style:text-properties fo:color="#000000" fo:language="en" fo:country="US"/>
    </style:style>
    <style:style style:name="T1062" style:parent-style-name="Основнойшрифтабзаца" style:family="text">
      <style:text-properties fo:color="#000000" fo:language="en" fo:country="US"/>
    </style:style>
    <style:style style:name="T1063" style:parent-style-name="Основнойшрифтабзаца" style:family="text">
      <style:text-properties fo:color="#000000"/>
    </style:style>
    <style:style style:name="T1064" style:parent-style-name="Основнойшрифтабзаца" style:family="text">
      <style:text-properties fo:color="#000000" fo:language="en" fo:country="US"/>
    </style:style>
    <style:style style:name="P1065" style:parent-style-name="Листинг" style:family="paragraph">
      <style:text-properties style:font-name="Times New Roman" style:font-name-complex="Times New Roman" fo:color="#000000"/>
    </style:style>
    <style:style style:name="T1066" style:parent-style-name="Основнойшрифтабзаца" style:family="text">
      <style:text-properties fo:color="#000000" fo:language="en" fo:country="US"/>
    </style:style>
    <style:style style:name="T1067" style:parent-style-name="Основнойшрифтабзаца" style:family="text">
      <style:text-properties fo:color="#000000"/>
    </style:style>
    <style:style style:name="T1068" style:parent-style-name="Основнойшрифтабзаца" style:family="text">
      <style:text-properties fo:color="#000000" fo:language="en" fo:country="US"/>
    </style:style>
    <style:style style:name="P1069" style:parent-style-name="Листинг" style:family="paragraph">
      <style:text-properties style:font-name="Times New Roman" style:font-name-complex="Times New Roman" fo:color="#000000"/>
    </style:style>
    <style:style style:name="P1070" style:parent-style-name="Листинг" style:family="paragraph">
      <style:text-properties fo:color="#000000" fo:language="en" fo:country="US"/>
    </style:style>
    <style:style style:name="P1071" style:parent-style-name="Листинг" style:family="paragraph">
      <style:text-properties fo:color="#000000" fo:language="en" fo:country="US"/>
    </style:style>
    <style:style style:name="P1072" style:parent-style-name="Листинг" style:family="paragraph">
      <style:text-properties fo:color="#000000" fo:language="en" fo:country="US"/>
    </style:style>
    <style:style style:name="P1073" style:parent-style-name="Листинг" style:family="paragraph">
      <style:text-properties fo:color="#000000" fo:language="en" fo:country="US"/>
    </style:style>
    <style:style style:name="P1074" style:parent-style-name="Листинг" style:family="paragraph">
      <style:text-properties fo:color="#000000" fo:language="en" fo:country="US"/>
    </style:style>
    <style:style style:name="P1075" style:parent-style-name="Листинг" style:family="paragraph">
      <style:text-properties fo:color="#000000" fo:language="en" fo:country="US"/>
    </style:style>
    <style:style style:name="P1076" style:parent-style-name="Листинг" style:family="paragraph">
      <style:text-properties fo:color="#000000" fo:language="en" fo:country="US"/>
    </style:style>
    <style:style style:name="P1077" style:parent-style-name="Листинг" style:family="paragraph">
      <style:text-properties style:font-name="Times New Roman" style:font-name-complex="Times New Roman" fo:color="#000000" fo:language="en" fo:country="US"/>
    </style:style>
    <style:style style:name="P1078" style:parent-style-name="Листинг" style:family="paragraph">
      <style:text-properties fo:color="#000000" fo:language="en" fo:country="US"/>
    </style:style>
    <style:style style:name="P1079" style:parent-style-name="Листинг" style:family="paragraph">
      <style:text-properties fo:color="#000000" fo:language="en" fo:country="US"/>
    </style:style>
    <style:style style:name="P1080" style:parent-style-name="Листинг" style:family="paragraph">
      <style:text-properties style:font-name="Times New Roman" style:font-name-complex="Times New Roman" fo:color="#000000" fo:language="en" fo:country="US"/>
    </style:style>
    <style:style style:name="P1081" style:parent-style-name="Листинг" style:family="paragraph">
      <style:text-properties fo:color="#000000" fo:language="en" fo:country="US"/>
    </style:style>
    <style:style style:name="P1082" style:parent-style-name="Листинг" style:family="paragraph">
      <style:text-properties fo:color="#000000" fo:language="en" fo:country="US"/>
    </style:style>
    <style:style style:name="P1083" style:parent-style-name="Листинг" style:family="paragraph">
      <style:text-properties fo:color="#000000" fo:language="en" fo:country="US"/>
    </style:style>
    <style:style style:name="P1084" style:parent-style-name="Листинг" style:family="paragraph">
      <style:text-properties fo:color="#000000" fo:language="en" fo:country="US"/>
    </style:style>
    <style:style style:name="P1085" style:parent-style-name="Листинг" style:family="paragraph">
      <style:text-properties fo:color="#000000" fo:language="en" fo:country="US"/>
    </style:style>
    <style:style style:name="P1086" style:parent-style-name="Листинг" style:family="paragraph">
      <style:text-properties fo:color="#000000" fo:language="en" fo:country="US"/>
    </style:style>
    <style:style style:name="P1087" style:parent-style-name="Листинг" style:family="paragraph">
      <style:text-properties style:font-name="Times New Roman" style:font-name-complex="Times New Roman" fo:color="#000000"/>
    </style:style>
    <style:style style:name="P1088" style:parent-style-name="Листинг" style:family="paragraph">
      <style:text-properties style:font-name="Times New Roman" style:font-name-complex="Times New Roman" fo:color="#000000"/>
    </style:style>
    <style:style style:name="T1089" style:parent-style-name="Основнойшрифтабзаца" style:family="text">
      <style:text-properties fo:color="#000000"/>
    </style:style>
    <style:style style:name="T1090" style:parent-style-name="Основнойшрифтабзаца" style:family="text">
      <style:text-properties fo:color="#000000" fo:language="en" fo:country="US"/>
    </style:style>
    <style:style style:name="T1091" style:parent-style-name="Основнойшрифтабзаца" style:family="text">
      <style:text-properties fo:color="#000000"/>
    </style:style>
    <style:style style:name="T1092" style:parent-style-name="Основнойшрифтабзаца" style:family="text">
      <style:text-properties fo:color="#000000" fo:language="en" fo:country="US"/>
    </style:style>
    <style:style style:name="T1093" style:parent-style-name="Основнойшрифтабзаца" style:family="text">
      <style:text-properties fo:color="#000000"/>
    </style:style>
    <style:style style:name="T1094" style:parent-style-name="Основнойшрифтабзаца" style:family="text">
      <style:text-properties fo:color="#000000" fo:language="en" fo:country="US"/>
    </style:style>
    <style:style style:name="T1095" style:parent-style-name="Основнойшрифтабзаца" style:family="text">
      <style:text-properties fo:color="#000000"/>
    </style:style>
    <style:style style:name="T1096" style:parent-style-name="Основнойшрифтабзаца" style:family="text">
      <style:text-properties fo:color="#000000"/>
    </style:style>
    <style:style style:name="T1097" style:parent-style-name="Основнойшрифтабзаца" style:family="text">
      <style:text-properties fo:color="#000000" fo:language="en" fo:country="US"/>
    </style:style>
    <style:style style:name="T1098" style:parent-style-name="Основнойшрифтабзаца" style:family="text">
      <style:text-properties fo:color="#000000"/>
    </style:style>
    <style:style style:name="T1099" style:parent-style-name="Основнойшрифтабзаца" style:family="text">
      <style:text-properties fo:color="#000000" fo:language="en" fo:country="US"/>
    </style:style>
    <style:style style:name="T1100" style:parent-style-name="Основнойшрифтабзаца" style:family="text">
      <style:text-properties fo:color="#000000"/>
    </style:style>
    <style:style style:name="T1101" style:parent-style-name="Основнойшрифтабзаца" style:family="text">
      <style:text-properties fo:color="#000000" fo:language="en" fo:country="US"/>
    </style:style>
    <style:style style:name="T1102" style:parent-style-name="Основнойшрифтабзаца" style:family="text">
      <style:text-properties fo:color="#000000"/>
    </style:style>
    <style:style style:name="T1103" style:parent-style-name="Основнойшрифтабзаца" style:family="text">
      <style:text-properties fo:color="#000000" fo:language="en" fo:country="US"/>
    </style:style>
    <style:style style:name="P1104" style:parent-style-name="Листинг" style:family="paragraph">
      <style:text-properties fo:color="#000000" fo:language="en" fo:country="US"/>
    </style:style>
    <style:style style:name="P1105" style:parent-style-name="Листинг" style:family="paragraph">
      <style:text-properties style:font-name="Times New Roman" style:font-name-complex="Times New Roman" fo:color="#000000" fo:language="en" fo:country="US"/>
    </style:style>
    <style:style style:name="P1106" style:parent-style-name="Листинг" style:family="paragraph">
      <style:text-properties fo:color="#000000" fo:language="en" fo:country="US"/>
    </style:style>
    <style:style style:name="P1107" style:parent-style-name="Листинг" style:family="paragraph">
      <style:text-properties fo:color="#000000" fo:language="en" fo:country="US"/>
    </style:style>
    <style:style style:name="P1108" style:parent-style-name="Листинг" style:family="paragraph">
      <style:text-properties fo:color="#000000" fo:language="en" fo:country="US"/>
    </style:style>
    <style:style style:name="P1109" style:parent-style-name="Листинг" style:family="paragraph">
      <style:text-properties style:font-name="Times New Roman" style:font-name-complex="Times New Roman" fo:color="#000000" fo:language="en" fo:country="US"/>
    </style:style>
    <style:style style:name="P1110" style:parent-style-name="Листинг" style:family="paragraph">
      <style:text-properties fo:color="#000000" fo:language="en" fo:country="US"/>
    </style:style>
    <style:style style:name="T1111" style:parent-style-name="Основнойшрифтабзаца" style:family="text">
      <style:text-properties fo:color="#000000" fo:language="en" fo:country="US"/>
    </style:style>
    <style:style style:name="T1112" style:parent-style-name="Основнойшрифтабзаца" style:family="text">
      <style:text-properties fo:color="#000000"/>
    </style:style>
    <style:style style:name="T1113" style:parent-style-name="Основнойшрифтабзаца" style:family="text">
      <style:text-properties fo:color="#000000" fo:language="en" fo:country="US"/>
    </style:style>
    <style:style style:name="T1114" style:parent-style-name="Основнойшрифтабзаца" style:family="text">
      <style:text-properties fo:color="#000000"/>
    </style:style>
    <style:style style:name="T1115" style:parent-style-name="Основнойшрифтабзаца" style:family="text">
      <style:text-properties fo:color="#000000" fo:language="en" fo:country="US"/>
    </style:style>
    <style:style style:name="T1116" style:parent-style-name="Основнойшрифтабзаца" style:family="text">
      <style:text-properties fo:color="#000000"/>
    </style:style>
    <style:style style:name="T1117" style:parent-style-name="Основнойшрифтабзаца" style:family="text">
      <style:text-properties fo:color="#000000" fo:language="en" fo:country="US"/>
    </style:style>
    <style:style style:name="T1118" style:parent-style-name="Основнойшрифтабзаца" style:family="text">
      <style:text-properties fo:color="#000000"/>
    </style:style>
    <style:style style:name="P1119" style:parent-style-name="Листинг" style:family="paragraph">
      <style:text-properties style:font-name="Times New Roman" style:font-name-complex="Times New Roman" fo:color="#000000"/>
    </style:style>
    <style:style style:name="T1120" style:parent-style-name="Основнойшрифтабзаца" style:family="text">
      <style:text-properties fo:color="#000000"/>
    </style:style>
    <style:style style:name="T1121" style:parent-style-name="Основнойшрифтабзаца" style:family="text">
      <style:text-properties fo:color="#000000" fo:language="en" fo:country="US"/>
    </style:style>
    <style:style style:name="T1122" style:parent-style-name="Основнойшрифтабзаца" style:family="text">
      <style:text-properties fo:color="#000000"/>
    </style:style>
    <style:style style:name="T1123" style:parent-style-name="Основнойшрифтабзаца" style:family="text">
      <style:text-properties fo:color="#000000" fo:language="en" fo:country="US"/>
    </style:style>
    <style:style style:name="T1124" style:parent-style-name="Основнойшрифтабзаца" style:family="text">
      <style:text-properties fo:color="#000000"/>
    </style:style>
    <style:style style:name="T1125" style:parent-style-name="Основнойшрифтабзаца" style:family="text">
      <style:text-properties fo:color="#000000" fo:language="en" fo:country="US"/>
    </style:style>
    <style:style style:name="T1126" style:parent-style-name="Основнойшрифтабзаца" style:family="text">
      <style:text-properties fo:color="#000000"/>
    </style:style>
    <style:style style:name="T1127" style:parent-style-name="Основнойшрифтабзаца" style:family="text">
      <style:text-properties fo:color="#000000"/>
    </style:style>
    <style:style style:name="T1128" style:parent-style-name="Основнойшрифтабзаца" style:family="text">
      <style:text-properties fo:color="#000000" fo:language="en" fo:country="US"/>
    </style:style>
    <style:style style:name="T1129" style:parent-style-name="Основнойшрифтабзаца" style:family="text">
      <style:text-properties fo:color="#000000"/>
    </style:style>
    <style:style style:name="T1130" style:parent-style-name="Основнойшрифтабзаца" style:family="text">
      <style:text-properties fo:color="#000000" fo:language="en" fo:country="US"/>
    </style:style>
    <style:style style:name="T1131" style:parent-style-name="Основнойшрифтабзаца" style:family="text">
      <style:text-properties fo:color="#000000"/>
    </style:style>
    <style:style style:name="T1132" style:parent-style-name="Основнойшрифтабзаца" style:family="text">
      <style:text-properties fo:color="#000000" fo:language="en" fo:country="US"/>
    </style:style>
    <style:style style:name="T1133" style:parent-style-name="Основнойшрифтабзаца" style:family="text">
      <style:text-properties fo:color="#000000"/>
    </style:style>
    <style:style style:name="P1134" style:parent-style-name="Листинг" style:family="paragraph">
      <style:text-properties style:font-name="Times New Roman" style:font-name-complex="Times New Roman" fo:color="#000000"/>
    </style:style>
    <style:style style:name="T1135" style:parent-style-name="Основнойшрифтабзаца" style:family="text">
      <style:text-properties fo:color="#000000"/>
    </style:style>
    <style:style style:name="T1136" style:parent-style-name="Основнойшрифтабзаца" style:family="text">
      <style:text-properties fo:color="#000000" fo:language="en" fo:country="US"/>
    </style:style>
    <style:style style:name="T1137" style:parent-style-name="Основнойшрифтабзаца" style:family="text">
      <style:text-properties fo:color="#000000"/>
    </style:style>
    <style:style style:name="T1138" style:parent-style-name="Основнойшрифтабзаца" style:family="text">
      <style:text-properties fo:color="#000000" fo:language="en" fo:country="US"/>
    </style:style>
    <style:style style:name="T1139" style:parent-style-name="Основнойшрифтабзаца" style:family="text">
      <style:text-properties fo:color="#000000"/>
    </style:style>
    <style:style style:name="T1140" style:parent-style-name="Основнойшрифтабзаца" style:family="text">
      <style:text-properties fo:color="#000000" fo:language="en" fo:country="US"/>
    </style:style>
    <style:style style:name="T1141" style:parent-style-name="Основнойшрифтабзаца" style:family="text">
      <style:text-properties fo:color="#000000"/>
    </style:style>
    <style:style style:name="T1142" style:parent-style-name="Основнойшрифтабзаца" style:family="text">
      <style:text-properties fo:color="#000000" fo:language="en" fo:country="US"/>
    </style:style>
    <style:style style:name="P1143" style:parent-style-name="Листинг" style:family="paragraph">
      <style:text-properties fo:color="#000000" fo:language="en" fo:country="US"/>
    </style:style>
    <style:style style:name="P1144" style:parent-style-name="Листинг" style:family="paragraph">
      <style:text-properties style:font-name="Times New Roman" style:font-name-complex="Times New Roman" fo:color="#000000"/>
    </style:style>
    <style:style style:name="T1145" style:parent-style-name="Основнойшрифтабзаца" style:family="text">
      <style:text-properties fo:color="#000000"/>
    </style:style>
    <style:style style:name="T1146" style:parent-style-name="Основнойшрифтабзаца" style:family="text">
      <style:text-properties fo:color="#000000" fo:language="en" fo:country="US"/>
    </style:style>
    <style:style style:name="T1147" style:parent-style-name="Основнойшрифтабзаца" style:family="text">
      <style:text-properties fo:color="#000000"/>
    </style:style>
    <style:style style:name="T1148" style:parent-style-name="Основнойшрифтабзаца" style:family="text">
      <style:text-properties fo:color="#000000" fo:language="en" fo:country="US"/>
    </style:style>
    <style:style style:name="T1149" style:parent-style-name="Основнойшрифтабзаца" style:family="text">
      <style:text-properties fo:color="#000000"/>
    </style:style>
    <style:style style:name="T1150" style:parent-style-name="Основнойшрифтабзаца" style:family="text">
      <style:text-properties fo:color="#000000"/>
    </style:style>
    <style:style style:name="T1151" style:parent-style-name="Основнойшрифтабзаца" style:family="text">
      <style:text-properties fo:color="#000000" fo:language="en" fo:country="US"/>
    </style:style>
    <style:style style:name="P1152" style:parent-style-name="Листинг" style:family="paragraph">
      <style:text-properties fo:color="#000000" fo:language="en" fo:country="US"/>
    </style:style>
    <style:style style:name="P1153" style:parent-style-name="Листинг" style:family="paragraph">
      <style:text-properties fo:color="#000000" fo:language="en" fo:country="US"/>
    </style:style>
    <style:style style:name="P1154" style:parent-style-name="Листинг" style:family="paragraph">
      <style:text-properties fo:color="#000000" fo:language="en" fo:country="US"/>
    </style:style>
    <style:style style:name="P1155" style:parent-style-name="Листинг" style:family="paragraph">
      <style:text-properties fo:color="#000000" fo:language="en" fo:country="US"/>
    </style:style>
    <style:style style:name="P1156" style:parent-style-name="Листинг" style:family="paragraph">
      <style:text-properties style:font-name="Times New Roman" style:font-name-complex="Times New Roman" fo:color="#000000"/>
    </style:style>
    <style:style style:name="P1157" style:parent-style-name="Листинг" style:family="paragraph">
      <style:text-properties style:font-name="Times New Roman" style:font-name-complex="Times New Roman" fo:color="#000000"/>
    </style:style>
    <style:style style:name="P1158" style:parent-style-name="Листинг" style:family="paragraph">
      <style:text-properties style:font-name="Times New Roman" style:font-name-complex="Times New Roman" fo:color="#000000"/>
    </style:style>
    <style:style style:name="T1159" style:parent-style-name="Основнойшрифтабзаца" style:family="text">
      <style:text-properties fo:color="#000000"/>
    </style:style>
    <style:style style:name="T1160" style:parent-style-name="Основнойшрифтабзаца" style:family="text">
      <style:text-properties fo:color="#000000" fo:language="en" fo:country="US"/>
    </style:style>
    <style:style style:name="T1161" style:parent-style-name="Основнойшрифтабзаца" style:family="text">
      <style:text-properties fo:color="#000000"/>
    </style:style>
    <style:style style:name="T1162" style:parent-style-name="Основнойшрифтабзаца" style:family="text">
      <style:text-properties fo:color="#000000" fo:language="en" fo:country="US"/>
    </style:style>
    <style:style style:name="T1163" style:parent-style-name="Основнойшрифтабзаца" style:family="text">
      <style:text-properties fo:color="#000000"/>
    </style:style>
    <style:style style:name="T1164" style:parent-style-name="Основнойшрифтабзаца" style:family="text">
      <style:text-properties fo:color="#000000" fo:language="en" fo:country="US"/>
    </style:style>
    <style:style style:name="T1165" style:parent-style-name="Основнойшрифтабзаца" style:family="text">
      <style:text-properties fo:color="#000000"/>
    </style:style>
    <style:style style:name="T1166" style:parent-style-name="Основнойшрифтабзаца" style:family="text">
      <style:text-properties fo:color="#000000" fo:language="en" fo:country="US"/>
    </style:style>
    <style:style style:name="T1167" style:parent-style-name="Основнойшрифтабзаца" style:family="text">
      <style:text-properties fo:color="#000000"/>
    </style:style>
    <style:style style:name="T1168" style:parent-style-name="Основнойшрифтабзаца" style:family="text">
      <style:text-properties fo:color="#000000"/>
    </style:style>
    <style:style style:name="T1169" style:parent-style-name="Основнойшрифтабзаца" style:family="text">
      <style:text-properties fo:color="#000000" fo:language="en" fo:country="US"/>
    </style:style>
    <style:style style:name="P1170" style:parent-style-name="Листинг" style:family="paragraph">
      <style:text-properties fo:color="#000000" fo:language="en" fo:country="US"/>
    </style:style>
    <style:style style:name="P1171" style:parent-style-name="Листинг" style:family="paragraph">
      <style:text-properties fo:color="#000000" fo:language="en" fo:country="US"/>
    </style:style>
    <style:style style:name="P1172" style:parent-style-name="Листинг" style:family="paragraph">
      <style:text-properties style:font-name="Times New Roman" style:font-name-complex="Times New Roman" fo:color="#000000" fo:language="en" fo:country="US"/>
    </style:style>
    <style:style style:name="P1173" style:parent-style-name="Листинг" style:family="paragraph">
      <style:text-properties fo:color="#000000" fo:language="en" fo:country="US"/>
    </style:style>
    <style:style style:name="P1174" style:parent-style-name="Листинг" style:family="paragraph">
      <style:text-properties fo:color="#000000" fo:language="en" fo:country="US"/>
    </style:style>
    <style:style style:name="P1175" style:parent-style-name="Листинг" style:family="paragraph">
      <style:text-properties fo:color="#000000" fo:language="en" fo:country="US"/>
    </style:style>
    <style:style style:name="P1176" style:parent-style-name="Листинг" style:family="paragraph">
      <style:text-properties fo:color="#000000" fo:language="en" fo:country="US"/>
    </style:style>
    <style:style style:name="P1177" style:parent-style-name="Листинг" style:family="paragraph">
      <style:text-properties fo:color="#000000" fo:language="en" fo:country="US"/>
    </style:style>
    <style:style style:name="P1178" style:parent-style-name="Листинг" style:family="paragraph">
      <style:text-properties style:font-name="Times New Roman" style:font-name-complex="Times New Roman" fo:color="#000000" fo:language="en" fo:country="US"/>
    </style:style>
    <style:style style:name="P1179" style:parent-style-name="Листинг" style:family="paragraph">
      <style:text-properties fo:color="#000000" fo:language="en" fo:country="US"/>
    </style:style>
    <style:style style:name="P1180" style:parent-style-name="Листинг" style:family="paragraph">
      <style:text-properties fo:color="#000000" fo:language="en" fo:country="US"/>
    </style:style>
    <style:style style:name="P1181" style:parent-style-name="Листинг" style:family="paragraph">
      <style:text-properties style:font-name="Times New Roman" style:font-name-complex="Times New Roman" fo:color="#000000" fo:language="en" fo:country="US"/>
    </style:style>
    <style:style style:name="P1182" style:parent-style-name="Листинг" style:family="paragraph">
      <style:text-properties fo:color="#000000" fo:language="en" fo:country="US"/>
    </style:style>
    <style:style style:name="P1183" style:parent-style-name="Листинг" style:family="paragraph">
      <style:text-properties fo:color="#000000" fo:language="en" fo:country="US"/>
    </style:style>
    <style:style style:name="P1184" style:parent-style-name="Листинг" style:family="paragraph">
      <style:text-properties fo:color="#000000" fo:language="en" fo:country="US"/>
    </style:style>
    <style:style style:name="P1185" style:parent-style-name="Листинг" style:family="paragraph">
      <style:text-properties style:font-name="Times New Roman" style:font-name-complex="Times New Roman" fo:color="#000000"/>
    </style:style>
    <style:style style:name="T1186" style:parent-style-name="Основнойшрифтабзаца" style:family="text">
      <style:text-properties fo:color="#000000"/>
    </style:style>
    <style:style style:name="T1187" style:parent-style-name="Основнойшрифтабзаца" style:family="text">
      <style:text-properties fo:color="#000000" fo:language="en" fo:country="US"/>
    </style:style>
    <style:style style:name="T1188" style:parent-style-name="Основнойшрифтабзаца" style:family="text">
      <style:text-properties fo:color="#000000"/>
    </style:style>
    <style:style style:name="T1189" style:parent-style-name="Основнойшрифтабзаца" style:family="text">
      <style:text-properties fo:color="#000000" fo:language="en" fo:country="US"/>
    </style:style>
    <style:style style:name="T1190" style:parent-style-name="Основнойшрифтабзаца" style:family="text">
      <style:text-properties fo:color="#000000"/>
    </style:style>
    <style:style style:name="T1191" style:parent-style-name="Основнойшрифтабзаца" style:family="text">
      <style:text-properties fo:color="#000000"/>
    </style:style>
    <style:style style:name="T1192" style:parent-style-name="Основнойшрифтабзаца" style:family="text">
      <style:text-properties fo:color="#000000" fo:language="en" fo:country="US"/>
    </style:style>
    <style:style style:name="T1193" style:parent-style-name="Основнойшрифтабзаца" style:family="text">
      <style:text-properties fo:color="#000000"/>
    </style:style>
    <style:style style:name="T1194" style:parent-style-name="Основнойшрифтабзаца" style:family="text">
      <style:text-properties fo:color="#000000" fo:language="en" fo:country="US"/>
    </style:style>
    <style:style style:name="T1195" style:parent-style-name="Основнойшрифтабзаца" style:family="text">
      <style:text-properties fo:color="#000000"/>
    </style:style>
    <style:style style:name="T1196" style:parent-style-name="Основнойшрифтабзаца" style:family="text">
      <style:text-properties fo:color="#000000"/>
    </style:style>
    <style:style style:name="T1197" style:parent-style-name="Основнойшрифтабзаца" style:family="text">
      <style:text-properties fo:color="#000000" fo:language="en" fo:country="US"/>
    </style:style>
    <style:style style:name="P1198" style:parent-style-name="Листинг" style:family="paragraph">
      <style:text-properties fo:color="#000000" fo:language="en" fo:country="US"/>
    </style:style>
    <style:style style:name="P1199" style:parent-style-name="Листинг" style:family="paragraph">
      <style:text-properties fo:color="#000000" fo:language="en" fo:country="US"/>
    </style:style>
    <style:style style:name="P1200" style:parent-style-name="Листинг" style:family="paragraph">
      <style:text-properties fo:color="#000000" fo:language="en" fo:country="US"/>
    </style:style>
    <style:style style:name="P1201" style:parent-style-name="Листинг" style:family="paragraph">
      <style:text-properties fo:color="#000000" fo:language="en" fo:country="US"/>
    </style:style>
    <style:style style:name="P1202" style:parent-style-name="Листинг" style:family="paragraph">
      <style:paragraph-properties fo:text-align="start"/>
      <style:text-properties fo:color="#000000" fo:language="en" fo:country="US"/>
    </style:style>
    <style:style style:name="P1203" style:parent-style-name="Листинг" style:family="paragraph">
      <style:paragraph-properties fo:text-align="start"/>
      <style:text-properties fo:color="#000000" fo:language="en" fo:country="US"/>
    </style:style>
    <style:style style:name="P1204" style:parent-style-name="Листинг" style:family="paragraph">
      <style:paragraph-properties fo:text-align="start"/>
      <style:text-properties fo:color="#000000" fo:language="en" fo:country="US"/>
    </style:style>
    <style:style style:name="P1205" style:parent-style-name="Листинг" style:family="paragraph">
      <style:paragraph-properties fo:text-align="start"/>
      <style:text-properties fo:color="#000000" fo:language="en" fo:country="US"/>
    </style:style>
    <style:style style:name="P1206" style:parent-style-name="Листинг" style:family="paragraph">
      <style:paragraph-properties fo:text-align="center"/>
    </style:style>
    <style:style style:name="T1207" style:parent-style-name="Основнойшрифтабзаца" style:family="text">
      <style:text-properties style:font-name="Times New Roman" style:font-name-complex="Times New Roman" fo:font-weight="bold" style:font-weight-asian="bold" fo:text-transform="uppercase" fo:font-size="14pt" style:font-size-asian="14pt" style:font-size-complex="14pt"/>
    </style:style>
    <style:style style:name="T1208" style:parent-style-name="Основнойшрифтабзаца" style:family="text">
      <style:text-properties style:font-name="Times New Roman" style:font-name-complex="Times New Roman" fo:font-weight="bold" style:font-weight-asian="bold" fo:text-transform="uppercase" fo:font-size="14pt" style:font-size-asian="14pt" style:font-size-complex="14pt"/>
    </style:style>
    <style:style style:name="P1209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T1210" style:parent-style-name="Основнойшрифтабзаца" style:family="text">
      <style:text-properties fo:language="en" fo:country="US"/>
    </style:style>
    <style:style style:name="T1211" style:parent-style-name="Основнойшрифтабзаца" style:family="text">
      <style:text-properties fo:language="en" fo:country="US"/>
    </style:style>
    <style:style style:name="P1212" style:parent-style-name="Standard" style:family="paragraph">
      <style:paragraph-properties fo:break-before="page" fo:text-align="center"/>
    </style:style>
    <style:style style:name="T121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1214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15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16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17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18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19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20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21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22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23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24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25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26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27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28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29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30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31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32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33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34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35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36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37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38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39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40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41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42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43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44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45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46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47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48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49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50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51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52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53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54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55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56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57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58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59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60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61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62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63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64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65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66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67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68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69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70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71" style:parent-style-name="Standard" style:family="paragraph">
      <style:paragraph-properties fo:break-before="page" fo:text-align="center"/>
    </style:style>
    <style:style style:name="T127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1273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74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75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76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77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78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79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80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81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82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83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84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85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86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87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88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89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90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91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92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93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94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95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96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97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98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299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00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01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02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03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04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05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06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07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08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09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10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11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12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13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14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15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16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17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18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19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20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21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22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23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24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25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26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27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28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29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30" style:parent-style-name="Standard" style:family="paragraph">
      <style:paragraph-properties fo:break-before="page" fo:text-align="center"/>
    </style:style>
    <style:style style:name="T133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1332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33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34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35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36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37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38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39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40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41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42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43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44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45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46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47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48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49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50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51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52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53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54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55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56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57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58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59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60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61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62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63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64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65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66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67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68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69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70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71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72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73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74" style:parent-style-name="Standard" style:family="paragraph">
      <style:paragraph-properties fo:text-align="center"/>
      <style:text-properties style:font-name="Courier New" style:font-name-complex="Courier New" fo:font-size="11pt" style:font-size-asian="11pt" style:font-size-complex="11pt" fo:language="en" fo:country="US"/>
    </style:style>
    <style:style style:name="P1375" style:parent-style-name="Standard" style:family="paragraph">
      <style:paragraph-properties fo:text-align="center"/>
    </style:style>
    <style:style style:name="T137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1377" style:parent-style-name="Standard" style:family="paragraph">
      <style:paragraph-properties fo:text-align="center"/>
      <style:text-properties fo:font-weight="bold" style:font-weight-asian="bold" fo:text-transform="uppercase" style:font-size-complex="14pt"/>
    </style:style>
    <style:style style:name="P1378" style:parent-style-name="Листинг" style:family="paragraph">
      <style:paragraph-properties fo:text-align="start"/>
      <style:text-properties fo:color="#000000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</text:span><text:span text:style-name="T18"><text:s/></text:span><text:span text:style-name="T19">№</text:span><text:span text:style-name="T20">2</text:span></text:p>
      <text:p text:style-name="P21"><text:span text:style-name="T22">по дисциплине<text:s/></text:span><text:span text:style-name="T23">«</text:span><text:span text:style-name="T24">Организация ЭВМ и систем</text:span><text:span text:style-name="T25">»</text:span></text:p>
      <text:p text:style-name="P26"><text:span text:style-name="T27">Тема:<text:s/></text:span><text:span text:style-name="T28">Изучение режимов адресации и формирования исполнительного адреса.</text:span></text:p>
      <text:p text:style-name="P29"><text:span text:style-name="T30">Вариант<text:s/></text:span><text:span text:style-name="T31">6</text:span></text:p>
      <text:p text:style-name="P32"/>
      <text:p text:style-name="P33"/>
      <text:p text:style-name="P34"/>
      <text:p text:style-name="P35"/>
      <text:p text:style-name="P36"/>
      <table:table table:style-name="Table37">
        <table:table-columns>
          <table:table-column table:style-name="TableColumn38"/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Standard"><text:span text:style-name="T43">Студент</text:span><text:span text:style-name="T44">ка<text:s/></text:span><text:span text:style-name="T45">гр</text:span><text:span text:style-name="T46">.<text:s/></text:span><text:span text:style-name="T47">1383</text:span></text:p>
          </table:table-cell>
          <table:table-cell table:style-name="TableCell48">
            <text:p text:style-name="P49"/>
          </table:table-cell>
          <table:table-cell table:style-name="TableCell50">
            <text:p text:style-name="P51">Самулевич С.А.</text:p>
          </table:table-cell>
        </table:table-row>
        <table:table-row table:style-name="TableRow52">
          <table:table-cell table:style-name="TableCell53">
            <text:p text:style-name="P54">Преподаватель</text:p>
          </table:table-cell>
          <table:table-cell table:style-name="TableCell55">
            <text:p text:style-name="P56"/>
          </table:table-cell>
          <table:table-cell table:style-name="TableCell57">
            <text:p text:style-name="P58">Ефремов М.А.</text:p>
          </table:table-cell>
        </table:table-row>
      </table:table>
      <text:p text:style-name="P59"/>
      <text:p text:style-name="P60"/>
      <text:p text:style-name="P61">Санкт-Петербург</text:p>
      <text:p text:style-name="P62">2022</text:p>
      <text:h text:style-name="P63" text:outline-level="2">Цель работы.</text:h>
      <text:p text:style-name="P64">Изучение режимов адресации<text:s/>на языке Ассемблера.</text:p>
      <text:p text:style-name="P65">Задание.</text:p>
      <text:h text:style-name="P66" text:outline-level="2">Лабораторная работа 2 предназначена для изучения режимов адресации, использует<text:s/>готовую программу lr2_comp.asm на Ассемблере, которая в автоматическом режиме<text:s/>выполняться не должна, так как не имеет самостоятельного функционального назначения, а<text:s/>только тестирует режимы адресации. Поэтому ее выполнение должно производиться под<text:s/>управлением отладчика в пошаговом режиме.</text:h>
      <text:h text:style-name="P67" text:outline-level="2">В программу введен ряд ошибок, которые необходимо объяснить в отчете по<text:s/>работе, а соответствующие команды закомментировать для прохождения трансляции.</text:h>
      <text:h text:style-name="P68" text:outline-level="2">Необходимо составить протокол выполнения программы в пошаговом режиме отладчика по<text:s/>типу таблицы 1 предыдущей лабораторной работы и подписать его у преподавателя.</text:h>
      <text:h text:style-name="P69" text:outline-level="2">На защите студенты должны уметь объяснить результат выполнения каждой команды с<text:s/>учетом используемого вида адресации. Результаты, полученные с помощью отладчика, не<text:s/>являются объяснением, а только должны подтверждать ваши объяснения.</text:h>
      <text:h text:style-name="Заголовок2" text:outline-level="2">Выполнение работы.</text:h>
      <text:p text:style-name="P70">1.Были изменены значения<text:s/><text:span text:style-name="T71">vec</text:span>1,<text:s/><text:span text:style-name="T72">vec</text:span>2,<text:s/><text:span text:style-name="T73">matr</text:span><text:s/>согласно варианту.</text:p>
      <text:p text:style-name="P74"><text:span text:style-name="T75">2.Были обнаружены следующие ошибки</text:span><text:span text:style-name="T76">:</text:span></text:p>
      <text:p text:style-name="P77"><text:span text:style-name="T78">1)</text:span><text:span text:style-name="T79"><text:s/></text:span><text:span text:style-name="T80">mov mem3,[bx]</text:span><text:span text:style-name="T81"><text:s/>(</text:span><text:span text:style-name="T82">lab_2.asm(42): error A2052: Improper operand type</text:span><text:span text:style-name="T83">)</text:span><text:span text:style-name="T84"><text:s/></text:span><text:span text:style-name="T85">Неподходящий</text:span><text:span text:style-name="T86"><text:s/></text:span><text:span text:style-name="T87">тип</text:span><text:span text:style-name="T88"><text:s/></text:span><text:span text:style-name="T89">операнда</text:span><text:span text:style-name="T90">.<text:s/></text:span><text:span text:style-name="T91">Невозможно одновременное считывание из памяти и запись данных в память.</text:span></text:p>
      <text:p text:style-name="P92"><text:span text:style-name="T93">2)</text:span><text:span text:style-name="T94"><text:s/></text:span><text:span text:style-name="T95">mov</text:span><text:span text:style-name="T96"><text:s/></text:span><text:span text:style-name="T97">cx</text:span><text:span text:style-name="T98">,</text:span><text:span text:style-name="T99">vec</text:span><text:span text:style-name="T100">2[</text:span><text:span text:style-name="T101">di</text:span><text:span text:style-name="T102">]</text:span><text:span text:style-name="T103"><text:s/>(</text:span><text:span text:style-name="T104">lab</text:span><text:span text:style-name="T105">_2.</text:span><text:span text:style-name="T106">asm</text:span><text:span text:style-name="T107">(49):<text:s/></text:span><text:span text:style-name="T108">warning</text:span><text:span text:style-name="T109"><text:s/></text:span><text:span text:style-name="T110">A</text:span><text:span text:style-name="T111">4031:<text:s/></text:span><text:span text:style-name="T112">Operand</text:span><text:span text:style-name="T113"><text:s/></text:span><text:span text:style-name="T114">types</text:span><text:span text:style-name="T115"><text:s/></text:span><text:span text:style-name="T116">must</text:span><text:span text:style-name="T117"><text:s/></text:span><text:span text:style-name="T118">match</text:span><text:span text:style-name="T119">)<text:s/></text:span><text:span text:style-name="T120">Несоответствие</text:span><text:span text:style-name="T121"><text:s/></text:span><text:span text:style-name="T122">типов</text:span><text:span text:style-name="T123"><text:s/></text:span><text:span text:style-name="T124">операндов</text:span><text:span text:style-name="T125">.<text:s/></text:span><text:span text:style-name="T126">Операнды должны быть одинакового размера.<text:s/></text:span><text:span text:style-name="T127">Р</text:span><text:span text:style-name="T128">азмерность регистра</text:span><text:span text:style-name="T129"><text:s/></text:span><text:span text:style-name="T130">‘сх’ - 2 байта</text:span><text:span text:style-name="T131">, а<text:s/></text:span><text:span text:style-name="T132">‘vec2’ 1 байт</text:span><text:span text:style-name="T133">.</text:span></text:p>
      <text:p text:style-name="P134"><text:span text:style-name="T135">3)</text:span><text:span text:style-name="T136"><text:s/></text:span><text:span text:style-name="T137">mov</text:span><text:span text:style-name="T138"><text:s/></text:span><text:span text:style-name="T139">cx</text:span><text:span text:style-name="T140">,</text:span><text:span text:style-name="T141">matr</text:span><text:span text:style-name="T142">[</text:span><text:span text:style-name="T143">bx</text:span><text:span text:style-name="T144">][</text:span><text:span text:style-name="T145">di</text:span><text:span text:style-name="T146">]</text:span><text:span text:style-name="T147">(</text:span><text:span text:style-name="T148"><text:s/></text:span><text:span text:style-name="T149">lab</text:span><text:span text:style-name="T150">_2.</text:span><text:span text:style-name="T151">asm</text:span><text:span text:style-name="T152">(53):<text:s/></text:span><text:span text:style-name="T153">warning</text:span><text:span text:style-name="T154"><text:s/></text:span><text:span text:style-name="T155">A</text:span><text:span text:style-name="T156">4031:<text:s/></text:span><text:span text:style-name="T157">Operand</text:span><text:span text:style-name="T158"><text:s/></text:span><text:span text:style-name="T159">types</text:span><text:span text:style-name="T160"><text:s/></text:span><text:span text:style-name="T161">must</text:span><text:span text:style-name="T162"><text:s/></text:span><text:span text:style-name="T163">match</text:span><text:span text:style-name="T164">)<text:s/></text:span><text:span text:style-name="T165">Несоответствие</text:span><text:span text:style-name="T166"><text:s/></text:span><text:span text:style-name="T167">типов</text:span><text:span text:style-name="T168"><text:s/></text:span><text:span text:style-name="T169">операнд</text:span><text:span text:style-name="T170">ов</text:span><text:span text:style-name="T171">.</text:span><text:span text:style-name="T172"><text:s/></text:span><text:span text:style-name="T173">Размер</text:span><text:span text:style-name="T174"><text:s/></text:span><text:span text:style-name="T175">элементов</text:span><text:span text:style-name="T176"><text:s/></text:span><text:span text:style-name="T177">операнда<text:s/></text:span><text:span text:style-name="T178">‘</text:span><text:span text:style-name="T179">matr</text:span><text:span text:style-name="T180">' 1<text:s/></text:span><text:span text:style-name="T181">байт</text:span><text:span text:style-name="T182">,<text:s/></text:span><text:span text:style-name="T183">а</text:span><text:span text:style-name="T184"><text:s/>‘</text:span><text:span text:style-name="T185">сх</text:span><text:span text:style-name="T186">' - 2<text:s/></text:span><text:span text:style-name="T187">байта</text:span></text:p>
      <text:p text:style-name="P188"><text:span text:style-name="T189">4)</text:span><text:span text:style-name="T190"><text:s/></text:span><text:span text:style-name="T191">mov ax,matr[bx*4][di]</text:span><text:span text:style-name="T192">(</text:span><text:span text:style-name="T193"><text:s/></text:span><text:span text:style-name="T194">lab_2.asm(54): error A2055: Illegal register value</text:span><text:span text:style-name="T195">)</text:span><text:span text:style-name="T196"><text:s/></text:span><text:span text:style-name="T197">Незаконное</text:span><text:span text:style-name="T198"><text:s/></text:span><text:span text:style-name="T199">использование</text:span><text:span text:style-name="T200"><text:s/></text:span><text:span text:style-name="T201">регистра</text:span><text:span text:style-name="T202">.<text:s/></text:span><text:span text:style-name="T203">Нельзя<text:s/></text:span><text:span text:style-name="T204">масштабировать</text:span><text:span text:style-name="T205"><text:s/>16-битные регистры</text:span><text:span text:style-name="T206">.</text:span></text:p>
      <text:p text:style-name="P207"><text:span text:style-name="T208">5)</text:span><text:span text:style-name="T209"><text:s/></text:span><text:span text:style-name="T210">mov</text:span><text:span text:style-name="T211"><text:s/></text:span><text:span text:style-name="T212">ax</text:span><text:span text:style-name="T213">,</text:span><text:span text:style-name="T214">matr</text:span><text:span text:style-name="T215">[</text:span><text:span text:style-name="T216">bp</text:span><text:span text:style-name="T217">+</text:span><text:span text:style-name="T218">bx</text:span><text:span text:style-name="T219">]</text:span><text:span text:style-name="T220">(</text:span><text:span text:style-name="T221"><text:s/></text:span><text:span text:style-name="T222">lab</text:span><text:span text:style-name="T223">_2.</text:span><text:span text:style-name="T224">asm</text:span><text:span text:style-name="T225">(73):<text:s/></text:span><text:span text:style-name="T226">error</text:span><text:span text:style-name="T227"><text:s/></text:span><text:span text:style-name="T228">A</text:span><text:span text:style-name="T229">2046:<text:s/></text:span><text:span text:style-name="T230">Multiple</text:span><text:span text:style-name="T231"><text:s/></text:span><text:span text:style-name="T232">base</text:span><text:span text:style-name="T233"><text:s/></text:span><text:span text:style-name="T234">registers</text:span><text:span text:style-name="T235">)</text:span><text:span text:style-name="T236"><text:s/></text:span><text:span text:style-name="T237">Слишком</text:span><text:span text:style-name="T238"><text:s/></text:span><text:span text:style-name="T239">много</text:span><text:span text:style-name="T240"><text:s/></text:span><text:span text:style-name="T241">базовых</text:span><text:span text:style-name="T242"><text:s/></text:span><text:span text:style-name="T243">регистров</text:span><text:span text:style-name="T244">.</text:span><text:span text:style-name="T245"><text:s/></text:span><text:span text:style-name="T246">Нельзя</text:span><text:span text:style-name="T247"><text:s/></text:span><text:span text:style-name="T248">использовать</text:span><text:span text:style-name="T249"><text:s/></text:span><text:span text:style-name="T250">более</text:span><text:span text:style-name="T251"><text:s/></text:span><text:span text:style-name="T252">одного</text:span><text:span text:style-name="T253"><text:s/></text:span><text:span text:style-name="T254">базового</text:span><text:span text:style-name="T255"><text:s/></text:span><text:span text:style-name="T256">регистра</text:span><text:span text:style-name="T257">.</text:span></text:p>
      <text:p text:style-name="P258"><text:span text:style-name="T259">6)</text:span><text:span text:style-name="T260"><text:s/></text:span><text:span text:style-name="T261">mov ax,matr[bp+di+si]</text:span><text:span text:style-name="T262">(</text:span><text:span text:style-name="T263"><text:s/></text:span><text:span text:style-name="T264">lab_2.asm(74): error A2047: Multiple index registers</text:span><text:span text:style-name="T265">)</text:span><text:span text:style-name="T266"><text:s/></text:span><text:span text:style-name="T267">Слишком</text:span><text:span text:style-name="T268"><text:s/></text:span><text:span text:style-name="T269">много</text:span><text:span text:style-name="T270"><text:s/></text:span><text:span text:style-name="T271">индексных</text:span><text:span text:style-name="T272"><text:s/></text:span><text:span text:style-name="T273">регистров</text:span><text:span text:style-name="T274">.</text:span><text:span text:style-name="T275"><text:s/></text:span><text:span text:style-name="T276">Нельзя</text:span><text:span text:style-name="T277"><text:s/></text:span><text:span text:style-name="T278">использовать</text:span><text:span text:style-name="T279"><text:s/></text:span><text:span text:style-name="T280">более</text:span><text:span text:style-name="T281"><text:s/></text:span><text:span text:style-name="T282">одного</text:span><text:span text:style-name="T283"><text:s/></text:span><text:span text:style-name="T284">индексного</text:span><text:span text:style-name="T285"><text:s/></text:span><text:span text:style-name="T286">регистра</text:span><text:span text:style-name="T287">.</text:span></text:p>
      <text:p text:style-name="P288">3.Строки с ошибками были закомментированы.</text:p>
      <text:p text:style-name="Textbody"><text:span text:style-name="T289">4.</text:span><text:span text:style-name="T290">Н</text:span><text:span text:style-name="T291">ачальное<text:s/></text:span><text:span text:style-name="T292">(</text:span><text:span text:style-name="T293">содержимое сегментных регистров</text:span><text:span text:style-name="T294">) состояние режимов</text:span><text:span text:style-name="T295"><text:s/></text:span><text:span text:style-name="T296">(</text:span><text:span text:style-name="T297">CS</text:span><text:span text:style-name="T298">)</text:span><text:span text:style-name="T299"><text:s/>= 1</text:span><text:span text:style-name="T300">A</text:span><text:span text:style-name="T301">0</text:span><text:span text:style-name="T302">A</text:span><text:span text:style-name="T303">,<text:s/></text:span><text:span text:style-name="T304">(</text:span><text:span text:style-name="T305">DS</text:span><text:span text:style-name="T306">) = 19</text:span><text:span text:style-name="T307">F</text:span><text:span text:style-name="T308">5</text:span><text:span text:style-name="T309">,<text:s/></text:span><text:span text:style-name="T310">(</text:span><text:span text:style-name="T311">ES</text:span><text:span text:style-name="T312">) = 19</text:span><text:span text:style-name="T313">F</text:span><text:span text:style-name="T314">5, (</text:span><text:span text:style-name="T315">SS</text:span><text:span text:style-name="T316">) = 1</text:span><text:span text:style-name="T317">A</text:span><text:span text:style-name="T318">0</text:span><text:span text:style-name="T319">5</text:span><text:span text:style-name="T320">.</text:span></text:p>
      <text:p text:style-name="P321"/>
      <text:p text:style-name="P322"><text:span text:style-name="T323">Таблица 2- исполнение файла<text:s/></text:span><text:span text:style-name="T324">LR</text:span><text:span text:style-name="T325">2</text:span><text:span text:style-name="T326">.</text:span><text:span text:style-name="T327">asm</text:span></text:p>
      <table:table table:style-name="Table328">
        <table:table-columns>
          <table:table-column table:style-name="TableColumn329"/>
          <table:table-column table:style-name="TableColumn330"/>
          <table:table-column table:style-name="TableColumn331"/>
          <table:table-column table:style-name="TableColumn332"/>
          <table:table-column table:style-name="TableColumn333"/>
        </table:table-columns>
        <table:table-row table:style-name="TableRow334">
          <table:table-cell table:style-name="TableCell335" table:number-rows-spanned="2">
            <text:p text:style-name="P336">Адрес команды</text:p>
          </table:table-cell>
          <table:table-cell table:style-name="TableCell337" table:number-rows-spanned="2">
            <text:p text:style-name="P338">Символический код команды</text:p>
          </table:table-cell>
          <table:table-cell table:style-name="TableCell339" table:number-rows-spanned="2">
            <text:p text:style-name="P340">16-ричный код команды</text:p>
          </table:table-cell>
          <table:table-cell table:style-name="TableCell341" table:number-columns-spanned="2">
            <text:p text:style-name="P342">Содержимое регистров и ячеек памяти</text:p>
          </table:table-cell>
          <table:covered-table-cell/>
        </table:table-row>
        <table:table-row table:style-name="TableRow343">
          <table:covered-table-cell>
            <text:p text:style-name="P344"/>
          </table:covered-table-cell>
          <table:covered-table-cell>
            <text:p text:style-name="P345"/>
          </table:covered-table-cell>
          <table:covered-table-cell>
            <text:p text:style-name="P346"/>
          </table:covered-table-cell>
          <table:table-cell table:style-name="TableCell347">
            <text:p text:style-name="P348">До выполнения</text:p>
          </table:table-cell>
          <table:table-cell table:style-name="TableCell349">
            <text:p text:style-name="P350">После выполнения</text:p>
          </table:table-cell>
        </table:table-row>
        <table:table-row table:style-name="TableRow351">
          <table:table-cell table:style-name="TableCell352">
            <text:p text:style-name="P353">0000</text:p>
          </table:table-cell>
          <table:table-cell table:style-name="TableCell354">
            <text:p text:style-name="P355">PUSH DS</text:p>
          </table:table-cell>
          <table:table-cell table:style-name="TableCell356">
            <text:p text:style-name="P357">1E</text:p>
          </table:table-cell>
          <table:table-cell table:style-name="TableCell358">
            <text:p text:style-name="P359">Stack:</text:p>
            <text:p text:style-name="P360">+0 0000</text:p>
            <text:p text:style-name="P361">+2 0000</text:p>
            <text:p text:style-name="P362">+4 0000</text:p>
            <text:p text:style-name="P363">+6 0000</text:p>
            <text:p text:style-name="P364">(SP) = 0018</text:p>
            <text:p text:style-name="P365">(IP) = 0000</text:p>
          </table:table-cell>
          <table:table-cell table:style-name="TableCell366">
            <text:p text:style-name="P367">Stack:</text:p>
            <text:p text:style-name="P368">+0 19F5</text:p>
            <text:p text:style-name="P369">+2 0000</text:p>
            <text:p text:style-name="P370">+4 0000</text:p>
            <text:p text:style-name="P371">+6 0000</text:p>
            <text:p text:style-name="P372">(SP) = 0016</text:p>
            <text:p text:style-name="P373"><text:span text:style-name="T374">(IP) = 0001</text:span></text:p>
          </table:table-cell>
        </table:table-row>
        <table:table-row table:style-name="TableRow375">
          <table:table-cell table:style-name="TableCell376">
            <text:p text:style-name="P377">0001</text:p>
          </table:table-cell>
          <table:table-cell table:style-name="TableCell378">
            <text:p text:style-name="P379">SUB AX, AX</text:p>
          </table:table-cell>
          <table:table-cell table:style-name="TableCell380">
            <text:p text:style-name="P381">2BC0</text:p>
          </table:table-cell>
          <table:table-cell table:style-name="TableCell382">
            <text:p text:style-name="P383">(AX) = 0000</text:p>
            <text:p text:style-name="P384"><text:span text:style-name="T385">(IP) = 0001</text:span></text:p>
          </table:table-cell>
          <table:table-cell table:style-name="TableCell386">
            <text:p text:style-name="P387"><text:span text:style-name="T388">(AX) = 0000</text:span></text:p>
            <text:p text:style-name="P389"><text:span text:style-name="T390">(IP) = 0003</text:span></text:p>
          </table:table-cell>
        </table:table-row>
        <table:table-row table:style-name="TableRow391">
          <table:table-cell table:style-name="TableCell392">
            <text:p text:style-name="P393">0003</text:p>
          </table:table-cell>
          <table:table-cell table:style-name="TableCell394">
            <text:p text:style-name="P395">PUSH AX</text:p>
          </table:table-cell>
          <table:table-cell table:style-name="TableCell396">
            <text:p text:style-name="P397">50</text:p>
          </table:table-cell>
          <table:table-cell table:style-name="TableCell398">
            <text:p text:style-name="P399">Stack:</text:p>
            <text:p text:style-name="P400">+0 19F5</text:p>
            <text:p text:style-name="P401">+2 0000</text:p>
            <text:p text:style-name="P402">+4 0000</text:p>
            <text:p text:style-name="P403">+6 0000</text:p>
            <text:p text:style-name="P404">(SP) = 0016</text:p>
            <text:p text:style-name="P405"><text:span text:style-name="T406">(IP) = 0003</text:span></text:p>
          </table:table-cell>
          <table:table-cell table:style-name="TableCell407">
            <text:p text:style-name="P408">Stack:</text:p>
            <text:p text:style-name="P409">+0 0000</text:p>
            <text:p text:style-name="P410">+2 19F5</text:p>
            <text:p text:style-name="P411">+4 0000</text:p>
            <text:p text:style-name="P412">+6 0000</text:p>
            <text:p text:style-name="P413">(SP) = 0014</text:p>
            <text:p text:style-name="P414"><text:span text:style-name="T415">(IP) = 0004</text:span></text:p>
          </table:table-cell>
        </table:table-row>
        <table:table-row table:style-name="TableRow416">
          <table:table-cell table:style-name="TableCell417">
            <text:p text:style-name="P418">0004</text:p>
          </table:table-cell>
          <table:table-cell table:style-name="TableCell419">
            <text:p text:style-name="P420"><text:span text:style-name="T421">MOV AX, 1A07</text:span></text:p>
          </table:table-cell>
          <table:table-cell table:style-name="TableCell422">
            <text:p text:style-name="P423"><text:span text:style-name="T424">B8071A</text:span></text:p>
          </table:table-cell>
          <table:table-cell table:style-name="TableCell425">
            <text:p text:style-name="P426">(IP) = 0004</text:p>
            <text:p text:style-name="P427"><text:span text:style-name="T428">(AX) = 0000</text:span></text:p>
          </table:table-cell>
          <table:table-cell table:style-name="TableCell429">
            <text:p text:style-name="P430">(IP) = 0007</text:p>
            <text:p text:style-name="P431"><text:span text:style-name="T432">(AX) = 1A07</text:span></text:p>
          </table:table-cell>
        </table:table-row>
        <table:table-row table:style-name="TableRow433">
          <table:table-cell table:style-name="TableCell434">
            <text:p text:style-name="P435">0007</text:p>
          </table:table-cell>
          <table:table-cell table:style-name="TableCell436">
            <text:p text:style-name="P437">MOV DS,AX</text:p>
          </table:table-cell>
          <table:table-cell table:style-name="TableCell438">
            <text:p text:style-name="P439">8ED8</text:p>
          </table:table-cell>
          <table:table-cell table:style-name="TableCell440">
            <text:p text:style-name="P441">(IP) = 0007</text:p>
            <text:p text:style-name="P442">(DS) = 19F5</text:p>
          </table:table-cell>
          <table:table-cell table:style-name="TableCell443">
            <text:p text:style-name="P444">(IP) = 0009</text:p>
            <text:p text:style-name="P445"><text:span text:style-name="T446">(DS) = 1A07</text:span></text:p>
          </table:table-cell>
        </table:table-row>
        <table:table-row table:style-name="TableRow447">
          <table:table-cell table:style-name="TableCell448">
            <text:p text:style-name="P449">0009</text:p>
          </table:table-cell>
          <table:table-cell table:style-name="TableCell450">
            <text:p text:style-name="P451">MOV AX, 01F4</text:p>
          </table:table-cell>
          <table:table-cell table:style-name="TableCell452">
            <text:p text:style-name="P453"><text:span text:style-name="T454">B8F401</text:span></text:p>
          </table:table-cell>
          <table:table-cell table:style-name="TableCell455">
            <text:p text:style-name="P456">(IP) = 0009</text:p>
            <text:p text:style-name="P457"><text:span text:style-name="T458">(AX) = 1A07</text:span></text:p>
          </table:table-cell>
          <table:table-cell table:style-name="TableCell459">
            <text:p text:style-name="P460">(IP) = 000C</text:p>
            <text:p text:style-name="P461"><text:span text:style-name="T462">(AX) =<text:s/></text:span><text:span text:style-name="T463">01F4</text:span></text:p>
          </table:table-cell>
        </table:table-row>
        <table:table-row table:style-name="TableRow464">
          <table:table-cell table:style-name="TableCell465">
            <text:p text:style-name="P466">000C</text:p>
          </table:table-cell>
          <table:table-cell table:style-name="TableCell467">
            <text:p text:style-name="P468">MOV CX, AX</text:p>
          </table:table-cell>
          <table:table-cell table:style-name="TableCell469">
            <text:p text:style-name="P470">8BC8</text:p>
          </table:table-cell>
          <table:table-cell table:style-name="TableCell471">
            <text:p text:style-name="P472">(CX) = 00B0</text:p>
            <text:p text:style-name="P473">(IP) = 000C</text:p>
          </table:table-cell>
          <table:table-cell table:style-name="TableCell474">
            <text:p text:style-name="P475">(CX) = 01F4</text:p>
            <text:p text:style-name="P476"><text:span text:style-name="T477">(IP) = 000E</text:span></text:p>
          </table:table-cell>
        </table:table-row>
        <table:table-row table:style-name="TableRow478">
          <table:table-cell table:style-name="TableCell479">
            <text:p text:style-name="P480">000E</text:p>
          </table:table-cell>
          <table:table-cell table:style-name="TableCell481">
            <text:p text:style-name="P482">MOV BL, 24</text:p>
          </table:table-cell>
          <table:table-cell table:style-name="TableCell483">
            <text:p text:style-name="P484">B324</text:p>
          </table:table-cell>
          <table:table-cell table:style-name="TableCell485">
            <text:p text:style-name="P486">(BX) = 0000</text:p>
            <text:p text:style-name="P487">(IP) = 000E</text:p>
          </table:table-cell>
          <table:table-cell table:style-name="TableCell488">
            <text:p text:style-name="P489">(BX) = 0024</text:p>
            <text:p text:style-name="P490"><text:span text:style-name="T491">(IP) = 0010</text:span></text:p>
          </table:table-cell>
        </table:table-row>
        <table:table-row table:style-name="TableRow492">
          <table:table-cell table:style-name="TableCell493">
            <text:p text:style-name="P494">0010</text:p>
          </table:table-cell>
          <table:table-cell table:style-name="TableCell495">
            <text:p text:style-name="P496">MOV BH, CE</text:p>
          </table:table-cell>
          <table:table-cell table:style-name="TableCell497">
            <text:p text:style-name="P498">B7CE</text:p>
          </table:table-cell>
          <table:table-cell table:style-name="TableCell499">
            <text:p text:style-name="P500">(BX) = 0024</text:p>
            <text:p text:style-name="P501"><text:span text:style-name="T502">(IP) = 0010</text:span></text:p>
          </table:table-cell>
          <table:table-cell table:style-name="TableCell503">
            <text:p text:style-name="P504">(BX) = CE24</text:p>
            <text:p text:style-name="P505"><text:span text:style-name="T506">(IP) = 0012</text:span></text:p>
          </table:table-cell>
        </table:table-row>
        <table:table-row table:style-name="TableRow507">
          <table:table-cell table:style-name="TableCell508">
            <text:p text:style-name="P509">0012</text:p>
          </table:table-cell>
          <table:table-cell table:style-name="TableCell510">
            <text:p text:style-name="P511">MOV [0002], FFCE</text:p>
          </table:table-cell>
          <table:table-cell table:style-name="TableCell512">
            <text:p text:style-name="P513">C7060200CEFF</text:p>
          </table:table-cell>
          <table:table-cell table:style-name="TableCell514">
            <text:p text:style-name="P515"><text:span text:style-name="T516">(IP) = 0012</text:span></text:p>
          </table:table-cell>
          <table:table-cell table:style-name="TableCell517">
            <text:p text:style-name="P518"><text:span text:style-name="T519">(IP) = 0018</text:span></text:p>
          </table:table-cell>
        </table:table-row>
        <table:table-row table:style-name="TableRow520">
          <table:table-cell table:style-name="TableCell521">
            <text:p text:style-name="P522">0018</text:p>
          </table:table-cell>
          <table:table-cell table:style-name="TableCell523">
            <text:p text:style-name="P524">MOV BX, 0006</text:p>
          </table:table-cell>
          <table:table-cell table:style-name="TableCell525">
            <text:p text:style-name="P526">BB0600</text:p>
          </table:table-cell>
          <table:table-cell table:style-name="TableCell527">
            <text:p text:style-name="P528">(BX) = CE24</text:p>
            <text:p text:style-name="P529">(IP) = 0018</text:p>
          </table:table-cell>
          <table:table-cell table:style-name="TableCell530">
            <text:p text:style-name="P531">(BX) = 0006</text:p>
            <text:p text:style-name="P532"><text:span text:style-name="T533">(IP) = 001B</text:span></text:p>
          </table:table-cell>
        </table:table-row>
        <table:table-row table:style-name="TableRow534">
          <table:table-cell table:style-name="TableCell535">
            <text:p text:style-name="P536">001B</text:p>
          </table:table-cell>
          <table:table-cell table:style-name="TableCell537">
            <text:p text:style-name="P538">MOV [0000], AX</text:p>
          </table:table-cell>
          <table:table-cell table:style-name="TableCell539">
            <text:p text:style-name="P540">A30000</text:p>
          </table:table-cell>
          <table:table-cell table:style-name="TableCell541">
            <text:p text:style-name="P542"><text:span text:style-name="T543">(IP) = 001B</text:span></text:p>
          </table:table-cell>
          <table:table-cell table:style-name="TableCell544">
            <text:p text:style-name="P545"><text:span text:style-name="T546">(IP) = 001E</text:span></text:p>
          </table:table-cell>
        </table:table-row>
        <table:table-row table:style-name="TableRow547">
          <table:table-cell table:style-name="TableCell548">
            <text:p text:style-name="P549">001E</text:p>
          </table:table-cell>
          <table:table-cell table:style-name="TableCell550">
            <text:p text:style-name="P551">MOV AL, [BX]</text:p>
          </table:table-cell>
          <table:table-cell table:style-name="TableCell552">
            <text:p text:style-name="P553">8A07</text:p>
          </table:table-cell>
          <table:table-cell table:style-name="TableCell554">
            <text:p text:style-name="P555">(AX) = 01F4</text:p>
            <text:p text:style-name="P556">(IP) = 001E</text:p>
          </table:table-cell>
          <table:table-cell table:style-name="TableCell557">
            <text:p text:style-name="P558">(AX) = 0112</text:p>
            <text:p text:style-name="P559"><text:span text:style-name="T560">(IP) = 0020</text:span></text:p>
          </table:table-cell>
        </table:table-row>
        <table:table-row table:style-name="TableRow561">
          <table:table-cell table:style-name="TableCell562">
            <text:p text:style-name="P563">0020</text:p>
          </table:table-cell>
          <table:table-cell table:style-name="TableCell564">
            <text:p text:style-name="P565">MOV AL, [BX + 03]</text:p>
          </table:table-cell>
          <table:table-cell table:style-name="TableCell566">
            <text:p text:style-name="P567">8A4703</text:p>
          </table:table-cell>
          <table:table-cell table:style-name="TableCell568">
            <text:p text:style-name="P569">(AX) = 011F</text:p>
            <text:p text:style-name="P570"><text:span text:style-name="T571">(IP) = 0020</text:span></text:p>
          </table:table-cell>
          <table:table-cell table:style-name="TableCell572">
            <text:p text:style-name="P573">(AX) = 010F</text:p>
            <text:p text:style-name="P574"><text:span text:style-name="T575">(IP) = 0023</text:span></text:p>
          </table:table-cell>
        </table:table-row>
        <table:table-row table:style-name="TableRow576">
          <table:table-cell table:style-name="TableCell577">
            <text:p text:style-name="P578"><text:span text:style-name="T579">0023</text:span></text:p>
          </table:table-cell>
          <table:table-cell table:style-name="TableCell580">
            <text:p text:style-name="P581"><text:span text:style-name="T582">MOV CX, [BX, + 03]</text:span></text:p>
          </table:table-cell>
          <table:table-cell table:style-name="TableCell583">
            <text:p text:style-name="P584"><text:span text:style-name="T585">8B4F03</text:span></text:p>
          </table:table-cell>
          <table:table-cell table:style-name="TableCell586">
            <text:p text:style-name="P587">(CX) = 01F4</text:p>
            <text:p text:style-name="P588"><text:span text:style-name="T589">(IP) = 0023</text:span></text:p>
          </table:table-cell>
          <table:table-cell table:style-name="TableCell590">
            <text:p text:style-name="P591">(CX) =<text:s/>0B0F</text:p>
            <text:p text:style-name="P592"><text:span text:style-name="T593">(IP) = 0026</text:span></text:p>
          </table:table-cell>
        </table:table-row>
        <table:table-row table:style-name="TableRow594">
          <table:table-cell table:style-name="TableCell595">
            <text:p text:style-name="P596">0026</text:p>
          </table:table-cell>
          <table:table-cell table:style-name="TableCell597">
            <text:p text:style-name="P598">MOV DI, 0002</text:p>
          </table:table-cell>
          <table:table-cell table:style-name="TableCell599">
            <text:p text:style-name="P600">BF0200</text:p>
          </table:table-cell>
          <table:table-cell table:style-name="TableCell601">
            <text:p text:style-name="P602">(DI) = 0000</text:p>
            <text:p text:style-name="P603">(IP) = 0026</text:p>
          </table:table-cell>
          <table:table-cell table:style-name="TableCell604">
            <text:p text:style-name="P605">(DI) = 0002</text:p>
            <text:p text:style-name="P606"><text:span text:style-name="T607">(IP) = 0029</text:span></text:p>
          </table:table-cell>
        </table:table-row>
        <table:table-row table:style-name="TableRow608">
          <table:table-cell table:style-name="TableCell609">
            <text:p text:style-name="P610">0029</text:p>
          </table:table-cell>
          <table:table-cell table:style-name="TableCell611">
            <text:p text:style-name="P612">MOV AL, [000E+ DI]</text:p>
          </table:table-cell>
          <table:table-cell table:style-name="TableCell613">
            <text:p text:style-name="P614">8A850E00</text:p>
          </table:table-cell>
          <table:table-cell table:style-name="TableCell615">
            <text:p text:style-name="P616">(AX) = 010F</text:p>
            <text:p text:style-name="P617">(IP) = 0029</text:p>
          </table:table-cell>
          <table:table-cell table:style-name="TableCell618">
            <text:p text:style-name="P619">(AX) = 01E2</text:p>
            <text:p text:style-name="P620"><text:span text:style-name="T621">(IP) = 002D</text:span></text:p>
          </table:table-cell>
        </table:table-row>
        <table:table-row table:style-name="TableRow622">
          <table:table-cell table:style-name="TableCell623">
            <text:p text:style-name="P624">002D</text:p>
          </table:table-cell>
          <table:table-cell table:style-name="TableCell625">
            <text:p text:style-name="P626">MOV CX, [000E+DI]</text:p>
          </table:table-cell>
          <table:table-cell table:style-name="TableCell627">
            <text:p text:style-name="P628">8B8D0E00</text:p>
          </table:table-cell>
          <table:table-cell table:style-name="TableCell629">
            <text:p text:style-name="P630">(CX) = 0B0F</text:p>
            <text:p text:style-name="P631">(IP) = 2D</text:p>
          </table:table-cell>
          <table:table-cell table:style-name="TableCell632">
            <text:p text:style-name="P633">(CX) = D8E2</text:p>
            <text:p text:style-name="P634">(IP) = 31</text:p>
          </table:table-cell>
        </table:table-row>
        <table:table-row table:style-name="TableRow635">
          <table:table-cell table:style-name="TableCell636">
            <text:p text:style-name="P637">0031</text:p>
          </table:table-cell>
          <table:table-cell table:style-name="TableCell638">
            <text:p text:style-name="P639">MOV BX, 0003</text:p>
          </table:table-cell>
          <table:table-cell table:style-name="TableCell640">
            <text:p text:style-name="P641">BB0300</text:p>
          </table:table-cell>
          <table:table-cell table:style-name="TableCell642">
            <text:p text:style-name="P643">(BX) = 0006</text:p>
            <text:p text:style-name="P644">(IP) = 0031</text:p>
          </table:table-cell>
          <table:table-cell table:style-name="TableCell645">
            <text:p text:style-name="P646">(BX) = 0003</text:p>
            <text:p text:style-name="P647"><text:span text:style-name="T648">(IP) = 003</text:span><text:span text:style-name="T649">4</text:span></text:p>
          </table:table-cell>
        </table:table-row>
        <table:table-row table:style-name="TableRow650">
          <table:table-cell table:style-name="TableCell651">
            <text:p text:style-name="P652"><text:span text:style-name="T653">003</text:span><text:span text:style-name="T654">4</text:span></text:p>
          </table:table-cell>
          <table:table-cell table:style-name="TableCell655">
            <text:p text:style-name="P656"><text:span text:style-name="T657">MOV AL, [0016 + BX + DI]</text:span></text:p>
          </table:table-cell>
          <table:table-cell table:style-name="TableCell658">
            <text:p text:style-name="P659">8A811600</text:p>
          </table:table-cell>
          <table:table-cell table:style-name="TableCell660">
            <text:p text:style-name="P661">(AX) = 01E2</text:p>
            <text:p text:style-name="P662"><text:span text:style-name="T663">(IP) = 003</text:span><text:span text:style-name="T664">4</text:span></text:p>
          </table:table-cell>
          <table:table-cell table:style-name="TableCell665">
            <text:p text:style-name="P666">(AX) = 01FF</text:p>
            <text:p text:style-name="P667"><text:span text:style-name="T668">(IP) = 003</text:span><text:span text:style-name="T669">8</text:span></text:p>
          </table:table-cell>
        </table:table-row>
        <table:table-row table:style-name="TableRow670">
          <table:table-cell table:style-name="TableCell671">
            <text:p text:style-name="P672"><text:span text:style-name="T673">003</text:span><text:span text:style-name="T674">8</text:span></text:p>
          </table:table-cell>
          <table:table-cell table:style-name="TableCell675">
            <text:p text:style-name="P676"><text:span text:style-name="T677">MOV CX, [0016+BX+DI]</text:span></text:p>
          </table:table-cell>
          <table:table-cell table:style-name="TableCell678">
            <text:p text:style-name="P679"><text:span text:style-name="T680">8B891600</text:span></text:p>
          </table:table-cell>
          <table:table-cell table:style-name="TableCell681">
            <text:p text:style-name="P682"><text:span text:style-name="T683">(</text:span><text:span text:style-name="T684">CX) =<text:s/></text:span><text:span text:style-name="T685">D8E2</text:span></text:p>
            <text:p text:style-name="P686"><text:span text:style-name="T687">(IP) = 003</text:span><text:span text:style-name="T688">8</text:span></text:p>
          </table:table-cell>
          <table:table-cell table:style-name="TableCell689">
            <text:p text:style-name="P690"><text:span text:style-name="T691">(</text:span><text:span text:style-name="T692">CX) = 0</text:span><text:span text:style-name="T693">3</text:span><text:span text:style-name="T694">FF</text:span></text:p>
            <text:p text:style-name="P695"><text:span text:style-name="T696">(IP) = 003</text:span><text:span text:style-name="T697">C</text:span></text:p>
          </table:table-cell>
        </table:table-row>
        <table:table-row table:style-name="TableRow698">
          <table:table-cell table:style-name="TableCell699">
            <text:p text:style-name="P700">003C</text:p>
          </table:table-cell>
          <table:table-cell table:style-name="TableCell701">
            <text:p text:style-name="P702">MOV AL, [BX+03]</text:p>
          </table:table-cell>
          <table:table-cell table:style-name="TableCell703">
            <text:p text:style-name="P704">8A4703</text:p>
          </table:table-cell>
          <table:table-cell table:style-name="TableCell705">
            <text:p text:style-name="P706">(AX) = 01FF</text:p>
            <text:p text:style-name="P707">(IP) =<text:s/>003C</text:p>
          </table:table-cell>
          <table:table-cell table:style-name="TableCell708">
            <text:p text:style-name="P709">(AX) = 0112</text:p>
            <text:p text:style-name="P710">(IP) = 003F</text:p>
          </table:table-cell>
        </table:table-row>
        <table:table-row table:style-name="TableRow711">
          <table:table-cell table:style-name="TableCell712">
            <text:p text:style-name="P713">003F</text:p>
          </table:table-cell>
          <table:table-cell table:style-name="TableCell714">
            <text:p text:style-name="P715">MOV CX, [BX+03]</text:p>
          </table:table-cell>
          <table:table-cell table:style-name="TableCell716">
            <text:p text:style-name="P717">8B4F03</text:p>
          </table:table-cell>
          <table:table-cell table:style-name="TableCell718">
            <text:p text:style-name="P719">(CX) = 03FF</text:p>
            <text:p text:style-name="P720">(IP) = 003F</text:p>
          </table:table-cell>
          <table:table-cell table:style-name="TableCell721">
            <text:p text:style-name="P722">(CX) = 1112</text:p>
            <text:p text:style-name="P723">(IP) = 0042</text:p>
          </table:table-cell>
        </table:table-row>
        <table:table-row table:style-name="TableRow724">
          <table:table-cell table:style-name="TableCell725">
            <text:p text:style-name="P726">0042</text:p>
          </table:table-cell>
          <table:table-cell table:style-name="TableCell727">
            <text:p text:style-name="P728"><text:span text:style-name="T729">MOV AX, 1A07</text:span></text:p>
          </table:table-cell>
          <table:table-cell table:style-name="TableCell730">
            <text:p text:style-name="P731"><text:span text:style-name="T732">B8071A</text:span></text:p>
          </table:table-cell>
          <table:table-cell table:style-name="TableCell733">
            <text:p text:style-name="P734">(AX) = 0112</text:p>
            <text:p text:style-name="P735"><text:span text:style-name="T736">(IP) = 00</text:span><text:span text:style-name="T737">42</text:span></text:p>
          </table:table-cell>
          <table:table-cell table:style-name="TableCell738">
            <text:p text:style-name="P739">(AX) =1A07</text:p>
            <text:p text:style-name="P740"><text:span text:style-name="T741">(IP) = 00</text:span><text:span text:style-name="T742">45</text:span></text:p>
          </table:table-cell>
        </table:table-row>
        <table:table-row table:style-name="TableRow743">
          <table:table-cell table:style-name="TableCell744">
            <text:p text:style-name="P745">0045</text:p>
          </table:table-cell>
          <table:table-cell table:style-name="TableCell746">
            <text:p text:style-name="P747">MOV ES, AX</text:p>
          </table:table-cell>
          <table:table-cell table:style-name="TableCell748">
            <text:p text:style-name="P749">8EC0</text:p>
          </table:table-cell>
          <table:table-cell table:style-name="TableCell750">
            <text:p text:style-name="P751">(ES) = 19F5</text:p>
            <text:p text:style-name="P752">(IP) = 0045</text:p>
          </table:table-cell>
          <table:table-cell table:style-name="TableCell753">
            <text:p text:style-name="P754">(ES) = 1A07</text:p>
            <text:p text:style-name="P755"><text:span text:style-name="T756">(IP) = 00</text:span><text:span text:style-name="T757">47</text:span></text:p>
          </table:table-cell>
        </table:table-row>
        <table:table-row table:style-name="TableRow758">
          <table:table-cell table:style-name="TableCell759">
            <text:p text:style-name="P760">0047</text:p>
          </table:table-cell>
          <table:table-cell table:style-name="TableCell761">
            <text:p text:style-name="P762">MOV AX, ES: [BX]</text:p>
          </table:table-cell>
          <table:table-cell table:style-name="TableCell763">
            <text:p text:style-name="P764">268B07</text:p>
          </table:table-cell>
          <table:table-cell table:style-name="TableCell765">
            <text:p text:style-name="P766">(AX) =1A07</text:p>
            <text:p text:style-name="P767"><text:span text:style-name="T768">(IP) = 00</text:span><text:span text:style-name="T769">47</text:span></text:p>
          </table:table-cell>
          <table:table-cell table:style-name="TableCell770">
            <text:p text:style-name="P771">(AX) =00FF</text:p>
            <text:p text:style-name="P772"><text:span text:style-name="T773">(IP) = 00</text:span><text:span text:style-name="T774">4A</text:span></text:p>
          </table:table-cell>
        </table:table-row>
        <table:table-row table:style-name="TableRow775">
          <table:table-cell table:style-name="TableCell776">
            <text:p text:style-name="P777">004A</text:p>
          </table:table-cell>
          <table:table-cell table:style-name="TableCell778">
            <text:p text:style-name="P779">MOV AX, 0000</text:p>
          </table:table-cell>
          <table:table-cell table:style-name="TableCell780">
            <text:p text:style-name="P781">B80000</text:p>
          </table:table-cell>
          <table:table-cell table:style-name="TableCell782">
            <text:p text:style-name="P783">(AX) =00FF</text:p>
            <text:p text:style-name="P784"><text:span text:style-name="T785">(IP) = 00</text:span><text:span text:style-name="T786">4A</text:span></text:p>
          </table:table-cell>
          <table:table-cell table:style-name="TableCell787">
            <text:p text:style-name="P788">(AX) =0000</text:p>
            <text:p text:style-name="P789"><text:span text:style-name="T790">(IP) = 00</text:span><text:span text:style-name="T791">4D</text:span></text:p>
          </table:table-cell>
        </table:table-row>
        <table:table-row table:style-name="TableRow792">
          <table:table-cell table:style-name="TableCell793">
            <text:p text:style-name="P794">004D</text:p>
          </table:table-cell>
          <table:table-cell table:style-name="TableCell795">
            <text:p text:style-name="P796">MOV ES, AX</text:p>
          </table:table-cell>
          <table:table-cell table:style-name="TableCell797">
            <text:p text:style-name="P798">8EC0</text:p>
          </table:table-cell>
          <table:table-cell table:style-name="TableCell799">
            <text:p text:style-name="P800">(IP) = 004D</text:p>
            <text:p text:style-name="P801"><text:span text:style-name="T802">(ES) = 1A07</text:span></text:p>
          </table:table-cell>
          <table:table-cell table:style-name="TableCell803">
            <text:p text:style-name="P804">(IP) = 004F</text:p>
            <text:p text:style-name="P805"><text:span text:style-name="T806">(ES) = 0000</text:span></text:p>
          </table:table-cell>
        </table:table-row>
        <table:table-row table:style-name="TableRow807">
          <table:table-cell table:style-name="TableCell808">
            <text:p text:style-name="P809">004F</text:p>
          </table:table-cell>
          <table:table-cell table:style-name="TableCell810">
            <text:p text:style-name="P811">PUSH DS</text:p>
          </table:table-cell>
          <table:table-cell table:style-name="TableCell812">
            <text:p text:style-name="P813">1E</text:p>
          </table:table-cell>
          <table:table-cell table:style-name="TableCell814">
            <text:p text:style-name="P815">Stack:</text:p>
            <text:p text:style-name="P816">+0 0000</text:p>
            <text:p text:style-name="P817">+2 19F5</text:p>
            <text:p text:style-name="P818">+4 0000</text:p>
            <text:p text:style-name="P819">+6 0000</text:p>
            <text:p text:style-name="P820"/>
            <text:p text:style-name="P821">(SP) = 0014</text:p>
            <text:p text:style-name="P822">(IP) = 004F</text:p>
          </table:table-cell>
          <table:table-cell table:style-name="TableCell823">
            <text:p text:style-name="P824">Stack:</text:p>
            <text:p text:style-name="P825">+0 1A07</text:p>
            <text:p text:style-name="P826">+2 0000</text:p>
            <text:p text:style-name="P827">+4 19F5</text:p>
            <text:p text:style-name="P828">+6 0000</text:p>
            <text:p text:style-name="P829"/>
            <text:p text:style-name="P830">(SP) = 0012</text:p>
            <text:p text:style-name="P831">(IP) = 0050</text:p>
          </table:table-cell>
        </table:table-row>
        <table:table-row table:style-name="TableRow832">
          <table:table-cell table:style-name="TableCell833">
            <text:p text:style-name="P834">0050</text:p>
          </table:table-cell>
          <table:table-cell table:style-name="TableCell835">
            <text:p text:style-name="P836">POP ES</text:p>
          </table:table-cell>
          <table:table-cell table:style-name="TableCell837">
            <text:p text:style-name="P838">07</text:p>
          </table:table-cell>
          <table:table-cell table:style-name="TableCell839">
            <text:p text:style-name="P840">Stack:</text:p>
            <text:p text:style-name="P841">+0 1A07</text:p>
            <text:p text:style-name="P842">+2 0000</text:p>
            <text:p text:style-name="P843">+4 19F5</text:p>
            <text:p text:style-name="P844">+6 0000</text:p>
            <text:p text:style-name="P845"/>
            <text:p text:style-name="P846">(SP) = 0012</text:p>
            <text:p text:style-name="P847">(ES) = 0000</text:p>
            <text:p text:style-name="P848">(IP) = 0050</text:p>
          </table:table-cell>
          <table:table-cell table:style-name="TableCell849">
            <text:p text:style-name="P850">Stack:</text:p>
            <text:p text:style-name="P851">+0 0000</text:p>
            <text:p text:style-name="P852">+2 19F5</text:p>
            <text:p text:style-name="P853">+4 0000</text:p>
            <text:p text:style-name="P854">+6 0000</text:p>
            <text:p text:style-name="P855"/>
            <text:p text:style-name="P856">(SP) = 0014</text:p>
            <text:p text:style-name="P857">(ES) = 1A07</text:p>
            <text:p text:style-name="P858">(IP) = 0051</text:p>
          </table:table-cell>
        </table:table-row>
        <table:table-row table:style-name="TableRow859">
          <table:table-cell table:style-name="TableCell860">
            <text:p text:style-name="P861">0051</text:p>
          </table:table-cell>
          <table:table-cell table:style-name="TableCell862">
            <text:p text:style-name="P863">MOV CX, ES: [BX <text:s/>- 01]</text:p>
          </table:table-cell>
          <table:table-cell table:style-name="TableCell864">
            <text:p text:style-name="P865">268B4FFF</text:p>
          </table:table-cell>
          <table:table-cell table:style-name="TableCell866">
            <text:p text:style-name="P867">(IP) = 0051</text:p>
            <text:p text:style-name="P868">(CX) =<text:s/>1112</text:p>
          </table:table-cell>
          <table:table-cell table:style-name="TableCell869">
            <text:p text:style-name="P870">(IP) = 0055</text:p>
            <text:p text:style-name="P871"><text:span text:style-name="T872">(CX) = FFCE</text:span></text:p>
          </table:table-cell>
        </table:table-row>
        <table:table-row table:style-name="TableRow873">
          <table:table-cell table:style-name="TableCell874">
            <text:p text:style-name="P875">0055</text:p>
          </table:table-cell>
          <table:table-cell table:style-name="TableCell876">
            <text:p text:style-name="P877">XCHG AX, CX</text:p>
          </table:table-cell>
          <table:table-cell table:style-name="TableCell878">
            <text:p text:style-name="P879">91</text:p>
          </table:table-cell>
          <table:table-cell table:style-name="TableCell880">
            <text:p text:style-name="P881">(AX) = 0000</text:p>
            <text:p text:style-name="P882">(IP) = 0055</text:p>
            <text:p text:style-name="P883">(CX) = FFCE</text:p>
          </table:table-cell>
          <table:table-cell table:style-name="TableCell884">
            <text:p text:style-name="P885">(AX) = FFCE</text:p>
            <text:p text:style-name="P886">(IP) = 0056</text:p>
            <text:p text:style-name="P887"><text:span text:style-name="T888">(CX) = 0000</text:span></text:p>
          </table:table-cell>
        </table:table-row>
        <table:table-row table:style-name="TableRow889">
          <table:table-cell table:style-name="TableCell890">
            <text:p text:style-name="P891">0056</text:p>
          </table:table-cell>
          <table:table-cell table:style-name="TableCell892">
            <text:p text:style-name="P893">MOV DI, 0002</text:p>
          </table:table-cell>
          <table:table-cell table:style-name="TableCell894">
            <text:p text:style-name="P895">BF0200</text:p>
          </table:table-cell>
          <table:table-cell table:style-name="TableCell896">
            <text:p text:style-name="P897">(IP) = 0056</text:p>
            <text:p text:style-name="P898"/>
          </table:table-cell>
          <table:table-cell table:style-name="TableCell899">
            <text:p text:style-name="P900">(IP) = 0059</text:p>
            <text:p text:style-name="P901"/>
          </table:table-cell>
        </table:table-row>
        <table:table-row table:style-name="TableRow902">
          <table:table-cell table:style-name="TableCell903">
            <text:p text:style-name="P904">0059</text:p>
          </table:table-cell>
          <table:table-cell table:style-name="TableCell905">
            <text:p text:style-name="P906">MOV ES: [BX + DI], AX</text:p>
          </table:table-cell>
          <table:table-cell table:style-name="TableCell907">
            <text:p text:style-name="P908">268901</text:p>
          </table:table-cell>
          <table:table-cell table:style-name="TableCell909">
            <text:p text:style-name="P910">(IP) = 0059</text:p>
            <text:p text:style-name="P911"/>
          </table:table-cell>
          <table:table-cell table:style-name="TableCell912">
            <text:p text:style-name="P913">(IP) = 005C</text:p>
            <text:p text:style-name="P914"/>
          </table:table-cell>
        </table:table-row>
        <table:table-row table:style-name="TableRow915">
          <table:table-cell table:style-name="TableCell916">
            <text:p text:style-name="P917">005C</text:p>
          </table:table-cell>
          <table:table-cell table:style-name="TableCell918">
            <text:p text:style-name="P919">MOV BP, SP</text:p>
          </table:table-cell>
          <table:table-cell table:style-name="TableCell920">
            <text:p text:style-name="P921">8BEC</text:p>
          </table:table-cell>
          <table:table-cell table:style-name="TableCell922">
            <text:p text:style-name="P923">(IP) = 005C</text:p>
            <text:p text:style-name="P924">(BP) = 0000</text:p>
            <text:p text:style-name="P925"/>
          </table:table-cell>
          <table:table-cell table:style-name="TableCell926">
            <text:p text:style-name="P927">(IP) = 005E</text:p>
            <text:p text:style-name="P928"><text:span text:style-name="T929">(BP) = 0014</text:span></text:p>
          </table:table-cell>
        </table:table-row>
        <table:table-row table:style-name="TableRow930">
          <table:table-cell table:style-name="TableCell931">
            <text:p text:style-name="P932">005E</text:p>
          </table:table-cell>
          <table:table-cell table:style-name="TableCell933">
            <text:p text:style-name="P934">PUSH [0000]</text:p>
          </table:table-cell>
          <table:table-cell table:style-name="TableCell935">
            <text:p text:style-name="P936">FF360000</text:p>
          </table:table-cell>
          <table:table-cell table:style-name="TableCell937">
            <text:p text:style-name="P938">Stack:</text:p>
            <text:p text:style-name="P939">+0 0000</text:p>
            <text:p text:style-name="P940">+2 19F5</text:p>
            <text:p text:style-name="P941">+4 0000</text:p>
            <text:p text:style-name="P942">+6 0000</text:p>
            <text:p text:style-name="P943">(IP) = 005E</text:p>
            <text:p text:style-name="P944">(SP) = 0014</text:p>
            <text:p text:style-name="P945"/>
          </table:table-cell>
          <table:table-cell table:style-name="TableCell946">
            <text:p text:style-name="P947">Stack:</text:p>
            <text:p text:style-name="P948">+0 01F4</text:p>
            <text:p text:style-name="P949">+2 0000</text:p>
            <text:p text:style-name="P950">+4 19F5</text:p>
            <text:p text:style-name="P951">+6 0000</text:p>
            <text:p text:style-name="P952">(IP) = 0062</text:p>
            <text:p text:style-name="P953">(SP) = 0012</text:p>
          </table:table-cell>
        </table:table-row>
        <table:table-row table:style-name="TableRow954">
          <table:table-cell table:style-name="TableCell955">
            <text:p text:style-name="P956">0062</text:p>
          </table:table-cell>
          <table:table-cell table:style-name="TableCell957">
            <text:p text:style-name="P958">PUSH [0002]</text:p>
          </table:table-cell>
          <table:table-cell table:style-name="TableCell959">
            <text:p text:style-name="P960">FF360200</text:p>
          </table:table-cell>
          <table:table-cell table:style-name="TableCell961">
            <text:p text:style-name="P962">Stack:</text:p>
            <text:p text:style-name="P963">+0 01F4</text:p>
            <text:p text:style-name="P964">+2 0000</text:p>
            <text:p text:style-name="P965">+4 19F5</text:p>
            <text:p text:style-name="P966">+6 0000</text:p>
            <text:p text:style-name="P967">(IP) = 0062</text:p>
            <text:p text:style-name="P968">(SP) = 0012</text:p>
          </table:table-cell>
          <table:table-cell table:style-name="TableCell969">
            <text:p text:style-name="P970">Stack:</text:p>
            <text:p text:style-name="P971">+0 FFCE</text:p>
            <text:p text:style-name="P972">+2 01F4</text:p>
            <text:p text:style-name="P973">+4 0000</text:p>
            <text:p text:style-name="P974">+6 19F5</text:p>
            <text:p text:style-name="P975">(IP) = 0066</text:p>
            <text:p text:style-name="P976">(SP) = 0010</text:p>
          </table:table-cell>
        </table:table-row>
        <table:table-row table:style-name="TableRow977">
          <table:table-cell table:style-name="TableCell978">
            <text:p text:style-name="P979">0066</text:p>
          </table:table-cell>
          <table:table-cell table:style-name="TableCell980">
            <text:p text:style-name="P981">MOV BP, SP</text:p>
          </table:table-cell>
          <table:table-cell table:style-name="TableCell982">
            <text:p text:style-name="P983">8BEC</text:p>
          </table:table-cell>
          <table:table-cell table:style-name="TableCell984">
            <text:p text:style-name="P985">(BP) = 0014</text:p>
            <text:p text:style-name="P986">(IP) = 0066</text:p>
            <text:p text:style-name="P987"/>
          </table:table-cell>
          <table:table-cell table:style-name="TableCell988">
            <text:p text:style-name="P989">(BP) = 0010</text:p>
            <text:p text:style-name="P990">(IP) = 0068</text:p>
            <text:p text:style-name="P991"/>
          </table:table-cell>
        </table:table-row>
        <table:table-row table:style-name="TableRow992">
          <table:table-cell table:style-name="TableCell993">
            <text:p text:style-name="P994">0068</text:p>
          </table:table-cell>
          <table:table-cell table:style-name="TableCell995">
            <text:p text:style-name="P996">MOV DX, [BP + 02]</text:p>
          </table:table-cell>
          <table:table-cell table:style-name="TableCell997">
            <text:p text:style-name="P998">8B5602</text:p>
          </table:table-cell>
          <table:table-cell table:style-name="TableCell999">
            <text:p text:style-name="P1000">(DX) = 0000</text:p>
            <text:p text:style-name="P1001">(IP) = 0068</text:p>
            <text:p text:style-name="P1002"/>
          </table:table-cell>
          <table:table-cell table:style-name="TableCell1003">
            <text:p text:style-name="P1004">(DX) = 01F4</text:p>
            <text:p text:style-name="P1005">(IP) = 006B</text:p>
            <text:p text:style-name="P1006"/>
          </table:table-cell>
        </table:table-row>
        <table:table-row table:style-name="TableRow1007">
          <table:table-cell table:style-name="TableCell1008">
            <text:p text:style-name="P1009">006B</text:p>
          </table:table-cell>
          <table:table-cell table:style-name="TableCell1010">
            <text:p text:style-name="P1011">RET Far 0002</text:p>
          </table:table-cell>
          <table:table-cell table:style-name="TableCell1012">
            <text:p text:style-name="P1013">CA0200</text:p>
          </table:table-cell>
          <table:table-cell table:style-name="TableCell1014">
            <text:p text:style-name="P1015">Stack:</text:p>
            <text:p text:style-name="P1016">+0 FFCE</text:p>
            <text:p text:style-name="P1017">+2 01F4</text:p>
            <text:p text:style-name="P1018">+4 0000</text:p>
            <text:p text:style-name="P1019">+6 19F5</text:p>
            <text:p text:style-name="P1020"/>
            <text:p text:style-name="P1021">(SP) = 0010</text:p>
            <text:p text:style-name="P1022">(CS) = 1A0A</text:p>
            <text:p text:style-name="P1023">(IP) = 006B</text:p>
            <text:p text:style-name="P1024"/>
          </table:table-cell>
          <table:table-cell table:style-name="TableCell1025">
            <text:p text:style-name="P1026">Stack:</text:p>
            <text:p text:style-name="P1027">+0 19F5</text:p>
            <text:p text:style-name="P1028">+2 0000</text:p>
            <text:p text:style-name="P1029">+4 0000</text:p>
            <text:p text:style-name="P1030">+6 0000</text:p>
            <text:p text:style-name="P1031"/>
            <text:p text:style-name="P1032">(SP) = 0016</text:p>
            <text:p text:style-name="P1033">(CS) = 01F4</text:p>
            <text:p text:style-name="P1034">(IP) = FFCE</text:p>
            <text:p text:style-name="P1035"/>
          </table:table-cell>
        </table:table-row>
      </table:table>
      <text:p text:style-name="P1036"/>
      <text:p text:style-name="P1037"/>
      <text:p text:style-name="P1038"/>
      <text:p text:style-name="Standard"><text:span text:style-name="T1039">П</text:span><text:span text:style-name="T1040">рограммный код см. в приложении А.</text:span></text:p>
      <text:p text:style-name="Standard"><text:span text:style-name="T1041">Файлы диагностических сообщений см. в приложении Б.</text:span></text:p>
      <text:h text:style-name="P1042" text:outline-level="2"/>
      <text:h text:style-name="Заголовок2" text:outline-level="2">Выводы.</text:h>
      <text:p text:style-name="Textbody">В ходе выполнения работы были изучены режимы адресации<text:s/>на языке Ассемблера.</text:p>
      <text:p text:style-name="Standard"/>
      <text:p text:style-name="Textbody"/>
      <text:h text:style-name="P1043" text:outline-level="1">Приложение А<text:line-break/>Исходный код программы</text:h>
      <text:p text:style-name="Textbody"/>
      <text:p text:style-name="Standard">Название<text:s/>файла:<text:s/><text:span text:style-name="T1044">LR</text:span>2.<text:span text:style-name="T1045">asm</text:span></text:p>
      <text:p text:style-name="Листинг"><text:span text:style-name="T1046">; Программа изучения режимов адресации процессора<text:s/></text:span><text:span text:style-name="T1047">IntelX</text:span><text:span text:style-name="T1048">86</text:span></text:p>
      <text:p text:style-name="P1049">EOL EQU '$'</text:p>
      <text:p text:style-name="P1050">ind EQU 2</text:p>
      <text:p text:style-name="Листинг"><text:span text:style-name="T1051">n</text:span><text:span text:style-name="T1052">1<text:s/></text:span><text:span text:style-name="T1053">EQU</text:span><text:span text:style-name="T1054"><text:s/>500</text:span></text:p>
      <text:p text:style-name="Листинг"><text:span text:style-name="T1055">n</text:span><text:span text:style-name="T1056">2<text:s/></text:span><text:span text:style-name="T1057">EQU</text:span><text:span text:style-name="T1058"><text:s/>-50</text:span></text:p>
      <text:p text:style-name="P1059">; Стек программы</text:p>
      <text:p text:style-name="P1060">AStack SEGMENT STACK</text:p>
      <text:p text:style-name="P1061"><text:s/>DW 12 DUP(?)</text:p>
      <text:p text:style-name="Листинг"><text:span text:style-name="T1062">AStack</text:span><text:span text:style-name="T1063"><text:s/></text:span><text:span text:style-name="T1064">ENDS</text:span></text:p>
      <text:p text:style-name="P1065">; Данные программы</text:p>
      <text:p text:style-name="Листинг"><text:span text:style-name="T1066">DATA</text:span><text:span text:style-name="T1067"><text:s/></text:span><text:span text:style-name="T1068">SEGMENT</text:span></text:p>
      <text:p text:style-name="P1069">; Директивы описания данных</text:p>
      <text:p text:style-name="P1070">mem1 DW 0</text:p>
      <text:p text:style-name="P1071">mem2 DW 0</text:p>
      <text:p text:style-name="P1072">mem3 DW 0</text:p>
      <text:p text:style-name="P1073">vec1 DB 18,17,16,15,11,12,13,14</text:p>
      <text:p text:style-name="P1074">vec2 DB 30,40,-30,-40,10,20,-10,-20</text:p>
      <text:p text:style-name="P1075">matr DB -4,-3,1,2,-2,-1,3,4,5,6,7,8,-8,-7,-6,-5</text:p>
      <text:p text:style-name="P1076">DATA ENDS</text:p>
      <text:p text:style-name="P1077">; Код программы</text:p>
      <text:p text:style-name="P1078">CODE SEGMENT</text:p>
      <text:p text:style-name="P1079"><text:s/>ASSUME CS:CODE, DS:DATA, SS:AStack</text:p>
      <text:p text:style-name="P1080">; Головная процедура</text:p>
      <text:p text:style-name="P1081">Main PROC FAR</text:p>
      <text:p text:style-name="P1082"><text:s/>push DS</text:p>
      <text:p text:style-name="P1083"><text:s/>sub AX,AX</text:p>
      <text:p text:style-name="P1084"><text:s/>push AX</text:p>
      <text:p text:style-name="P1085"><text:s/>mov AX,DATA</text:p>
      <text:p text:style-name="P1086"><text:s/>mov DS,AX</text:p>
      <text:p text:style-name="P1087">; ПРОВЕРКА РЕЖИМОВ АДРЕСАЦИИ НА УРОВНЕ СМЕЩЕНИЙ</text:p>
      <text:p text:style-name="P1088">; Регистровая адресация</text:p>
      <text:p text:style-name="Листинг"><text:span text:style-name="T1089"><text:s/></text:span><text:span text:style-name="T1090">mov</text:span><text:span text:style-name="T1091"><text:s/></text:span><text:span text:style-name="T1092">ax</text:span><text:span text:style-name="T1093">,</text:span><text:span text:style-name="T1094">n</text:span><text:span text:style-name="T1095">1</text:span></text:p>
      <text:p text:style-name="Листинг"><text:span text:style-name="T1096"><text:s/></text:span><text:span text:style-name="T1097">mov</text:span><text:span text:style-name="T1098"><text:s/></text:span><text:span text:style-name="T1099">cx</text:span><text:span text:style-name="T1100">,</text:span><text:span text:style-name="T1101">ax</text:span></text:p>
      <text:p text:style-name="Листинг"><text:span text:style-name="T1102"><text:s/></text:span><text:span text:style-name="T1103">mov bl,EOL</text:span></text:p>
      <text:p text:style-name="P1104"><text:s/>mov bh,n2</text:p>
      <text:p text:style-name="P1105">; Прямая адресация</text:p>
      <text:p text:style-name="P1106"><text:s/>mov mem2,n2</text:p>
      <text:p text:style-name="P1107"><text:s/>mov bx,OFFSET vec1</text:p>
      <text:p text:style-name="P1108"><text:s/>mov mem1,ax</text:p>
      <text:p text:style-name="P1109">; Косвенная адресация</text:p>
      <text:p text:style-name="P1110"><text:s/>mov al,[bx]</text:p>
      <text:p text:style-name="Листинг"><text:span text:style-name="T1111"><text:s/></text:span><text:span text:style-name="T1112">;</text:span><text:span text:style-name="T1113">mov</text:span><text:span text:style-name="T1114"><text:s/></text:span><text:span text:style-name="T1115">mem</text:span><text:span text:style-name="T1116">3,[</text:span><text:span text:style-name="T1117">bx</text:span><text:span text:style-name="T1118">]</text:span></text:p>
      <text:p text:style-name="P1119">; Базированная адресация</text:p>
      <text:p text:style-name="Листинг"><text:span text:style-name="T1120"><text:s/></text:span><text:span text:style-name="T1121">mov</text:span><text:span text:style-name="T1122"><text:s/></text:span><text:span text:style-name="T1123">al</text:span><text:span text:style-name="T1124">,[</text:span><text:span text:style-name="T1125">bx</text:span><text:span text:style-name="T1126">]+3</text:span></text:p>
      <text:p text:style-name="Листинг"><text:span text:style-name="T1127"><text:s/></text:span><text:span text:style-name="T1128">mov</text:span><text:span text:style-name="T1129"><text:s/></text:span><text:span text:style-name="T1130">cx</text:span><text:span text:style-name="T1131">,3[</text:span><text:span text:style-name="T1132">bx</text:span><text:span text:style-name="T1133">]</text:span></text:p>
      <text:p text:style-name="P1134">; Индексная адресация</text:p>
      <text:p text:style-name="Листинг"><text:span text:style-name="T1135"><text:s/></text:span><text:span text:style-name="T1136">mov</text:span><text:span text:style-name="T1137"><text:s/></text:span><text:span text:style-name="T1138">di</text:span><text:span text:style-name="T1139">,</text:span><text:span text:style-name="T1140">ind</text:span></text:p>
      <text:p text:style-name="Листинг"><text:span text:style-name="T1141"><text:s/></text:span><text:span text:style-name="T1142">mov al,vec2[di]</text:span></text:p>
      <text:p text:style-name="P1143"><text:s/>mov cx,vec2[di]</text:p>
      <text:p text:style-name="P1144">; Адресация с базированием и индексированием</text:p>
      <text:p text:style-name="Листинг"><text:span text:style-name="T1145"><text:s/></text:span><text:span text:style-name="T1146">mov</text:span><text:span text:style-name="T1147"><text:s/></text:span><text:span text:style-name="T1148">bx</text:span><text:span text:style-name="T1149">,3</text:span></text:p>
      <text:p text:style-name="Листинг"><text:span text:style-name="T1150"><text:s/></text:span><text:span text:style-name="T1151">mov al,matr[bx][di]</text:span></text:p>
      <text:p text:style-name="P1152"><text:s/>mov cx,matr[bx][di]</text:p>
      <text:p text:style-name="P1153"><text:s/>;mov ax,matr[bx*4][di]</text:p>
      <text:p text:style-name="P1154"><text:s/>mov al,[bx]+3</text:p>
      <text:p text:style-name="P1155"><text:s/>mov cx,3[bx]</text:p>
      <text:p text:style-name="P1156">; ПРОВЕРКА РЕЖИМОВ АДРЕСАЦИИ С УЧЕТОМ СЕГМЕНТОВ</text:p>
      <text:p text:style-name="P1157">; Переопределение сегмента</text:p>
      <text:p text:style-name="P1158">; ------ вариант 1</text:p>
      <text:p text:style-name="Листинг"><text:span text:style-name="T1159"><text:s/></text:span><text:span text:style-name="T1160">mov</text:span><text:span text:style-name="T1161"><text:s/></text:span><text:span text:style-name="T1162">ax</text:span><text:span text:style-name="T1163">,<text:s/></text:span><text:span text:style-name="T1164">SEG</text:span><text:span text:style-name="T1165"><text:s/></text:span><text:span text:style-name="T1166">vec</text:span><text:span text:style-name="T1167">2</text:span></text:p>
      <text:p text:style-name="Листинг"><text:span text:style-name="T1168"><text:s/></text:span><text:span text:style-name="T1169">mov es, ax</text:span></text:p>
      <text:p text:style-name="P1170"><text:s/>mov ax, es:[bx]</text:p>
      <text:p text:style-name="P1171"><text:s/>mov ax, 0</text:p>
      <text:p text:style-name="P1172">; ------ вариант 2</text:p>
      <text:p text:style-name="P1173"><text:s/>mov es, ax</text:p>
      <text:p text:style-name="P1174"><text:s/>push ds</text:p>
      <text:p text:style-name="P1175"><text:s/>pop es</text:p>
      <text:p text:style-name="P1176"><text:s/>mov cx, es:[bx-1]</text:p>
      <text:p text:style-name="P1177"><text:s/>xchg cx,ax</text:p>
      <text:p text:style-name="P1178">; ------ вариант 3</text:p>
      <text:p text:style-name="P1179"><text:s/>mov di,ind</text:p>
      <text:p text:style-name="P1180"><text:s/>mov es:[bx+di],ax</text:p>
      <text:p text:style-name="P1181">; ------ вариант 4</text:p>
      <text:p text:style-name="P1182"><text:s/>mov bp,sp</text:p>
      <text:p text:style-name="P1183"><text:s/>;mov ax,matr[bp+bx]</text:p>
      <text:p text:style-name="P1184"><text:s/>;mov ax,matr[bp+di+si]</text:p>
      <text:p text:style-name="P1185">; Использование сегмента стека</text:p>
      <text:p text:style-name="Листинг"><text:span text:style-name="T1186"><text:s/></text:span><text:span text:style-name="T1187">push</text:span><text:span text:style-name="T1188"><text:s/></text:span><text:span text:style-name="T1189">mem</text:span><text:span text:style-name="T1190">1</text:span></text:p>
      <text:p text:style-name="Листинг"><text:span text:style-name="T1191"><text:s/></text:span><text:span text:style-name="T1192">push</text:span><text:span text:style-name="T1193"><text:s/></text:span><text:span text:style-name="T1194">mem</text:span><text:span text:style-name="T1195">2</text:span></text:p>
      <text:p text:style-name="Листинг"><text:span text:style-name="T1196"><text:s/></text:span><text:span text:style-name="T1197">mov bp,sp</text:span></text:p>
      <text:p text:style-name="P1198"><text:s/>mov dx,[bp]+2</text:p>
      <text:p text:style-name="P1199"><text:s/>ret 2</text:p>
      <text:p text:style-name="P1200">Main ENDP</text:p>
      <text:p text:style-name="P1201">CODE ENDS</text:p>
      <text:p text:style-name="P1202"><text:s/>END Main</text:p>
      <text:p text:style-name="P1203"/>
      <text:p text:style-name="P1204"/>
      <text:p text:style-name="P1205"/>
      <text:p text:style-name="P1206"><text:span text:style-name="T1207">Приложение<text:s/></text:span><text:span text:style-name="T1208">Б</text:span></text:p>
      <text:p text:style-name="P1209">Файлы диагностических сообщений</text:p>
      <text:p text:style-name="Standard">Название<text:s/>файла:<text:s/><text:span text:style-name="T1210">LR</text:span>2.<text:span text:style-name="T1211">lst</text:span></text:p>
      <text:p text:style-name="P1212"><text:span text:style-name="T1213">Microsoft (R) Macro Assembler Version 5.10 <text:s text:c="17"/>11/26/22 20:42:1</text:span></text:p>
      <text:p text:style-name="P1214">Page <text:s text:c="4"/>1-1</text:p>
      <text:p text:style-name="P1215"/>
      <text:p text:style-name="P1216"/>
      <text:p text:style-name="P1217">1<text:tab/><text:tab/><text:tab/><text:tab/>;<text:s/>РџСЂРѕРіСЂР°РјРјР°<text:s/>РёР·СѓС‡РµРЅРёСЏ<text:s/>С</text:p>
      <text:p text:style-name="P1218">ЂРµР¶РёРјРѕРІ<text:s/>Р°РґСЂРµСЃР°С†РёРё<text:s/>РїСЂРѕ</text:p>
      <text:p text:style-name="P1219">С†РµСЃСЃРѕСЂР°<text:s/>IntelX86</text:p>
      <text:p text:style-name="P1220">2 = 0024<text:tab/><text:tab/><text:tab/><text:tab/>EOL EQU '$'</text:p>
      <text:p text:style-name="P1221">3 = 0002<text:tab/><text:tab/><text:tab/><text:tab/>ind EQU 2</text:p>
      <text:p text:style-name="P1222">4 = 01F4<text:tab/><text:tab/><text:tab/><text:tab/>n1 EQU 500</text:p>
      <text:p text:style-name="P1223">5 =-0032<text:tab/><text:tab/><text:tab/><text:tab/>n2 EQU -50</text:p>
      <text:p text:style-name="P1224">6<text:tab/><text:tab/><text:tab/><text:tab/>;<text:s/>РЎС‚РµРє<text:s/>РїСЂРѕРіСЂР°РјРјС‹</text:p>
      <text:p text:style-name="P1225">7 0000<text:tab/><text:tab/><text:tab/><text:tab/>AStack SEGMENT STACK</text:p>
      <text:p text:style-name="P1226">8 0000 <text:s/>000C[<text:tab/><text:tab/><text:tab/><text:s/>DW 12 DUP(?)</text:p>
      <text:p text:style-name="P1227">9<text:tab/><text:s text:c="3"/>????</text:p>
      <text:p text:style-name="P1228">10<text:tab/><text:tab/><text:tab/><text:s/>]</text:p>
      <text:p text:style-name="P1229">11</text:p>
      <text:p text:style-name="P1230">12 0018<text:tab/><text:tab/><text:tab/><text:tab/>AStack ENDS</text:p>
      <text:p text:style-name="P1231">13<text:tab/><text:tab/><text:tab/><text:tab/>;<text:s/>Р”Р°РЅРЅС‹Рµ<text:s/>РїСЂРѕРіСЂР°РјРјС‹</text:p>
      <text:p text:style-name="P1232">14 0000<text:tab/><text:tab/><text:tab/><text:tab/>DATA SEGMENT</text:p>
      <text:p text:style-name="P1233">15<text:tab/><text:tab/><text:tab/><text:tab/>;<text:s/>Р”РёСЂРµРєС‚РёРІС‹<text:s/>РѕРїРёСЃР°РЅРёСЏ<text:s/>Р</text:p>
      <text:p text:style-name="P1234">ґР°РЅРЅС‹С…</text:p>
      <text:p text:style-name="P1235">16 0000 <text:s/>0000<text:tab/><text:tab/><text:tab/>mem1 DW 0</text:p>
      <text:p text:style-name="P1236">17 0002 <text:s/>0000<text:tab/><text:tab/><text:tab/>mem2 DW 0</text:p>
      <text:p text:style-name="P1237">18 0004 <text:s/>0000<text:tab/><text:tab/><text:tab/>mem3 DW 0</text:p>
      <text:p text:style-name="P1238">19 0006 <text:s/>12 11 10 0F 0B 0C<text:tab/>vec1 DB 18,17,16,15,11,12,13,14</text:p>
      <text:p text:style-name="P1239">20 <text:s text:c="6"/>0D 0E</text:p>
      <text:p text:style-name="P1240">21 000E <text:s/>1E 28 E2 D8 0A 14<text:tab/>vec2 DB 30,40,-30,-40,10,20,-10,-20</text:p>
      <text:p text:style-name="P1241">22 <text:s text:c="6"/>F6 EC</text:p>
      <text:p text:style-name="P1242">23 0016 <text:s/>FC FD 01 02 FE FF<text:tab/>matr DB -4,-3,1,2,-2,-1,3,4,5,6,7,8,-8,</text:p>
      <text:p text:style-name="P1243">-7,-6,-5</text:p>
      <text:p text:style-name="P1244">24 <text:s text:c="6"/>03 04 05 06 07 08</text:p>
      <text:p text:style-name="P1245">25 <text:s text:c="6"/>F8 F9 FA FB</text:p>
      <text:p text:style-name="P1246">26 0026<text:tab/><text:tab/><text:tab/><text:tab/>DATA ENDS</text:p>
      <text:p text:style-name="P1247">27<text:tab/><text:tab/><text:tab/><text:tab/>;<text:s/>РљРѕРґ<text:s/>РїСЂРѕРіСЂР°РјРјС‹</text:p>
      <text:p text:style-name="P1248">28 0000<text:tab/><text:tab/><text:tab/><text:tab/>CODE SEGMENT</text:p>
      <text:p text:style-name="P1249">29<text:tab/><text:tab/><text:tab/><text:tab/><text:s/>ASSUME CS:CODE, DS:DATA, SS:AStack</text:p>
      <text:p text:style-name="P1250">30<text:tab/><text:tab/><text:tab/><text:tab/>;<text:s/>Р“РѕР»РѕРІРЅР°СЏ<text:s/>РїСЂРѕС†РµРґСѓСЂР°</text:p>
      <text:p text:style-name="P1251">31 0000<text:tab/><text:tab/><text:tab/><text:tab/>Main PROC FAR</text:p>
      <text:p text:style-name="P1252">32 0000 <text:s/>1E<text:tab/><text:tab/><text:tab/><text:s/>push DS</text:p>
      <text:p text:style-name="P1253">33 0001 <text:s/>2B C0<text:tab/><text:tab/><text:tab/><text:s/>sub AX,AX</text:p>
      <text:p text:style-name="P1254">34 0003 <text:s/>50<text:tab/><text:tab/><text:tab/><text:s/>push AX</text:p>
      <text:p text:style-name="P1255">35 0004 <text:s/>B8 ---- R<text:tab/><text:tab/><text:s/>mov AX,DATA</text:p>
      <text:p text:style-name="P1256">36 0007 <text:s/>8E D8<text:tab/><text:tab/><text:tab/><text:s/>mov DS,AX</text:p>
      <text:p text:style-name="P1257">37<text:tab/><text:tab/><text:tab/><text:tab/>;<text:s/>РџР РћР’Р•Р РљРђ<text:s/>Р Р•Р–РРњРћР’<text:s/>РђР”Р</text:p>
      <text:p text:style-name="P1258">Р•РЎРђР¦РР<text:s/>РќРђ<text:s/>РЈР РћР’РќР•<text:s/>РЎРњР•Р</text:p>
      <text:p text:style-name="P1259">©Р•РќРР™</text:p>
      <text:p text:style-name="P1260">38<text:tab/><text:tab/><text:tab/><text:tab/>;<text:s/>Р РµРіРёСЃС‚СЂРѕРІР°СЏ<text:s/>Р°РґСЂРµСЃР°С†</text:p>
      <text:p text:style-name="P1261">РёСЏ</text:p>
      <text:p text:style-name="P1262">39 0009 <text:s/>B8 01F4<text:tab/><text:tab/><text:tab/><text:s/>mov ax,n1</text:p>
      <text:p text:style-name="P1263">40 000C <text:s/>8B C8<text:tab/><text:tab/><text:tab/><text:s/>mov cx,ax</text:p>
      <text:p text:style-name="P1264">41 000E <text:s/>B3 24<text:tab/><text:tab/><text:tab/><text:s/>mov bl,EOL</text:p>
      <text:p text:style-name="P1265">42 0010 <text:s/>B7 CE<text:tab/><text:tab/><text:tab/><text:s/>mov bh,n2</text:p>
      <text:p text:style-name="P1266">43<text:tab/><text:tab/><text:tab/><text:tab/>;<text:s/>РџСЂСЏРјР°СЏ<text:s/>Р°РґСЂРµСЃР°С†РёСЏ</text:p>
      <text:p text:style-name="P1267">44 0012 <text:s/>C7 06 0002 R FFCE<text:tab/><text:s/>mov mem2,n2</text:p>
      <text:p text:style-name="P1268">45 0018 <text:s/>BB 0006 R<text:tab/><text:tab/><text:s/>mov bx,OFFSET vec1</text:p>
      <text:p text:style-name="P1269">46 001B <text:s/>A3 0000 R<text:tab/><text:tab/><text:s/>mov mem1,ax</text:p>
      <text:p text:style-name="P1270">47<text:tab/><text:tab/><text:tab/><text:tab/>;<text:s/>РљРѕСЃРІРµРЅРЅР°СЏ<text:s/>Р°РґСЂРµСЃР°С†РёСЏ</text:p>
      <text:p text:style-name="P1271"><text:span text:style-name="T1272">Microsoft (R) Macro Assembler Version 5.10 <text:s text:c="17"/>11/26/22 20:42:1</text:span></text:p>
      <text:p text:style-name="P1273">Page <text:s text:c="4"/>1-2</text:p>
      <text:p text:style-name="P1274"/>
      <text:p text:style-name="P1275"/>
      <text:p text:style-name="P1276">48 001E <text:s/>8A 07<text:tab/><text:tab/><text:tab/><text:s/>mov al,[bx]</text:p>
      <text:p text:style-name="P1277">49<text:tab/><text:tab/><text:tab/><text:tab/><text:s/>;mov mem3,[bx]</text:p>
      <text:p text:style-name="P1278">50<text:tab/><text:tab/><text:tab/><text:tab/>;<text:s/>Р‘Р°Р·РёСЂРѕРІР°РЅРЅР°СЏ<text:s/>Р°РґСЂРµСЃР°</text:p>
      <text:p text:style-name="P1279">С†РёСЏ</text:p>
      <text:p text:style-name="P1280">51 0020 <text:s/>8A 47 03<text:tab/><text:tab/><text:tab/><text:s/>mov al,[bx]+3</text:p>
      <text:p text:style-name="P1281">52 0023 <text:s/>8B 4F 03<text:tab/><text:tab/><text:tab/><text:s/>mov cx,3[bx]</text:p>
      <text:p text:style-name="P1282">53<text:tab/><text:tab/><text:tab/><text:tab/>;<text:s/>РРЅРґРµРєСЃРЅР°СЏ<text:s/>Р°РґСЂРµСЃР°С†РёСЏ</text:p>
      <text:p text:style-name="P1283">54 0026 <text:s/>BF 0002<text:tab/><text:tab/><text:tab/><text:s/>mov di,ind</text:p>
      <text:p text:style-name="P1284">55 0029 <text:s/>8A 85 000E R<text:tab/><text:tab/><text:s/>mov al,vec2[di]</text:p>
      <text:p text:style-name="P1285">56 002D <text:s/>8B 8D 000E R<text:tab/><text:tab/><text:s/>mov cx,vec2[di]</text:p>
      <text:p text:style-name="P1286">lr2.asm(49): warning A4031: Operand types must match</text:p>
      <text:p text:style-name="P1287">57<text:tab/><text:tab/><text:tab/><text:tab/>;<text:s/>РђРґСЂРµСЃР°С†РёСЏ<text:s/>СЃ<text:s/>Р±Р°Р·РёСЂРѕРІР</text:p>
      <text:p text:style-name="P1288">°РЅРёРµРј<text:s/>Рё<text:s/>РёРЅРґРµРєСЃРёСЂРѕРІР°РЅРё</text:p>
      <text:p text:style-name="P1289">РµРј</text:p>
      <text:p text:style-name="P1290">58 0031 <text:s/>BB 0003<text:tab/><text:tab/><text:tab/><text:s/>mov bx,3</text:p>
      <text:p text:style-name="P1291">59 0034 <text:s/>8A 81 0016 R<text:tab/><text:tab/><text:s/>mov al,matr[bx][di]</text:p>
      <text:p text:style-name="P1292">60 0038 <text:s/>8B 89 0016 R<text:tab/><text:tab/><text:s/>mov cx,matr[bx][di]</text:p>
      <text:p text:style-name="P1293">lr2.asm(53): warning A4031: Operand types must match</text:p>
      <text:p text:style-name="P1294">61<text:tab/><text:tab/><text:tab/><text:tab/><text:s/>;mov ax,matr[bx*4][di]</text:p>
      <text:p text:style-name="P1295">62 003C <text:s/>8A 47 03<text:tab/><text:tab/><text:tab/><text:s/>mov al,[bx]+3</text:p>
      <text:p text:style-name="P1296">63 003F <text:s/>8B 4F 03<text:tab/><text:tab/><text:tab/><text:s/>mov cx,3[bx]</text:p>
      <text:p text:style-name="P1297">64<text:tab/><text:tab/><text:tab/><text:tab/>;<text:s/>РџР РћР’Р•Р РљРђ<text:s/>Р Р•Р–РРњРћР’<text:s/>РђР”Р</text:p>
      <text:p text:style-name="P1298">Р•РЎРђР¦РР<text:s/>РЎ<text:s/>РЈР§Р•РўРћРњ<text:s/>РЎР•Р“РњР</text:p>
      <text:p text:style-name="P1299">•РќРўРћР’</text:p>
      <text:p text:style-name="P1300">65<text:tab/><text:tab/><text:tab/><text:tab/>;<text:s/>РџРµСЂРµРѕРїСЂРµРґРµР»РµРЅРёРµ<text:s/>СЃРµРі</text:p>
      <text:p text:style-name="P1301">РјРµРЅС‚Р°</text:p>
      <text:p text:style-name="P1302">66<text:tab/><text:tab/><text:tab/><text:tab/>; ------<text:s/>РІР°СЂРёР°РЅС‚<text:s/>1</text:p>
      <text:p text:style-name="P1303">67 0042 <text:s/>B8 ---- R<text:tab/><text:tab/><text:s/>mov ax, SEG vec2</text:p>
      <text:p text:style-name="P1304">68 0045 <text:s/>8E C0<text:tab/><text:tab/><text:tab/><text:s/>mov es, ax</text:p>
      <text:p text:style-name="P1305">69 0047 <text:s/>26: 8B 07<text:tab/><text:tab/><text:s/>mov ax, es:[bx]</text:p>
      <text:p text:style-name="P1306">70 004A <text:s/>B8 0000<text:tab/><text:tab/><text:tab/><text:s/>mov ax, 0</text:p>
      <text:p text:style-name="P1307">71<text:tab/><text:tab/><text:tab/><text:tab/>; ------<text:s/>РІР°СЂРёР°РЅС‚<text:s/>2</text:p>
      <text:p text:style-name="P1308">72 004D <text:s/>8E C0<text:tab/><text:tab/><text:tab/><text:s/>mov es, ax</text:p>
      <text:p text:style-name="P1309">73 004F <text:s/>1E<text:tab/><text:tab/><text:tab/><text:s/>push ds</text:p>
      <text:p text:style-name="P1310">74 0050 <text:s/>07<text:tab/><text:tab/><text:tab/><text:s/>pop es</text:p>
      <text:p text:style-name="P1311">75 0051 <text:s/>26: 8B 4F FF<text:tab/><text:tab/><text:s/>mov cx, es:[bx-1]</text:p>
      <text:p text:style-name="P1312">76 0055 <text:s/>91<text:tab/><text:tab/><text:tab/><text:s/>xchg cx,ax</text:p>
      <text:p text:style-name="P1313">77<text:tab/><text:tab/><text:tab/><text:tab/>; ------<text:s/>РІР°СЂРёР°РЅС‚<text:s/>3</text:p>
      <text:p text:style-name="P1314">78 0056 <text:s/>BF 0002<text:tab/><text:tab/><text:tab/><text:s/>mov di,ind</text:p>
      <text:p text:style-name="P1315">79 0059 <text:s/>26: 89 01<text:tab/><text:tab/><text:s/>mov es:[bx+di],ax</text:p>
      <text:p text:style-name="P1316">80<text:tab/><text:tab/><text:tab/><text:tab/>; ------<text:s/>РІР°СЂРёР°РЅС‚<text:s/>4</text:p>
      <text:p text:style-name="P1317">81 005C <text:s/>8B EC<text:tab/><text:tab/><text:tab/><text:s/>mov bp,sp</text:p>
      <text:p text:style-name="P1318">82<text:tab/><text:tab/><text:tab/><text:tab/><text:s/>;mov ax,matr[bp+bx]</text:p>
      <text:p text:style-name="P1319">83<text:tab/><text:tab/><text:tab/><text:tab/><text:s/>;mov ax,matr[bp+di+si]</text:p>
      <text:p text:style-name="P1320">84<text:tab/><text:tab/><text:tab/><text:tab/>;<text:s/>РСЃРїРѕР»СЊР·РѕРІР°РЅРёРµ<text:s/>СЃРµРіРјРµ</text:p>
      <text:p text:style-name="P1321">РЅС‚Р°<text:s/>СЃС‚РµРєР°</text:p>
      <text:p text:style-name="P1322">85 005E <text:s/>FF 36 0000 R<text:tab/><text:tab/><text:s/>push mem1</text:p>
      <text:p text:style-name="P1323">86 0062 <text:s/>FF 36 0002 R<text:tab/><text:tab/><text:s/>push mem2</text:p>
      <text:p text:style-name="P1324">87 0066 <text:s/>8B EC<text:tab/><text:tab/><text:tab/><text:s/>mov bp,sp</text:p>
      <text:p text:style-name="P1325">88 0068 <text:s/>8B 56 02<text:tab/><text:tab/><text:tab/><text:s/>mov dx,[bp]+2</text:p>
      <text:p text:style-name="P1326">89 006B <text:s/>CA 0002<text:tab/><text:tab/><text:tab/><text:s/>ret 2</text:p>
      <text:p text:style-name="P1327">90 006E<text:tab/><text:tab/><text:tab/><text:tab/>Main ENDP</text:p>
      <text:p text:style-name="P1328">91 006E<text:tab/><text:tab/><text:tab/><text:tab/>CODE ENDS</text:p>
      <text:p text:style-name="P1329">92<text:tab/><text:tab/><text:tab/><text:tab/><text:s/>END Main</text:p>
      <text:p text:style-name="P1330"><text:span text:style-name="T1331">Microsoft (R) Macro Assembler Version 5.10 <text:s text:c="17"/>11/26/22 20:42:1</text:span></text:p>
      <text:p text:style-name="P1332">Symbols-1</text:p>
      <text:p text:style-name="P1333"/>
      <text:p text:style-name="P1334"/>
      <text:p text:style-name="P1335">Segments and Groups:</text:p>
      <text:p text:style-name="P1336"/>
      <text:p text:style-name="P1337">N a m e <text:s text:c="8"/><text:tab/>Length<text:tab/><text:s/>Align<text:tab/>Combine Class</text:p>
      <text:p text:style-name="P1338"/>
      <text:p text:style-name="P1339">ASTACK . . . . . . . . . . . . . <text:s/><text:tab/>0018<text:tab/>PARA<text:tab/>STACK</text:p>
      <text:p text:style-name="P1340">CODE . . . . . . . . . . . . . . <text:s/><text:tab/>006E<text:tab/>PARA<text:tab/>NONE</text:p>
      <text:p text:style-name="P1341">DATA . . . . . . . . . . . . . . <text:s/><text:tab/>0026<text:tab/>PARA<text:tab/>NONE</text:p>
      <text:p text:style-name="P1342"/>
      <text:p text:style-name="P1343">Symbols:</text:p>
      <text:p text:style-name="P1344"/>
      <text:p text:style-name="P1345">N a m e <text:s text:c="8"/><text:tab/>Type<text:tab/><text:s/>Value<text:tab/><text:s/>Attr</text:p>
      <text:p text:style-name="P1346"/>
      <text:p text:style-name="P1347">EOL <text:s/>. . . . . . . . . . . . . . <text:s/><text:tab/>NUMBER<text:tab/>0024</text:p>
      <text:p text:style-name="P1348"/>
      <text:p text:style-name="P1349">IND <text:s/>. . . . . . . . . . . . . . <text:s/><text:tab/>NUMBER<text:tab/>0002</text:p>
      <text:p text:style-name="P1350"/>
      <text:p text:style-name="P1351">MAIN . . . . . . . . . . . . . . <text:s/><text:tab/>F PROC<text:tab/>0000<text:tab/>CODE<text:tab/>Length = 006E</text:p>
      <text:p text:style-name="P1352">MATR . . . . . . . . . . . . . . <text:s/><text:tab/>L BYTE<text:tab/>0016<text:tab/>DATA</text:p>
      <text:p text:style-name="P1353">MEM1 . . . . . . . . . . . . . . <text:s/><text:tab/>L WORD<text:tab/>0000<text:tab/>DATA</text:p>
      <text:p text:style-name="P1354">MEM2 . . . . . . . . . . . . . . <text:s/><text:tab/>L WORD<text:tab/>0002<text:tab/>DATA</text:p>
      <text:p text:style-name="P1355">MEM3 . . . . . . . . . . . . . . <text:s/><text:tab/>L WORD<text:tab/>0004<text:tab/>DATA</text:p>
      <text:p text:style-name="P1356"/>
      <text:p text:style-name="P1357">N1 . . . . . . . . . . . . . . . <text:s/><text:tab/>NUMBER<text:tab/>01F4</text:p>
      <text:p text:style-name="P1358">N2 . . . . . . . . . . . . . . . <text:s/><text:tab/>NUMBER<text:tab/>-0032</text:p>
      <text:p text:style-name="P1359"/>
      <text:p text:style-name="P1360">VEC1 . . . . . . . . . . . . . . <text:s/><text:tab/>L BYTE<text:tab/>0006<text:tab/>DATA</text:p>
      <text:p text:style-name="P1361">VEC2 . . . . . . . . . . . . . . <text:s/><text:tab/>L BYTE<text:tab/>000E<text:tab/>DATA</text:p>
      <text:p text:style-name="P1362"/>
      <text:p text:style-name="P1363">@CPU . . . . . . . . . . . . . . <text:s/><text:tab/>TEXT <text:s/>0101h</text:p>
      <text:p text:style-name="P1364">@FILENAME <text:s/>. . . . . . . . . . . <text:s/><text:tab/>TEXT <text:s/>lr2</text:p>
      <text:p text:style-name="P1365">@VERSION . . . . . . . . . . . . <text:s/><text:tab/>TEXT <text:s/>510</text:p>
      <text:p text:style-name="P1366"/>
      <text:p text:style-name="P1367"/>
      <text:p text:style-name="P1368">85 Source <text:s/>Lines</text:p>
      <text:p text:style-name="P1369">85 Total <text:s text:c="2"/>Lines</text:p>
      <text:p text:style-name="P1370">19 Symbols</text:p>
      <text:p text:style-name="P1371"/>
      <text:p text:style-name="P1372">47316 + 459944 Bytes symbol space free</text:p>
      <text:p text:style-name="P1373"/>
      <text:p text:style-name="P1374">2 Warning Errors</text:p>
      <text:p text:style-name="P1375"><text:span text:style-name="T1376">0 Severe <text:s/>Errors</text:span></text:p>
      <text:p text:style-name="P1377"/>
      <text:p text:style-name="P13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paragraph-properties style:vertical-align="baseline"/>
      <style:text-properties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style:vertical-align="baseline" fo:line-height="150%" fo:text-indent="0.4923in"/>
      <style:text-properties style:font-name="Times New Roman" style:font-name-asian="Times New Roman" style:font-name-complex="Times New Roman" style:letter-kerning="true" fo:font-size="14pt" style:font-size-asian="14pt" style:font-size-complex="12pt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text-properties style:font-name="Calibri" style:font-name-asian="Calibri" style:font-name-complex="Calibri" style:letter-kerning="true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TableGrid1" style:display-name="Table Grid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Текствыноски" style:display-name="Текст выноски" style:family="paragraph" style:parent-style-name="Обычный">
      <style:text-properties style:font-name="Tahoma" fo:font-size="8pt" style:font-size-asian="8pt" style:font-size-complex="7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letter-kerning="true" fo:font-size="8pt" style:font-size-asian="8pt" style:font-size-complex="7pt" style:language-asian="zh" style:country-asian="CN" style:language-complex="hi" style:country-complex="IN"/>
    </style:style>
    <style:style style:name="ОбычныйИнтернет" style:display-name="Обычный (Интернет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СтандартныйHTML" style:display-name="Стандартный HTML" style:family="paragraph" style:parent-style-name="Обычный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4923in" text:min-label-width="0.7187in" text:list-level-position-and-space-mode="label-alignment">
          <style:list-level-label-alignment text:label-followed-by="listtab" fo:margin-left="1.2111in" fo:text-indent="-0.7187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5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crosoft Office User</meta:initial-creator>
    <dc:creator>User</dc:creator>
    <meta:creation-date>2022-11-26T19:13:00Z</meta:creation-date>
    <dc:date>2022-11-26T19:13:00Z</dc:date>
    <meta:template xlink:href="Normal.dotm" xlink:type="simple"/>
    <meta:editing-cycles>3</meta:editing-cycles>
    <meta:editing-duration>PT60S</meta:editing-duration>
    <meta:document-statistic meta:page-count="1" meta:paragraph-count="25" meta:word-count="1924" meta:character-count="12866" meta:row-count="91" meta:non-whitespace-character-count="10967"/>
  </office:meta>
</office:document-meta>
</file>